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"/>
  <manifest:file-entry manifest:full-path="ObjectReplacements/Object 2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42" manifest:media-type=""/>
  <manifest:file-entry manifest:full-path="ObjectReplacements/Object 263" manifest:media-type="application/x-openoffice-gdimetafile;windows_formatname=&quot;GDIMetaFile&quot;"/>
  <manifest:file-entry manifest:full-path="ObjectReplacements/Object 53" manifest:media-type=""/>
  <manifest:file-entry manifest:full-path="ObjectReplacements/Object 2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98" manifest:media-type="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2" manifest:media-type=""/>
  <manifest:file-entry manifest:full-path="ObjectReplacements/Object 52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"/>
  <manifest:file-entry manifest:full-path="ObjectReplacements/Object 242" manifest:media-type="application/x-openoffice-gdimetafile;windows_formatname=&quot;GDIMetaFile&quot;"/>
  <manifest:file-entry manifest:full-path="ObjectReplacements/Object 32" manifest:media-type=""/>
  <manifest:file-entry manifest:full-path="ObjectReplacements/Object 243" manifest:media-type="application/x-openoffice-gdimetafile;windows_formatname=&quot;GDIMetaFile&quot;"/>
  <manifest:file-entry manifest:full-path="ObjectReplacements/Object 33" manifest:media-type=""/>
  <manifest:file-entry manifest:full-path="ObjectReplacements/Object 250" manifest:media-type=""/>
  <manifest:file-entry manifest:full-path="ObjectReplacements/Object 4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7f830a6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68b370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68b370a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68b370a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6d3ceda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72d1e" officeooo:paragraph-rsid="0636c0e0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68b370a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a9fc7e" officeooo:paragraph-rsid="06a9fc7e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110d7" officeooo:paragraph-rsid="06b110d7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67da2" officeooo:paragraph-rsid="06d7776e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f1cf2" officeooo:paragraph-rsid="075f1cf2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545e54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92ac25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27b57" officeooo:paragraph-rsid="0792ac25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1d4e74" officeooo:paragraph-rsid="079d2042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b747f0" officeooo:paragraph-rsid="07f24a87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f77e88" officeooo:paragraph-rsid="07f77e88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556b0" officeooo:paragraph-rsid="07ca6f9b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9d2042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d243e9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d9b90d" officeooo:paragraph-rsid="07f24a87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68b370a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68b370a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2ac25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ca6f9b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d2042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d243e9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7e8b9aa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ef64e5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f830a6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3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7e8b9aa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5203" officeooo:paragraph-rsid="068c75df" style:font-size-asian="12pt" style:font-weight-asian="normal" style:font-size-complex="12pt" style:font-weight-complex="normal"/>
    </style:style>
    <style:style style:name="P14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024dc" style:font-size-asian="12pt" style:font-weight-asian="normal" style:font-size-complex="12pt" style:font-weight-complex="normal"/>
    </style:style>
    <style:style style:name="P14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75b76" style:font-size-asian="12pt" style:font-weight-asian="normal" style:font-size-complex="12pt" style:font-weight-complex="normal"/>
    </style:style>
    <style:style style:name="P14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ef64e5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f830a6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a04a72" officeooo:paragraph-rsid="06a04a72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b110d7" officeooo:paragraph-rsid="06b39ca4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c27a02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7e8b9aa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10564" officeooo:paragraph-rsid="0830bb10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30bb10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19f26a1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830bb10" style:font-size-asian="12pt" style:font-weight-asian="normal" style:font-size-complex="12pt" style:font-weight-complex="normal"/>
    </style:style>
    <style:style style:name="P15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5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5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5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81994c6" officeooo:paragraph-rsid="0830bb10" style:font-size-asian="12pt" style:font-weight-asian="bold" style:font-size-complex="12pt" style:font-weight-complex="bold"/>
    </style:style>
    <style:style style:name="P156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57" style:family="paragraph" style:parent-style-name="Text_20_body">
      <style:paragraph-properties fo:text-align="start" style:justify-single-word="false"/>
      <style:text-properties style:font-name="Times New Roman" fo:font-size="12pt" officeooo:paragraph-rsid="07acc1cd" style:font-size-asian="12pt" style:font-size-complex="12pt"/>
    </style:style>
    <style:style style:name="P158" style:family="paragraph" style:parent-style-name="Heading_20_1">
      <style:text-properties style:font-name="Times New Roman" fo:font-size="16pt" style:font-size-asian="16pt" style:font-size-complex="16pt"/>
    </style:style>
    <style:style style:name="P159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160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161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162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163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164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73df3a7" officeooo:paragraph-rsid="0764d0ce" style:font-size-asian="16pt" style:font-weight-asian="bold" style:font-size-complex="16pt" style:font-weight-complex="bold"/>
    </style:style>
    <style:style style:name="P165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16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5ec487" officeooo:paragraph-rsid="07f24a87" style:font-size-asian="12pt" style:font-weight-asian="normal" style:font-size-complex="12pt" style:font-weight-complex="normal"/>
    </style:style>
    <style:style style:name="P16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bd8b61" officeooo:paragraph-rsid="07f24a87" style:font-size-asian="12pt" style:font-weight-asian="normal" style:font-size-complex="12pt" style:font-weight-complex="normal"/>
    </style:style>
    <style:style style:name="P16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54931f" officeooo:paragraph-rsid="085af910" style:font-size-asian="12pt" style:font-weight-asian="normal" style:font-size-complex="12pt" style:font-weight-complex="normal"/>
    </style:style>
    <style:style style:name="P16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5af910" style:font-size-asian="12pt" style:font-weight-asian="normal" style:font-size-complex="12pt" style:font-weight-complex="normal"/>
    </style:style>
    <style:style style:name="P17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7a62b1" style:font-size-asian="12pt" style:font-weight-asian="normal" style:font-size-complex="12pt" style:font-weight-complex="normal"/>
    </style:style>
    <style:style style:name="P17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7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7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5af910" style:font-size-asian="12pt" style:font-weight-asian="normal" style:font-size-complex="12pt" style:font-weight-complex="normal"/>
    </style:style>
    <style:style style:name="P17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895473" style:font-size-asian="12pt" style:font-weight-asian="normal" style:font-size-complex="12pt" style:font-weight-complex="normal"/>
    </style:style>
    <style:style style:name="P17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f830a6" style:font-size-asian="12pt" style:font-weight-asian="normal" style:font-size-complex="12pt" style:font-weight-complex="normal"/>
    </style:style>
    <style:style style:name="P17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8895473" style:font-size-asian="12pt" style:font-weight-asian="normal" style:font-size-complex="12pt" style:font-weight-complex="normal"/>
    </style:style>
    <style:style style:name="P17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7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78d1c5" style:font-size-asian="12pt" style:font-weight-asian="normal" style:font-size-complex="12pt" style:font-weight-complex="normal"/>
    </style:style>
    <style:style style:name="P17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8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18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70009b" officeooo:paragraph-rsid="08706bb2" style:font-size-asian="12pt" style:font-weight-asian="normal" style:font-size-complex="12pt" style:font-weight-complex="normal"/>
    </style:style>
    <style:style style:name="P18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870009b" officeooo:paragraph-rsid="08706bb2" style:font-size-asian="12pt" style:font-weight-asian="normal" style:font-size-complex="12pt" style:font-weight-complex="normal"/>
    </style:style>
    <style:style style:name="P18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45d3dcd" style:font-size-asian="12pt" style:font-weight-asian="normal" style:font-size-complex="12pt" style:font-weight-complex="normal"/>
    </style:style>
    <style:style style:name="P18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7da9a" style:font-size-asian="12pt" style:font-weight-asian="normal" style:font-size-complex="12pt" style:font-weight-complex="normal"/>
    </style:style>
    <style:style style:name="P18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95473" style:font-size-asian="12pt" style:font-weight-asian="normal" style:font-size-complex="12pt" style:font-weight-complex="normal"/>
    </style:style>
    <style:style style:name="P18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895473" style:font-size-asian="12pt" style:font-weight-asian="normal" style:font-size-complex="12pt" style:font-weight-complex="normal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580a368" style:font-weight-asian="bold" style:font-weight-complex="bold"/>
    </style:style>
    <style:style style:name="T12" style:family="text">
      <style:text-properties fo:font-weight="bold" officeooo:rsid="058187b9" style:font-weight-asian="bold" style:font-weight-complex="bold"/>
    </style:style>
    <style:style style:name="T13" style:family="text">
      <style:text-properties fo:font-weight="bold" officeooo:rsid="05883c22" style:font-weight-asian="bold" style:font-weight-complex="bold"/>
    </style:style>
    <style:style style:name="T14" style:family="text">
      <style:text-properties fo:font-weight="bold" officeooo:rsid="06ea2775" style:font-weight-asian="bold" style:font-weight-complex="bold"/>
    </style:style>
    <style:style style:name="T15" style:family="text">
      <style:text-properties fo:font-weight="bold" officeooo:rsid="002b81d6" style:font-weight-asian="bold" style:font-weight-complex="bold"/>
    </style:style>
    <style:style style:name="T16" style:family="text">
      <style:text-properties fo:font-weight="bold" officeooo:rsid="079e393b" style:font-weight-asian="bold" style:font-weight-complex="bold"/>
    </style:style>
    <style:style style:name="T17" style:family="text">
      <style:text-properties fo:font-weight="bold" officeooo:rsid="08102a68" style:font-weight-asian="bold" style:font-weight-complex="bold"/>
    </style:style>
    <style:style style:name="T18" style:family="text">
      <style:text-properties fo:font-weight="bold" officeooo:rsid="082f3f57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531ed" style:font-weight-asian="normal" style:font-weight-complex="normal"/>
    </style:style>
    <style:style style:name="T21" style:family="text">
      <style:text-properties fo:font-weight="normal" officeooo:rsid="0019eb61" style:font-weight-asian="normal" style:font-weight-complex="normal"/>
    </style:style>
    <style:style style:name="T22" style:family="text">
      <style:text-properties fo:font-weight="normal" officeooo:rsid="00d7b366" style:font-weight-asian="normal" style:font-weight-complex="normal"/>
    </style:style>
    <style:style style:name="T23" style:family="text">
      <style:text-properties fo:font-weight="normal" officeooo:rsid="00df3e44" style:font-weight-asian="normal" style:font-weight-complex="normal"/>
    </style:style>
    <style:style style:name="T24" style:family="text">
      <style:text-properties fo:font-weight="normal" officeooo:rsid="00e00e38" style:font-weight-asian="normal" style:font-weight-complex="normal"/>
    </style:style>
    <style:style style:name="T25" style:family="text">
      <style:text-properties fo:font-weight="normal" officeooo:rsid="00e1cdea" style:font-weight-asian="normal" style:font-weight-complex="normal"/>
    </style:style>
    <style:style style:name="T26" style:family="text">
      <style:text-properties fo:font-weight="normal" officeooo:rsid="014ced5f" style:font-weight-asian="normal" style:font-weight-complex="normal"/>
    </style:style>
    <style:style style:name="T27" style:family="text">
      <style:text-properties fo:font-weight="normal" officeooo:rsid="0155be70" style:font-weight-asian="normal" style:font-weight-complex="normal"/>
    </style:style>
    <style:style style:name="T28" style:family="text">
      <style:text-properties fo:font-weight="normal" officeooo:rsid="015ce502" style:font-weight-asian="normal" style:font-weight-complex="normal"/>
    </style:style>
    <style:style style:name="T29" style:family="text">
      <style:text-properties fo:font-weight="normal" officeooo:rsid="015d668a" style:font-weight-asian="normal" style:font-weight-complex="normal"/>
    </style:style>
    <style:style style:name="T30" style:family="text">
      <style:text-properties fo:font-weight="normal" officeooo:rsid="015f5928" style:font-weight-asian="normal" style:font-weight-complex="normal"/>
    </style:style>
    <style:style style:name="T31" style:family="text">
      <style:text-properties fo:font-weight="normal" officeooo:rsid="0189e82c" style:font-weight-asian="normal" style:font-weight-complex="normal"/>
    </style:style>
    <style:style style:name="T32" style:family="text">
      <style:text-properties fo:font-weight="normal" officeooo:rsid="018a5187" style:font-weight-asian="normal" style:font-weight-complex="normal"/>
    </style:style>
    <style:style style:name="T33" style:family="text">
      <style:text-properties fo:font-weight="normal" officeooo:rsid="01b8d132" style:font-weight-asian="normal" style:font-weight-complex="normal"/>
    </style:style>
    <style:style style:name="T34" style:family="text">
      <style:text-properties fo:font-weight="normal" officeooo:rsid="01f7379c" style:font-weight-asian="normal" style:font-weight-complex="normal"/>
    </style:style>
    <style:style style:name="T35" style:family="text">
      <style:text-properties fo:font-weight="normal" officeooo:rsid="02888261" style:font-weight-asian="normal" style:font-weight-complex="normal"/>
    </style:style>
    <style:style style:name="T36" style:family="text">
      <style:text-properties fo:font-weight="normal" officeooo:rsid="028c96d1" style:font-weight-asian="normal" style:font-weight-complex="normal"/>
    </style:style>
    <style:style style:name="T37" style:family="text">
      <style:text-properties fo:font-weight="normal" officeooo:rsid="028e224a" style:font-weight-asian="normal" style:font-weight-complex="normal"/>
    </style:style>
    <style:style style:name="T38" style:family="text">
      <style:text-properties fo:font-weight="normal" officeooo:rsid="029cd5c7" style:font-weight-asian="normal" style:font-weight-complex="normal"/>
    </style:style>
    <style:style style:name="T39" style:family="text">
      <style:text-properties fo:font-weight="normal" officeooo:rsid="02a5fda7" style:font-weight-asian="normal" style:font-weight-complex="normal"/>
    </style:style>
    <style:style style:name="T40" style:family="text">
      <style:text-properties fo:font-weight="normal" officeooo:rsid="02a70bac" style:font-weight-asian="normal" style:font-weight-complex="normal"/>
    </style:style>
    <style:style style:name="T41" style:family="text">
      <style:text-properties fo:font-weight="normal" officeooo:rsid="02dc4079" style:font-weight-asian="normal" style:font-weight-complex="normal"/>
    </style:style>
    <style:style style:name="T42" style:family="text">
      <style:text-properties fo:font-weight="normal" officeooo:rsid="02eaf4dd" style:font-weight-asian="normal" style:font-weight-complex="normal"/>
    </style:style>
    <style:style style:name="T43" style:family="text">
      <style:text-properties fo:font-weight="normal" officeooo:rsid="02ee6843" style:font-weight-asian="normal" style:font-weight-complex="normal"/>
    </style:style>
    <style:style style:name="T44" style:family="text">
      <style:text-properties fo:font-weight="normal" officeooo:rsid="014c05b8" style:font-weight-asian="normal" style:font-weight-complex="normal"/>
    </style:style>
    <style:style style:name="T45" style:family="text">
      <style:text-properties fo:font-weight="normal" officeooo:rsid="0388d323" style:font-weight-asian="normal" style:font-weight-complex="normal"/>
    </style:style>
    <style:style style:name="T46" style:family="text">
      <style:text-properties fo:font-weight="normal" officeooo:rsid="038c8e33" style:font-weight-asian="normal" style:font-weight-complex="normal"/>
    </style:style>
    <style:style style:name="T47" style:family="text">
      <style:text-properties fo:font-weight="normal" officeooo:rsid="038caa6f" style:font-weight-asian="normal" style:font-weight-complex="normal"/>
    </style:style>
    <style:style style:name="T48" style:family="text">
      <style:text-properties fo:font-weight="normal" officeooo:rsid="03b3eb51" style:font-weight-asian="normal" style:font-weight-complex="normal"/>
    </style:style>
    <style:style style:name="T49" style:family="text">
      <style:text-properties fo:font-weight="normal" officeooo:rsid="03d39325" style:font-weight-asian="normal" style:font-weight-complex="normal"/>
    </style:style>
    <style:style style:name="T50" style:family="text">
      <style:text-properties fo:font-weight="normal" officeooo:rsid="03ee2f07" style:font-weight-asian="normal" style:font-weight-complex="normal"/>
    </style:style>
    <style:style style:name="T51" style:family="text">
      <style:text-properties fo:font-weight="normal" officeooo:rsid="0420545c" style:font-weight-asian="normal" style:font-weight-complex="normal"/>
    </style:style>
    <style:style style:name="T52" style:family="text">
      <style:text-properties fo:font-weight="normal" officeooo:rsid="043787db" style:font-weight-asian="normal" style:font-weight-complex="normal"/>
    </style:style>
    <style:style style:name="T53" style:family="text">
      <style:text-properties fo:font-weight="normal" officeooo:rsid="04461c46" style:font-weight-asian="normal" style:font-weight-complex="normal"/>
    </style:style>
    <style:style style:name="T54" style:family="text">
      <style:text-properties fo:font-weight="normal" officeooo:rsid="04864b9b" style:font-weight-asian="normal" style:font-weight-complex="normal"/>
    </style:style>
    <style:style style:name="T55" style:family="text">
      <style:text-properties fo:font-weight="normal" officeooo:rsid="04ec6100" style:font-weight-asian="normal" style:font-weight-complex="normal"/>
    </style:style>
    <style:style style:name="T56" style:family="text">
      <style:text-properties fo:font-weight="normal" officeooo:rsid="04a3c36a" style:font-weight-asian="normal" style:font-weight-complex="normal"/>
    </style:style>
    <style:style style:name="T57" style:family="text">
      <style:text-properties fo:font-weight="normal" officeooo:rsid="04a72d1e" style:font-weight-asian="normal" style:font-weight-complex="normal"/>
    </style:style>
    <style:style style:name="T58" style:family="text">
      <style:text-properties fo:font-weight="normal" officeooo:rsid="054f3ff8" style:font-weight-asian="normal" style:font-weight-complex="normal"/>
    </style:style>
    <style:style style:name="T59" style:family="text">
      <style:text-properties fo:font-weight="normal" officeooo:rsid="059bf5e5" style:font-weight-asian="normal" style:font-weight-complex="normal"/>
    </style:style>
    <style:style style:name="T60" style:family="text">
      <style:text-properties fo:font-weight="normal" officeooo:rsid="05ae9954" style:font-weight-asian="normal" style:font-weight-complex="normal"/>
    </style:style>
    <style:style style:name="T61" style:family="text">
      <style:text-properties fo:font-weight="normal" officeooo:rsid="05b3355d" style:font-weight-asian="normal" style:font-weight-complex="normal"/>
    </style:style>
    <style:style style:name="T62" style:family="text">
      <style:text-properties fo:font-weight="normal" officeooo:rsid="05b563ac" style:font-weight-asian="normal" style:font-weight-complex="normal"/>
    </style:style>
    <style:style style:name="T63" style:family="text">
      <style:text-properties fo:font-weight="normal" officeooo:rsid="05b94bf3" style:font-weight-asian="normal" style:font-weight-complex="normal"/>
    </style:style>
    <style:style style:name="T64" style:family="text">
      <style:text-properties fo:font-weight="normal" officeooo:rsid="05ba7292" style:font-weight-asian="normal" style:font-weight-complex="normal"/>
    </style:style>
    <style:style style:name="T65" style:family="text">
      <style:text-properties fo:font-weight="normal" officeooo:rsid="05bf907a" style:font-weight-asian="normal" style:font-weight-complex="normal"/>
    </style:style>
    <style:style style:name="T66" style:family="text">
      <style:text-properties fo:font-weight="normal" officeooo:rsid="05d41919" style:font-weight-asian="normal" style:font-weight-complex="normal"/>
    </style:style>
    <style:style style:name="T67" style:family="text">
      <style:text-properties fo:font-weight="normal" officeooo:rsid="05db2234" style:font-weight-asian="normal" style:font-weight-complex="normal"/>
    </style:style>
    <style:style style:name="T68" style:family="text">
      <style:text-properties fo:font-weight="normal" officeooo:rsid="05df0f12" style:font-weight-asian="normal" style:font-weight-complex="normal"/>
    </style:style>
    <style:style style:name="T69" style:family="text">
      <style:text-properties fo:font-weight="normal" officeooo:rsid="02d2b09c" style:font-weight-asian="normal" style:font-weight-complex="normal"/>
    </style:style>
    <style:style style:name="T70" style:family="text">
      <style:text-properties fo:font-weight="normal" officeooo:rsid="05e4ebf4" style:font-weight-asian="normal" style:font-weight-complex="normal"/>
    </style:style>
    <style:style style:name="T71" style:family="text">
      <style:text-properties fo:font-weight="normal" officeooo:rsid="05e7bfc7" style:font-weight-asian="normal" style:font-weight-complex="normal"/>
    </style:style>
    <style:style style:name="T72" style:family="text">
      <style:text-properties fo:font-weight="normal" officeooo:rsid="05e90a92" style:font-weight-asian="normal" style:font-weight-complex="normal"/>
    </style:style>
    <style:style style:name="T73" style:family="text">
      <style:text-properties fo:font-weight="normal" officeooo:rsid="05ea3b93" style:font-weight-asian="normal" style:font-weight-complex="normal"/>
    </style:style>
    <style:style style:name="T74" style:family="text">
      <style:text-properties fo:font-weight="normal" officeooo:rsid="05ea47a0" style:font-weight-asian="normal" style:font-weight-complex="normal"/>
    </style:style>
    <style:style style:name="T75" style:family="text">
      <style:text-properties fo:font-weight="normal" officeooo:rsid="060098f0" style:font-weight-asian="normal" style:font-weight-complex="normal"/>
    </style:style>
    <style:style style:name="T76" style:family="text">
      <style:text-properties fo:font-weight="normal" officeooo:rsid="060207c8" style:font-weight-asian="normal" style:font-weight-complex="normal"/>
    </style:style>
    <style:style style:name="T77" style:family="text">
      <style:text-properties fo:font-weight="normal" officeooo:rsid="061e4e32" style:font-weight-asian="normal" style:font-weight-complex="normal"/>
    </style:style>
    <style:style style:name="T78" style:family="text">
      <style:text-properties fo:font-weight="normal" officeooo:rsid="06d31de0" style:font-weight-asian="normal" style:font-weight-complex="normal"/>
    </style:style>
    <style:style style:name="T79" style:family="text">
      <style:text-properties fo:font-weight="normal" officeooo:rsid="06e57b6f" style:font-weight-asian="normal" style:font-weight-complex="normal"/>
    </style:style>
    <style:style style:name="T80" style:family="text">
      <style:text-properties fo:font-weight="normal" officeooo:rsid="06e90204" style:font-weight-asian="normal" style:font-weight-complex="normal"/>
    </style:style>
    <style:style style:name="T81" style:family="text">
      <style:text-properties fo:font-weight="normal" officeooo:rsid="06eee45b" style:font-weight-asian="normal" style:font-weight-complex="normal"/>
    </style:style>
    <style:style style:name="T82" style:family="text">
      <style:text-properties fo:font-weight="normal" officeooo:rsid="06f06d4f" style:font-weight-asian="normal" style:font-weight-complex="normal"/>
    </style:style>
    <style:style style:name="T83" style:family="text">
      <style:text-properties fo:font-weight="normal" officeooo:rsid="06f0ba5f" style:font-weight-asian="normal" style:font-weight-complex="normal"/>
    </style:style>
    <style:style style:name="T84" style:family="text">
      <style:text-properties fo:font-weight="normal" officeooo:rsid="06f9a78e" style:font-weight-asian="normal" style:font-weight-complex="normal"/>
    </style:style>
    <style:style style:name="T85" style:family="text">
      <style:text-properties fo:font-weight="normal" officeooo:rsid="06fd6d83" style:font-weight-asian="normal" style:font-weight-complex="normal"/>
    </style:style>
    <style:style style:name="T86" style:family="text">
      <style:text-properties fo:font-weight="normal" officeooo:rsid="070137aa" style:font-weight-asian="normal" style:font-weight-complex="normal"/>
    </style:style>
    <style:style style:name="T87" style:family="text">
      <style:text-properties fo:font-weight="normal" officeooo:rsid="0702f988" style:font-weight-asian="normal" style:font-weight-complex="normal"/>
    </style:style>
    <style:style style:name="T88" style:family="text">
      <style:text-properties fo:font-weight="normal" officeooo:rsid="07055f0b" style:font-weight-asian="normal" style:font-weight-complex="normal"/>
    </style:style>
    <style:style style:name="T89" style:family="text">
      <style:text-properties fo:font-weight="normal" officeooo:rsid="070b7a11" style:font-weight-asian="normal" style:font-weight-complex="normal"/>
    </style:style>
    <style:style style:name="T90" style:family="text">
      <style:text-properties fo:font-weight="normal" officeooo:rsid="0710840a" style:font-weight-asian="normal" style:font-weight-complex="normal"/>
    </style:style>
    <style:style style:name="T91" style:family="text">
      <style:text-properties fo:font-weight="normal" officeooo:rsid="0718ca81" style:font-weight-asian="normal" style:font-weight-complex="normal"/>
    </style:style>
    <style:style style:name="T92" style:family="text">
      <style:text-properties fo:font-weight="normal" officeooo:rsid="071d4e74" style:font-weight-asian="normal" style:font-weight-complex="normal"/>
    </style:style>
    <style:style style:name="T93" style:family="text">
      <style:text-properties fo:font-weight="normal" officeooo:rsid="07372ed1" style:font-weight-asian="normal" style:font-weight-complex="normal"/>
    </style:style>
    <style:style style:name="T94" style:family="text">
      <style:text-properties fo:font-weight="normal" officeooo:rsid="07378e90" style:font-weight-asian="normal" style:font-weight-complex="normal"/>
    </style:style>
    <style:style style:name="T95" style:family="text">
      <style:text-properties fo:font-weight="normal" officeooo:rsid="07426de7" style:font-weight-asian="normal" style:font-weight-complex="normal"/>
    </style:style>
    <style:style style:name="T96" style:family="text">
      <style:text-properties fo:font-weight="normal" officeooo:rsid="074aa595" style:font-weight-asian="normal" style:font-weight-complex="normal"/>
    </style:style>
    <style:style style:name="T97" style:family="text">
      <style:text-properties fo:font-weight="normal" officeooo:rsid="075556b0" style:font-weight-asian="normal" style:font-weight-complex="normal"/>
    </style:style>
    <style:style style:name="T98" style:family="text">
      <style:text-properties fo:font-weight="normal" officeooo:rsid="07586599" style:font-weight-asian="normal" style:font-weight-complex="normal"/>
    </style:style>
    <style:style style:name="T99" style:family="text">
      <style:text-properties fo:font-weight="normal" officeooo:rsid="075f1cf2" style:font-weight-asian="normal" style:font-weight-complex="normal"/>
    </style:style>
    <style:style style:name="T100" style:family="text">
      <style:text-properties fo:font-weight="normal" officeooo:rsid="076134cd" style:font-weight-asian="normal" style:font-weight-complex="normal"/>
    </style:style>
    <style:style style:name="T101" style:family="text">
      <style:text-properties fo:font-weight="normal" officeooo:rsid="077198be" style:font-weight-asian="normal" style:font-weight-complex="normal"/>
    </style:style>
    <style:style style:name="T102" style:family="text">
      <style:text-properties fo:font-weight="normal" officeooo:rsid="0776312b" style:font-weight-asian="normal" style:font-weight-complex="normal"/>
    </style:style>
    <style:style style:name="T103" style:family="text">
      <style:text-properties fo:font-weight="normal" officeooo:rsid="07787692" style:font-weight-asian="normal" style:font-weight-complex="normal"/>
    </style:style>
    <style:style style:name="T104" style:family="text">
      <style:text-properties fo:font-weight="normal" officeooo:rsid="079d14b7" style:font-weight-asian="normal" style:font-weight-complex="normal"/>
    </style:style>
    <style:style style:name="T105" style:family="text">
      <style:text-properties fo:font-weight="normal" officeooo:rsid="079d2042" style:font-weight-asian="normal" style:font-weight-complex="normal"/>
    </style:style>
    <style:style style:name="T106" style:family="text">
      <style:text-properties fo:font-weight="normal" officeooo:rsid="07c5c8a1" style:font-weight-asian="normal" style:font-weight-complex="normal"/>
    </style:style>
    <style:style style:name="T107" style:family="text">
      <style:text-properties fo:font-weight="normal" officeooo:rsid="07c8eb36" style:font-weight-asian="normal" style:font-weight-complex="normal"/>
    </style:style>
    <style:style style:name="T108" style:family="text">
      <style:text-properties fo:font-weight="normal" officeooo:rsid="07cc25d3" style:font-weight-asian="normal" style:font-weight-complex="normal"/>
    </style:style>
    <style:style style:name="T109" style:family="text">
      <style:text-properties fo:font-weight="normal" officeooo:rsid="07cecf20" style:font-weight-asian="normal" style:font-weight-complex="normal"/>
    </style:style>
    <style:style style:name="T110" style:family="text">
      <style:text-properties fo:font-weight="normal" officeooo:rsid="07dd55ce" style:font-weight-asian="normal" style:font-weight-complex="normal"/>
    </style:style>
    <style:style style:name="T111" style:family="text">
      <style:text-properties fo:font-weight="normal" officeooo:rsid="084bd4af" style:font-weight-asian="normal" style:font-weight-complex="normal"/>
    </style:style>
    <style:style style:name="T112" style:family="text">
      <style:text-properties officeooo:rsid="001ffc65"/>
    </style:style>
    <style:style style:name="T113" style:family="text">
      <style:text-properties officeooo:rsid="002a3a98" style:font-name-asian="Microsoft YaHei" style:font-name-complex="Arial"/>
    </style:style>
    <style:style style:name="T114" style:family="text">
      <style:text-properties officeooo:rsid="00f6eb52" style:font-name-asian="Microsoft YaHei" style:font-name-complex="Arial"/>
    </style:style>
    <style:style style:name="T115" style:family="text">
      <style:text-properties officeooo:rsid="0181a2f0" style:font-name-asian="Microsoft YaHei" style:font-name-complex="Arial"/>
    </style:style>
    <style:style style:name="T116" style:family="text">
      <style:text-properties officeooo:rsid="02d7c421" style:font-name-asian="Microsoft YaHei" style:font-name-complex="Arial"/>
    </style:style>
    <style:style style:name="T117" style:family="text">
      <style:text-properties officeooo:rsid="04c5bebe" style:font-name-asian="Microsoft YaHei" style:font-name-complex="Arial"/>
    </style:style>
    <style:style style:name="T118" style:family="text">
      <style:text-properties officeooo:rsid="078cd1d7" style:font-name-asian="Microsoft YaHei" style:font-name-complex="Arial"/>
    </style:style>
    <style:style style:name="T119" style:family="text">
      <style:text-properties officeooo:rsid="078f2f47" style:font-name-asian="Microsoft YaHei" style:font-name-complex="Arial"/>
    </style:style>
    <style:style style:name="T120" style:family="text">
      <style:text-properties officeooo:rsid="00552b85"/>
    </style:style>
    <style:style style:name="T121" style:family="text">
      <style:text-properties officeooo:rsid="0058dbd6"/>
    </style:style>
    <style:style style:name="T122" style:family="text">
      <style:text-properties officeooo:rsid="0059a63b"/>
    </style:style>
    <style:style style:name="T123" style:family="text">
      <style:text-properties officeooo:rsid="005ce986"/>
    </style:style>
    <style:style style:name="T124" style:family="text">
      <style:text-properties officeooo:rsid="005dcff1"/>
    </style:style>
    <style:style style:name="T125" style:family="text">
      <style:text-properties officeooo:rsid="0067ec74"/>
    </style:style>
    <style:style style:name="T126" style:family="text">
      <style:text-properties officeooo:rsid="00f61deb"/>
    </style:style>
    <style:style style:name="T127" style:family="text">
      <style:text-properties officeooo:rsid="00f6eb52"/>
    </style:style>
    <style:style style:name="T128" style:family="text">
      <style:text-properties officeooo:rsid="00e1cdea"/>
    </style:style>
    <style:style style:name="T129" style:family="text">
      <style:text-properties officeooo:rsid="011f2fa0"/>
    </style:style>
    <style:style style:name="T130" style:family="text">
      <style:text-properties officeooo:rsid="0121fc9d"/>
    </style:style>
    <style:style style:name="T131" style:family="text">
      <style:text-properties officeooo:rsid="00df3e44"/>
    </style:style>
    <style:style style:name="T132" style:family="text">
      <style:text-properties officeooo:rsid="00e00e38"/>
    </style:style>
    <style:style style:name="T133" style:family="text">
      <style:text-properties officeooo:rsid="012a0a99"/>
    </style:style>
    <style:style style:name="T134" style:family="text">
      <style:text-properties officeooo:rsid="012c523c"/>
    </style:style>
    <style:style style:name="T135" style:family="text">
      <style:text-properties officeooo:rsid="012cedd7"/>
    </style:style>
    <style:style style:name="T136" style:family="text">
      <style:text-properties officeooo:rsid="0141adc4"/>
    </style:style>
    <style:style style:name="T137" style:family="text">
      <style:text-properties officeooo:rsid="01548860"/>
    </style:style>
    <style:style style:name="T138" style:family="text">
      <style:text-properties officeooo:rsid="016da9d0"/>
    </style:style>
    <style:style style:name="T139" style:family="text">
      <style:text-properties officeooo:rsid="016ea9a7"/>
    </style:style>
    <style:style style:name="T140" style:family="text">
      <style:text-properties officeooo:rsid="01ae295d"/>
    </style:style>
    <style:style style:name="T141" style:family="text">
      <style:text-properties officeooo:rsid="01b8d132"/>
    </style:style>
    <style:style style:name="T142" style:family="text">
      <style:text-properties officeooo:rsid="015d668a"/>
    </style:style>
    <style:style style:name="T143" style:family="text">
      <style:text-properties officeooo:rsid="01d7ce53"/>
    </style:style>
    <style:style style:name="T144" style:family="text">
      <style:text-properties officeooo:rsid="01d9ca5e"/>
    </style:style>
    <style:style style:name="T145" style:family="text">
      <style:text-properties officeooo:rsid="0140d341"/>
    </style:style>
    <style:style style:name="T146" style:family="text">
      <style:text-properties officeooo:rsid="011a8261"/>
    </style:style>
    <style:style style:name="T147" style:family="text">
      <style:text-properties officeooo:rsid="01f0672c"/>
    </style:style>
    <style:style style:name="T148" style:family="text">
      <style:text-properties officeooo:rsid="020311eb"/>
    </style:style>
    <style:style style:name="T149" style:family="text">
      <style:text-properties officeooo:rsid="0214a2be"/>
    </style:style>
    <style:style style:name="T150" style:family="text">
      <style:text-properties officeooo:rsid="021f8323"/>
    </style:style>
    <style:style style:name="T151" style:family="text">
      <style:text-properties officeooo:rsid="0220a642"/>
    </style:style>
    <style:style style:name="T152" style:family="text">
      <style:text-properties officeooo:rsid="024a90c7"/>
    </style:style>
    <style:style style:name="T153" style:family="text">
      <style:text-properties officeooo:rsid="02680635"/>
    </style:style>
    <style:style style:name="T154" style:family="text">
      <style:text-properties officeooo:rsid="026a6a98"/>
    </style:style>
    <style:style style:name="T155" style:family="text">
      <style:text-properties officeooo:rsid="0270edaa"/>
    </style:style>
    <style:style style:name="T156" style:family="text">
      <style:text-properties style:text-underline-style="none"/>
    </style:style>
    <style:style style:name="T157" style:family="text">
      <style:text-properties style:text-underline-style="none" officeooo:rsid="02814342"/>
    </style:style>
    <style:style style:name="T158" style:family="text">
      <style:text-properties style:text-underline-style="none" officeooo:rsid="02dc4079"/>
    </style:style>
    <style:style style:name="T159" style:family="text">
      <style:text-properties style:text-underline-style="none" officeooo:rsid="0266a03d"/>
    </style:style>
    <style:style style:name="T160" style:family="text">
      <style:text-properties style:text-underline-style="none" fo:font-weight="normal" officeooo:rsid="059bf5e5" style:font-weight-asian="normal" style:font-weight-complex="normal"/>
    </style:style>
    <style:style style:name="T161" style:family="text">
      <style:text-properties style:text-underline-style="none" fo:font-weight="normal" officeooo:rsid="05ae9954" style:font-weight-asian="normal" style:font-weight-complex="normal"/>
    </style:style>
    <style:style style:name="T162" style:family="text">
      <style:text-properties style:text-underline-style="none" fo:font-weight="normal" officeooo:rsid="05b3355d" style:font-weight-asian="normal" style:font-weight-complex="normal"/>
    </style:style>
    <style:style style:name="T163" style:family="text">
      <style:text-properties style:text-underline-style="none" fo:font-weight="normal" officeooo:rsid="05db2234" style:font-weight-asian="normal" style:font-weight-complex="normal"/>
    </style:style>
    <style:style style:name="T164" style:family="text">
      <style:text-properties style:text-underline-style="none" fo:font-weight="normal" officeooo:rsid="05b563ac" style:font-weight-asian="normal" style:font-weight-complex="normal"/>
    </style:style>
    <style:style style:name="T165" style:family="text">
      <style:text-properties style:text-underline-style="none" fo:font-weight="normal" officeooo:rsid="06165984" style:font-weight-asian="normal" style:font-weight-complex="normal"/>
    </style:style>
    <style:style style:name="T166" style:family="text">
      <style:text-properties style:text-underline-style="none" fo:font-weight="normal" officeooo:rsid="0617faa7" style:font-weight-asian="normal" style:font-weight-complex="normal"/>
    </style:style>
    <style:style style:name="T167" style:family="text">
      <style:text-properties style:text-underline-style="none" fo:font-weight="normal" officeooo:rsid="0618c2d6" style:font-weight-asian="normal" style:font-weight-complex="normal"/>
    </style:style>
    <style:style style:name="T168" style:family="text">
      <style:text-properties style:text-underline-style="none" fo:font-weight="normal" officeooo:rsid="05b94bf3" style:font-weight-asian="normal" style:font-weight-complex="normal"/>
    </style:style>
    <style:style style:name="T169" style:family="text">
      <style:text-properties style:text-underline-style="none" fo:font-weight="normal" officeooo:rsid="05ea3b93" style:font-weight-asian="normal" style:font-weight-complex="normal"/>
    </style:style>
    <style:style style:name="T170" style:family="text">
      <style:text-properties style:text-underline-style="none" fo:font-weight="normal" officeooo:rsid="05ba7292" style:font-weight-asian="normal" style:font-weight-complex="normal"/>
    </style:style>
    <style:style style:name="T171" style:family="text">
      <style:text-properties style:text-underline-style="none" fo:font-weight="normal" officeooo:rsid="05bf907a" style:font-weight-asian="normal" style:font-weight-complex="normal"/>
    </style:style>
    <style:style style:name="T172" style:family="text">
      <style:text-properties style:text-underline-style="none" fo:font-weight="normal" officeooo:rsid="05e90a92" style:font-weight-asian="normal" style:font-weight-complex="normal"/>
    </style:style>
    <style:style style:name="T173" style:family="text">
      <style:text-properties style:text-underline-style="none" fo:font-weight="normal" officeooo:rsid="062109a6" style:font-weight-asian="normal" style:font-weight-complex="normal"/>
    </style:style>
    <style:style style:name="T174" style:family="text">
      <style:text-properties style:text-underline-style="none" fo:font-weight="normal" officeooo:rsid="06218429" style:font-weight-asian="normal" style:font-weight-complex="normal"/>
    </style:style>
    <style:style style:name="T175" style:family="text">
      <style:text-properties style:text-underline-style="none" fo:font-weight="normal" officeooo:rsid="06275f7c" style:font-weight-asian="normal" style:font-weight-complex="normal"/>
    </style:style>
    <style:style style:name="T176" style:family="text">
      <style:text-properties style:text-underline-style="none" fo:font-weight="normal" officeooo:rsid="0629f681" style:font-weight-asian="normal" style:font-weight-complex="normal"/>
    </style:style>
    <style:style style:name="T177" style:family="text">
      <style:text-properties style:text-underline-style="none" fo:font-weight="normal" officeooo:rsid="062bcd38" style:font-weight-asian="normal" style:font-weight-complex="normal"/>
    </style:style>
    <style:style style:name="T178" style:family="text">
      <style:text-properties style:text-underline-style="none" fo:font-weight="normal" officeooo:rsid="062df195" style:font-weight-asian="normal" style:font-weight-complex="normal"/>
    </style:style>
    <style:style style:name="T179" style:family="text">
      <style:text-properties style:text-underline-style="none" fo:font-weight="normal" officeooo:rsid="055630a0" style:font-weight-asian="normal" style:font-weight-complex="normal"/>
    </style:style>
    <style:style style:name="T180" style:family="text">
      <style:text-properties style:text-underline-style="none" fo:font-weight="normal" officeooo:rsid="0630bde1" style:font-weight-asian="normal" style:font-weight-complex="normal"/>
    </style:style>
    <style:style style:name="T181" style:family="text">
      <style:text-properties style:text-underline-style="none" fo:font-weight="normal" officeooo:rsid="0630e6d2" style:font-weight-asian="normal" style:font-weight-complex="normal"/>
    </style:style>
    <style:style style:name="T182" style:family="text">
      <style:text-properties style:text-underline-style="none" fo:font-weight="normal" officeooo:rsid="0632634d" style:font-weight-asian="normal" style:font-weight-complex="normal"/>
    </style:style>
    <style:style style:name="T183" style:family="text">
      <style:text-properties style:text-underline-style="none" fo:font-weight="normal" officeooo:rsid="06340aab" style:font-weight-asian="normal" style:font-weight-complex="normal"/>
    </style:style>
    <style:style style:name="T184" style:family="text">
      <style:text-properties style:text-underline-style="none" fo:font-weight="normal" officeooo:rsid="0635ef67" style:font-weight-asian="normal" style:font-weight-complex="normal"/>
    </style:style>
    <style:style style:name="T185" style:family="text">
      <style:text-properties style:text-underline-style="none" fo:font-weight="normal" officeooo:rsid="06367ce3" style:font-weight-asian="normal" style:font-weight-complex="normal"/>
    </style:style>
    <style:style style:name="T186" style:family="text">
      <style:text-properties style:text-underline-style="none" fo:font-weight="normal" officeooo:rsid="065ec487" style:font-weight-asian="normal" style:font-weight-complex="normal"/>
    </style:style>
    <style:style style:name="T187" style:family="text">
      <style:text-properties style:text-underline-style="none" fo:font-weight="normal" officeooo:rsid="0660774a" style:font-weight-asian="normal" style:font-weight-complex="normal"/>
    </style:style>
    <style:style style:name="T188" style:family="text">
      <style:text-properties style:text-underline-style="none" fo:font-weight="normal" officeooo:rsid="084af9b9" style:font-weight-asian="normal" style:font-weight-complex="normal"/>
    </style:style>
    <style:style style:name="T189" style:family="text">
      <style:text-properties style:text-underline-style="none" fo:font-weight="normal" officeooo:rsid="086d43ea" style:font-weight-asian="normal" style:font-weight-complex="normal"/>
    </style:style>
    <style:style style:name="T190" style:family="text">
      <style:text-properties style:text-underline-style="none" officeooo:rsid="063f891b"/>
    </style:style>
    <style:style style:name="T191" style:family="text">
      <style:text-properties style:text-underline-style="none" officeooo:rsid="064258da"/>
    </style:style>
    <style:style style:name="T192" style:family="text">
      <style:text-properties style:text-underline-style="none" officeooo:rsid="055630a0"/>
    </style:style>
    <style:style style:name="T193" style:family="text">
      <style:text-properties style:text-underline-style="none" officeooo:rsid="0632634d"/>
    </style:style>
    <style:style style:name="T194" style:family="text">
      <style:text-properties style:text-underline-style="none" officeooo:rsid="0630e6d2"/>
    </style:style>
    <style:style style:name="T195" style:family="text">
      <style:text-properties style:text-underline-style="none" officeooo:rsid="0141adc4"/>
    </style:style>
    <style:style style:name="T196" style:family="text">
      <style:text-properties style:text-underline-style="none" officeooo:rsid="065d2d70"/>
    </style:style>
    <style:style style:name="T197" style:family="text">
      <style:text-properties style:text-underline-style="none" officeooo:rsid="067cb235"/>
    </style:style>
    <style:style style:name="T198" style:family="text">
      <style:text-properties style:text-underline-style="none" officeooo:rsid="0660774a"/>
    </style:style>
    <style:style style:name="T199" style:family="text">
      <style:text-properties style:text-underline-style="none" officeooo:rsid="07d62d77"/>
    </style:style>
    <style:style style:name="T200" style:family="text">
      <style:text-properties style:text-underline-style="none" officeooo:rsid="07d6dbec"/>
    </style:style>
    <style:style style:name="T201" style:family="text">
      <style:text-properties style:text-underline-style="none" officeooo:rsid="07b747f0"/>
    </style:style>
    <style:style style:name="T202" style:family="text">
      <style:text-properties style:text-underline-style="none" officeooo:rsid="088b8f2f"/>
    </style:style>
    <style:style style:name="T203" style:family="text">
      <style:text-properties style:text-underline-style="solid" style:text-underline-width="auto" style:text-underline-color="font-color"/>
    </style:style>
    <style:style style:name="T204" style:family="text">
      <style:text-properties style:text-underline-style="solid" style:text-underline-width="auto" style:text-underline-color="font-color" officeooo:rsid="02dc4079"/>
    </style:style>
    <style:style style:name="T205" style:family="text">
      <style:text-properties style:text-underline-style="solid" style:text-underline-width="auto" style:text-underline-color="font-color" officeooo:rsid="064258da"/>
    </style:style>
    <style:style style:name="T206" style:family="text">
      <style:text-properties officeooo:rsid="014c05b8"/>
    </style:style>
    <style:style style:name="T207" style:family="text">
      <style:text-properties officeooo:rsid="02ab25e9"/>
    </style:style>
    <style:style style:name="T208" style:family="text">
      <style:text-properties officeooo:rsid="02b05c9a"/>
    </style:style>
    <style:style style:name="T209" style:family="text">
      <style:text-properties officeooo:rsid="02bcce71"/>
    </style:style>
    <style:style style:name="T210" style:family="text">
      <style:text-properties officeooo:rsid="02c5db6a"/>
    </style:style>
    <style:style style:name="T211" style:family="text">
      <style:text-properties officeooo:rsid="02c87df4"/>
    </style:style>
    <style:style style:name="T212" style:family="text">
      <style:text-properties officeooo:rsid="02d072df"/>
    </style:style>
    <style:style style:name="T213" style:family="text">
      <style:text-properties officeooo:rsid="033c50a9"/>
    </style:style>
    <style:style style:name="T214" style:family="text">
      <style:text-properties officeooo:rsid="01536506"/>
    </style:style>
    <style:style style:name="T215" style:family="text">
      <style:text-properties officeooo:rsid="03413198"/>
    </style:style>
    <style:style style:name="T216" style:family="text">
      <style:text-properties officeooo:rsid="0349821d"/>
    </style:style>
    <style:style style:name="T217" style:family="text">
      <style:text-properties officeooo:rsid="036b94d4"/>
    </style:style>
    <style:style style:name="T218" style:family="text">
      <style:text-properties officeooo:rsid="036ce6ed"/>
    </style:style>
    <style:style style:name="T219" style:family="text">
      <style:text-properties officeooo:rsid="03c1c04b"/>
    </style:style>
    <style:style style:name="T220" style:family="text">
      <style:text-properties officeooo:rsid="03e322e9"/>
    </style:style>
    <style:style style:name="T221" style:family="text">
      <style:text-properties officeooo:rsid="03e6885b"/>
    </style:style>
    <style:style style:name="T222" style:family="text">
      <style:text-properties officeooo:rsid="03ebb4ed"/>
    </style:style>
    <style:style style:name="T223" style:family="text">
      <style:text-properties officeooo:rsid="03fd9122"/>
    </style:style>
    <style:style style:name="T224" style:family="text">
      <style:text-properties officeooo:rsid="0404489d"/>
    </style:style>
    <style:style style:name="T225" style:family="text">
      <style:text-properties officeooo:rsid="0410b5e4"/>
    </style:style>
    <style:style style:name="T226" style:family="text">
      <style:text-properties fo:font-style="normal" style:font-style-asian="normal"/>
    </style:style>
    <style:style style:name="T227" style:family="text">
      <style:text-properties officeooo:rsid="015f5928"/>
    </style:style>
    <style:style style:name="T228" style:family="text">
      <style:text-properties officeooo:rsid="0018aeb1"/>
    </style:style>
    <style:style style:name="T229" style:family="text">
      <style:text-properties officeooo:rsid="0036f184"/>
    </style:style>
    <style:style style:name="T230" style:family="text">
      <style:text-properties officeooo:rsid="0019e209"/>
    </style:style>
    <style:style style:name="T231" style:family="text">
      <style:text-properties officeooo:rsid="00a93c8c"/>
    </style:style>
    <style:style style:name="T232" style:family="text">
      <style:text-properties officeooo:rsid="042bbd0c"/>
    </style:style>
    <style:style style:name="T233" style:family="text">
      <style:text-properties officeooo:rsid="042d3974"/>
    </style:style>
    <style:style style:name="T234" style:family="text">
      <style:text-properties officeooo:rsid="042e52e6"/>
    </style:style>
    <style:style style:name="T235" style:family="text">
      <style:text-properties officeooo:rsid="043787db"/>
    </style:style>
    <style:style style:name="T236" style:family="text">
      <style:text-properties officeooo:rsid="04461c46"/>
    </style:style>
    <style:style style:name="T237" style:family="text">
      <style:text-properties officeooo:rsid="045d3dcd"/>
    </style:style>
    <style:style style:name="T238" style:family="text">
      <style:text-properties officeooo:rsid="00b5ad1d"/>
    </style:style>
    <style:style style:name="T239" style:family="text">
      <style:text-properties officeooo:rsid="00b71f47"/>
    </style:style>
    <style:style style:name="T240" style:family="text">
      <style:text-properties officeooo:rsid="00af1993"/>
    </style:style>
    <style:style style:name="T241" style:family="text">
      <style:text-properties officeooo:rsid="00b16453"/>
    </style:style>
    <style:style style:name="T242" style:family="text">
      <style:text-properties officeooo:rsid="04643918"/>
    </style:style>
    <style:style style:name="T243" style:family="text">
      <style:text-properties officeooo:rsid="0468fc53"/>
    </style:style>
    <style:style style:name="T244" style:family="text">
      <style:text-properties officeooo:rsid="048a1955"/>
    </style:style>
    <style:style style:name="T245" style:family="text">
      <style:text-properties officeooo:rsid="03ee2f07"/>
    </style:style>
    <style:style style:name="T246" style:family="text">
      <style:text-properties officeooo:rsid="049139d3"/>
    </style:style>
    <style:style style:name="T247" style:family="text">
      <style:text-properties officeooo:rsid="03b5e694"/>
    </style:style>
    <style:style style:name="T248" style:family="text">
      <style:text-properties officeooo:rsid="04d8c0c1"/>
    </style:style>
    <style:style style:name="T249" style:family="text">
      <style:text-properties officeooo:rsid="04e7c586"/>
    </style:style>
    <style:style style:name="T250" style:family="text">
      <style:text-properties officeooo:rsid="0523c093"/>
    </style:style>
    <style:style style:name="T251" style:family="text">
      <style:text-properties officeooo:rsid="0531c85b"/>
    </style:style>
    <style:style style:name="T252" style:family="text">
      <style:text-properties officeooo:rsid="0537a548"/>
    </style:style>
    <style:style style:name="T253" style:family="text">
      <style:text-properties officeooo:rsid="053abf9a"/>
    </style:style>
    <style:style style:name="T254" style:family="text">
      <style:text-properties officeooo:rsid="053bea03"/>
    </style:style>
    <style:style style:name="T255" style:family="text">
      <style:text-properties officeooo:rsid="0540678e"/>
    </style:style>
    <style:style style:name="T256" style:family="text">
      <style:text-properties officeooo:rsid="0540a7ce"/>
    </style:style>
    <style:style style:name="T257" style:family="text">
      <style:text-properties officeooo:rsid="05512bfa"/>
    </style:style>
    <style:style style:name="T258" style:family="text">
      <style:text-properties officeooo:rsid="0551c172"/>
    </style:style>
    <style:style style:name="T259" style:family="text">
      <style:text-properties officeooo:rsid="055630a0"/>
    </style:style>
    <style:style style:name="T260" style:family="text">
      <style:text-properties officeooo:rsid="05637994"/>
    </style:style>
    <style:style style:name="T261" style:family="text">
      <style:text-properties officeooo:rsid="056cc93a"/>
    </style:style>
    <style:style style:name="T262" style:family="text">
      <style:text-properties officeooo:rsid="0573e5c7"/>
    </style:style>
    <style:style style:name="T263" style:family="text">
      <style:text-properties officeooo:rsid="058187b9"/>
    </style:style>
    <style:style style:name="T264" style:family="text">
      <style:text-properties officeooo:rsid="05840ffb"/>
    </style:style>
    <style:style style:name="T265" style:family="text">
      <style:text-properties officeooo:rsid="05883c22"/>
    </style:style>
    <style:style style:name="T266" style:family="text">
      <style:text-properties officeooo:rsid="058a1dfd"/>
    </style:style>
    <style:style style:name="T267" style:family="text">
      <style:text-properties officeooo:rsid="0521d263"/>
    </style:style>
    <style:style style:name="T268" style:family="text">
      <style:text-properties officeooo:rsid="058d1e20"/>
    </style:style>
    <style:style style:name="T269" style:family="text">
      <style:text-properties officeooo:rsid="05cc65e5"/>
    </style:style>
    <style:style style:name="T270" style:family="text">
      <style:text-properties officeooo:rsid="05cd3167"/>
    </style:style>
    <style:style style:name="T271" style:family="text">
      <style:text-properties officeooo:rsid="05ceff54"/>
    </style:style>
    <style:style style:name="T272" style:family="text">
      <style:text-properties fo:color="#000000" loext:opacity="100%"/>
    </style:style>
    <style:style style:name="T273" style:family="text">
      <style:text-properties officeooo:rsid="0630bde1"/>
    </style:style>
    <style:style style:name="T274" style:family="text">
      <style:text-properties officeooo:rsid="0630e6d2"/>
    </style:style>
    <style:style style:name="T275" style:family="text">
      <style:text-properties officeooo:rsid="0632634d"/>
    </style:style>
    <style:style style:name="T276" style:family="text">
      <style:text-properties officeooo:rsid="063f891b"/>
    </style:style>
    <style:style style:name="T277" style:family="text">
      <style:text-properties officeooo:rsid="064258da"/>
    </style:style>
    <style:style style:name="T278" style:family="text">
      <style:text-properties officeooo:rsid="0266a03d"/>
    </style:style>
    <style:style style:name="T279" style:family="text">
      <style:text-properties officeooo:rsid="04c3f600"/>
    </style:style>
    <style:style style:name="T280" style:family="text">
      <style:text-properties officeooo:rsid="0687f7f1"/>
    </style:style>
    <style:style style:name="T281" style:family="text">
      <style:text-properties officeooo:rsid="014ced5f"/>
    </style:style>
    <style:style style:name="T282" style:family="text">
      <style:text-properties officeooo:rsid="0155be70"/>
    </style:style>
    <style:style style:name="T283" style:family="text">
      <style:text-properties officeooo:rsid="015ce502"/>
    </style:style>
    <style:style style:name="T284" style:family="text">
      <style:text-properties officeooo:rsid="028e224a"/>
    </style:style>
    <style:style style:name="T285" style:family="text">
      <style:text-properties officeooo:rsid="02888261"/>
    </style:style>
    <style:style style:name="T286" style:family="text">
      <style:text-properties officeooo:rsid="068c75df"/>
    </style:style>
    <style:style style:name="T287" style:family="text">
      <style:text-properties officeooo:rsid="06924a9f"/>
    </style:style>
    <style:style style:name="T288" style:family="text">
      <style:text-properties officeooo:rsid="0694368c"/>
    </style:style>
    <style:style style:name="T289" style:family="text">
      <style:text-properties officeooo:rsid="0698b5d2"/>
    </style:style>
    <style:style style:name="T290" style:family="text">
      <style:text-properties officeooo:rsid="06a2245f"/>
    </style:style>
    <style:style style:name="T291" style:family="text">
      <style:text-properties officeooo:rsid="06a2e7ae"/>
    </style:style>
    <style:style style:name="T292" style:family="text">
      <style:text-properties officeooo:rsid="06a2e806"/>
    </style:style>
    <style:style style:name="T293" style:family="text">
      <style:text-properties officeooo:rsid="06a4d04a"/>
    </style:style>
    <style:style style:name="T294" style:family="text">
      <style:text-properties officeooo:rsid="06c54271"/>
    </style:style>
    <style:style style:name="T295" style:family="text">
      <style:text-properties officeooo:rsid="06c609ea"/>
    </style:style>
    <style:style style:name="T296" style:family="text">
      <style:text-properties officeooo:rsid="06c6be79"/>
    </style:style>
    <style:style style:name="T297" style:family="text">
      <style:text-properties officeooo:rsid="06cb78c7"/>
    </style:style>
    <style:style style:name="T298" style:family="text">
      <style:text-properties officeooo:rsid="06cd57a3"/>
    </style:style>
    <style:style style:name="T299" style:family="text">
      <style:text-properties officeooo:rsid="06d58571"/>
    </style:style>
    <style:style style:name="T300" style:family="text">
      <style:text-properties officeooo:rsid="06da2a9c"/>
    </style:style>
    <style:style style:name="T301" style:family="text">
      <style:text-properties officeooo:rsid="06dc56a7"/>
    </style:style>
    <style:style style:name="T302" style:family="text">
      <style:text-properties officeooo:rsid="06dcd6aa"/>
    </style:style>
    <style:style style:name="T303" style:family="text">
      <style:text-properties officeooo:rsid="06e392b1"/>
    </style:style>
    <style:style style:name="T304" style:family="text">
      <style:text-properties officeooo:rsid="06e3fdf1"/>
    </style:style>
    <style:style style:name="T305" style:family="text">
      <style:text-properties officeooo:rsid="06ea2775"/>
    </style:style>
    <style:style style:name="T306" style:family="text">
      <style:text-properties officeooo:rsid="07658a33"/>
    </style:style>
    <style:style style:name="T307" style:family="text">
      <style:text-properties officeooo:rsid="06eee45b"/>
    </style:style>
    <style:style style:name="T308" style:family="text">
      <style:text-properties officeooo:rsid="06f06d4f"/>
    </style:style>
    <style:style style:name="T309" style:family="text">
      <style:text-properties officeooo:rsid="070137aa"/>
    </style:style>
    <style:style style:name="T310" style:family="text">
      <style:text-properties officeooo:rsid="06f0ba5f"/>
    </style:style>
    <style:style style:name="T311" style:family="text">
      <style:text-properties officeooo:rsid="06fd6d83"/>
    </style:style>
    <style:style style:name="T312" style:family="text">
      <style:text-properties officeooo:rsid="075f1cf2"/>
    </style:style>
    <style:style style:name="T313" style:family="text">
      <style:text-properties officeooo:rsid="076134cd"/>
    </style:style>
    <style:style style:name="T314" style:family="text">
      <style:text-properties officeooo:rsid="06f9a78e"/>
    </style:style>
    <style:style style:name="T315" style:family="text">
      <style:text-properties officeooo:rsid="06e57b6f"/>
    </style:style>
    <style:style style:name="T316" style:family="text">
      <style:text-properties officeooo:rsid="06e90204"/>
    </style:style>
    <style:style style:name="T317" style:family="text">
      <style:text-properties officeooo:rsid="0702f988"/>
    </style:style>
    <style:style style:name="T318" style:family="text">
      <style:text-properties officeooo:rsid="070b7a11"/>
    </style:style>
    <style:style style:name="T319" style:family="text">
      <style:text-properties officeooo:rsid="077198be"/>
    </style:style>
    <style:style style:name="T320" style:family="text">
      <style:text-properties officeooo:rsid="0776312b"/>
    </style:style>
    <style:style style:name="T321" style:family="text">
      <style:text-properties officeooo:rsid="07372ed1"/>
    </style:style>
    <style:style style:name="T322" style:family="text">
      <style:text-properties officeooo:rsid="07426de7"/>
    </style:style>
    <style:style style:name="T323" style:family="text">
      <style:text-properties officeooo:rsid="07378e90"/>
    </style:style>
    <style:style style:name="T324" style:family="text">
      <style:text-properties officeooo:rsid="07787692"/>
    </style:style>
    <style:style style:name="T325" style:family="text">
      <style:text-properties officeooo:rsid="0792ac25"/>
    </style:style>
    <style:style style:name="T326" style:family="text">
      <style:text-properties officeooo:rsid="07953926"/>
    </style:style>
    <style:style style:name="T327" style:family="text">
      <style:text-properties officeooo:rsid="079fc458"/>
    </style:style>
    <style:style style:name="T328" style:family="text">
      <style:text-properties officeooo:rsid="07a11fd4"/>
    </style:style>
    <style:style style:name="T329" style:family="text">
      <style:text-properties officeooo:rsid="07a3d5cb"/>
    </style:style>
    <style:style style:name="T330" style:family="text">
      <style:text-properties officeooo:rsid="07a46ab4"/>
    </style:style>
    <style:style style:name="T331" style:family="text">
      <style:text-properties officeooo:rsid="07a57248"/>
    </style:style>
    <style:style style:name="T332" style:family="text">
      <style:text-properties officeooo:rsid="07a754ef"/>
    </style:style>
    <style:style style:name="T333" style:family="text">
      <style:text-properties officeooo:rsid="07aafc01"/>
    </style:style>
    <style:style style:name="T334" style:family="text">
      <style:text-properties officeooo:rsid="07abb50c"/>
    </style:style>
    <style:style style:name="T335" style:family="text">
      <style:text-properties officeooo:rsid="07acc1cd"/>
    </style:style>
    <style:style style:name="T336" style:family="text">
      <style:text-properties officeooo:rsid="07ae3c7a"/>
    </style:style>
    <style:style style:name="T337" style:family="text">
      <style:text-properties officeooo:rsid="07d9b90d"/>
    </style:style>
    <style:style style:name="T338" style:family="text">
      <style:text-properties officeooo:rsid="08115b3e"/>
    </style:style>
    <style:style style:name="T339" style:family="text">
      <style:text-properties officeooo:rsid="0812837b"/>
    </style:style>
    <style:style style:name="T340" style:family="text">
      <style:text-properties officeooo:rsid="08144456"/>
    </style:style>
    <style:style style:name="T341" style:family="text">
      <style:text-properties officeooo:rsid="0816334b"/>
    </style:style>
    <style:style style:name="T342" style:family="text">
      <style:text-properties officeooo:rsid="08179461"/>
    </style:style>
    <style:style style:name="T343" style:family="text">
      <style:text-properties officeooo:rsid="081b5e95"/>
    </style:style>
    <style:style style:name="T344" style:family="text">
      <style:text-properties officeooo:rsid="081dab6e"/>
    </style:style>
    <style:style style:name="T345" style:family="text">
      <style:text-properties officeooo:rsid="081eb317"/>
    </style:style>
    <style:style style:name="T346" style:family="text">
      <style:text-properties officeooo:rsid="0820a6dd"/>
    </style:style>
    <style:style style:name="T347" style:family="text">
      <style:text-properties officeooo:rsid="08215de5"/>
    </style:style>
    <style:style style:name="T348" style:family="text">
      <style:text-properties officeooo:rsid="082257bd"/>
    </style:style>
    <style:style style:name="T349" style:family="text">
      <style:text-properties officeooo:rsid="0824751d"/>
    </style:style>
    <style:style style:name="T350" style:family="text">
      <style:text-properties officeooo:rsid="08280603"/>
    </style:style>
    <style:style style:name="T351" style:family="text">
      <style:text-properties officeooo:rsid="0829a2ec"/>
    </style:style>
    <style:style style:name="T352" style:family="text">
      <style:text-properties officeooo:rsid="082dbe79"/>
    </style:style>
    <style:style style:name="T353" style:family="text">
      <style:text-properties officeooo:rsid="0854fa43"/>
    </style:style>
    <style:style style:name="T354" style:family="text">
      <style:text-properties officeooo:rsid="0859e45b"/>
    </style:style>
    <style:style style:name="T355" style:family="text">
      <style:text-properties officeooo:rsid="086a672d"/>
    </style:style>
    <style:style style:name="T356" style:family="text">
      <style:text-properties officeooo:rsid="086ba121"/>
    </style:style>
    <style:style style:name="T357" style:family="text">
      <style:text-properties officeooo:rsid="086ca09e"/>
    </style:style>
    <style:style style:name="T358" style:family="text">
      <style:text-properties officeooo:rsid="08706bb2"/>
    </style:style>
    <style:style style:name="T359" style:family="text">
      <style:text-properties officeooo:rsid="087de906"/>
    </style:style>
    <style:style style:name="T360" style:family="text">
      <style:text-properties officeooo:rsid="087fbf0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.201cm" fo:margin-right="0.201cm" style:print-content="true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4" style:family="graphic" style:parent-style-name="Formula">
      <style:graphic-properties fo:margin-left="0.201cm" fo:margin-right="0.20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<text:span text:style-name="T328">deep</text:span> mathematical understanding of <text:span text:style-name="T327">DNNs</text:span></text:p>
      <text:p text:style-name="P4"/>
      <text:p text:style-name="P5">Jiang J.</text:p>
      <text:p text:style-name="P5">Data Engineer, Data Scientist</text:p>
      <text:p text:style-name="P5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6">France</text:p>
      <text:p text:style-name="P4"/>
      <text:h text:style-name="P159" text:outline-level="1">1 – Introduction</text:h>
      <text:p text:style-name="P156"/>
      <text:p text:style-name="P156">Frameworks such as Tensor<text:span text:style-name="T112">F</text:span>low or Py<text:span text:style-name="T112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126">T</text:span>he <text:span text:style-name="T4">proper</text:span> math aspect <text:span text:style-name="T7">is</text:span> <text:span text:style-name="T7">little by little </text:span>forgotten.</text:p>
      <text:p text:style-name="P157">The objective is to do a summary of the important propositions <text:span text:style-name="T330">of</text:span><text:span text:style-name="T329"> dense neural network</text:span><text:span text:style-name="T331">s</text:span><text:span text:style-name="T329"> (DNN)</text:span>. These propositions will be mathematically proven. <text:span text:style-name="T8">The </text:span><text:span text:style-name="T122">subject</text:span><text:span text:style-name="T8"> </text:span><text:span text:style-name="T333">used </text:span><text:span text:style-name="T334">as</text:span><text:span text:style-name="T333"> reference</text:span><text:span text:style-name="T123"> </text:span><text:span text:style-name="T124">is</text:span><text:span text:style-name="T8"> </text:span><text:span text:style-name="T120">a multi-class classification problem </text:span><text:span text:style-name="T121">with</text:span><text:span text:style-name="T8"> – dense layers, </text:span><text:span text:style-name="T8"><draw:frame draw:style-name="fr4" draw:name="Objet139" text:anchor-type="as-char" svg:width="1.252cm" svg:height="0.467cm" draw:z-index="5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4" draw:name="Objet142" text:anchor-type="as-char" svg:width="1.64cm" svg:height="0.467cm" draw:z-index="6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</text:span><text:span text:style-name="T332">and </text:span><text:span text:style-name="T8">Stochastic gradient descent optimizer. </text:span><text:span text:style-name="T335">But all the elements below </text:span><text:span text:style-name="T125">can be easily re-used or </text:span><text:span text:style-name="T232">re-define</text:span><text:span text:style-name="T233">d</text:span><text:span text:style-name="T125"> to cover regression</text:span><text:span text:style-name="T234">s</text:span><text:span text:style-name="T125">.</text:span></text:p>
      <text:p text:style-name="P156"/>
      <text:h text:style-name="P160" text:outline-level="1">2 – <text:span text:style-name="T9">Notation and Nomenclature</text:span></text:h>
      <text:p text:style-name="P29"/>
      <text:p text:style-name="P102">Definition –<text:span text:style-name="T19"> </text:span><text:span text:style-name="T26">Let</text:span><text:span text:style-name="T26"><draw:frame draw:style-name="fr1" draw:name="Objet43" text:anchor-type="as-char" svg:width="0.524cm" svg:height="0.326cm" draw:z-index="7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27">a</text:span><text:span text:style-name="T28"> non-empty </text:span><text:span text:style-name="T37">open</text:span><text:span text:style-name="T28"> </text:span><text:span text:style-name="T35">subset </text:span><text:span text:style-name="T27">of</text:span><text:span text:style-name="T27"><draw:frame draw:style-name="fr1" draw:name="Objet52" text:anchor-type="as-char" svg:width="0.744cm" svg:height="0.527cm" draw:z-index="8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6">, </text:span><text:span text:style-name="T36"><draw:frame draw:style-name="fr1" draw:name="Objet53" text:anchor-type="as-char" svg:width="0.912cm" svg:height="0.531cm" draw:z-index="9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43">a</text:span><text:span text:style-name="T42"> </text:span><text:span text:style-name="T37">norm </text:span><text:span text:style-name="T39">on</text:span><text:span text:style-name="T38"><draw:frame draw:style-name="fr1" draw:name="Objet62" text:anchor-type="as-char" svg:width="0.744cm" svg:height="0.527cm" draw:z-index="17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8">, </text:span><text:span text:style-name="T38"><draw:frame draw:style-name="fr1" draw:name="Objet80" text:anchor-type="as-char" svg:width="1.007cm" svg:height="0.531cm" draw:z-index="18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42">a norm on</text:span><text:span text:style-name="T42"><draw:frame draw:style-name="fr1" draw:name="Objet111" text:anchor-type="as-char" svg:width="0.84cm" svg:height="0.527cm" draw:z-index="19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6">, </text:span><text:span text:style-name="T40">and</text:span><text:span text:style-name="T26"><draw:frame draw:style-name="fr1" draw:name="Objet112" text:anchor-type="as-char" svg:width="2.148cm" svg:height="0.527cm" draw:z-index="20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6">. Then</text:span><text:span text:style-name="T26"><draw:frame draw:style-name="fr1" draw:name="Objet54" text:anchor-type="as-char" svg:width="0.404cm" svg:height="0.467cm" draw:z-index="21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6">continuous function is equivalent to</text:span></text:p>
      <text:p text:style-name="P30"><draw:frame draw:style-name="fr1" draw:name="Objet74" text:anchor-type="as-char" svg:width="1.513cm" svg:height="0.467cm" draw:z-index="22"><draw:object xlink:href="./Object 61" xlink:type="simple" xlink:show="embed" xlink:actuate="onLoad"/><draw:image xlink:href="./ObjectReplacements/Object 61" xlink:type="simple" xlink:show="embed" xlink:actuate="onLoad"/><svg:desc>formule</svg:desc></draw:frame>,</text:p>
      <text:p text:style-name="P30"><draw:frame draw:style-name="fr1" draw:name="Objet55" text:anchor-type="as-char" svg:width="1.369cm" svg:height="0.467cm" draw:z-index="23"><draw:object xlink:href="./Object 62" xlink:type="simple" xlink:show="embed" xlink:actuate="onLoad"/><draw:image xlink:href="./ObjectReplacements/Object 62" xlink:type="simple" xlink:show="embed" xlink:actuate="onLoad"/><svg:desc>formule</svg:desc></draw:frame>,<draw:frame draw:style-name="fr1" draw:name="Objet56" text:anchor-type="as-char" svg:width="1.282cm" svg:height="0.483cm" draw:z-index="24"><draw:object xlink:href="./Object 63" xlink:type="simple" xlink:show="embed" xlink:actuate="onLoad"/><draw:image xlink:href="./ObjectReplacements/Object 63" xlink:type="simple" xlink:show="embed" xlink:actuate="onLoad"/><svg:desc>formule</svg:desc></draw:frame>,<draw:frame draw:style-name="fr1" draw:name="Objet57" text:anchor-type="as-char" svg:width="1.52cm" svg:height="0.467cm" draw:z-index="25"><draw:object xlink:href="./Object 64" xlink:type="simple" xlink:show="embed" xlink:actuate="onLoad"/><draw:image xlink:href="./ObjectReplacements/Object 64" xlink:type="simple" xlink:show="embed" xlink:actuate="onLoad"/><svg:desc>formule</svg:desc></draw:frame>,<draw:frame draw:style-name="fr1" draw:name="Objet58" text:anchor-type="as-char" svg:width="5.653cm" svg:height="0.54cm" draw:z-index="26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71">The notation<draw:frame draw:style-name="fr1" draw:name="Objet59" text:anchor-type="as-char" svg:width="1.997cm" svg:height="0.557cm" draw:z-index="27"><draw:object xlink:href="./Object 66" xlink:type="simple" xlink:show="embed" xlink:actuate="onLoad"/><draw:image xlink:href="./ObjectReplacements/Object 66" xlink:type="simple" xlink:show="embed" xlink:actuate="onLoad"/><svg:desc>formule</svg:desc></draw:frame>means the <text:span text:style-name="T137">set of </text:span>continuous function<text:span text:style-name="T139">s</text:span> from<draw:frame draw:style-name="fr1" draw:name="Objet46" text:anchor-type="as-char" svg:width="0.524cm" svg:height="0.326cm" draw:z-index="28"><draw:object xlink:href="./Object 67" xlink:type="simple" xlink:show="embed" xlink:actuate="onLoad"/><draw:image xlink:href="./ObjectReplacements/Object 67" xlink:type="simple" xlink:show="embed" xlink:actuate="onLoad"/><svg:desc>formule</svg:desc></draw:frame>to<draw:frame draw:style-name="fr1" draw:name="Objet61" text:anchor-type="as-char" svg:width="0.84cm" svg:height="0.527cm" draw:z-index="29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P32">The notation<draw:frame draw:style-name="fr1" draw:name="Objet117" text:anchor-type="as-char" svg:width="1.379cm" svg:height="0.557cm" draw:z-index="30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213">means the set of continuous functions from</text:span><text:span text:style-name="T213"><draw:frame draw:style-name="fr1" draw:name="Objet118" text:anchor-type="as-char" svg:width="0.744cm" svg:height="0.527cm" draw:z-index="31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14">to</text:span><text:span text:style-name="T214"><draw:frame draw:style-name="fr1" draw:name="Objet119" text:anchor-type="as-char" svg:width="0.744cm" svg:height="0.527cm" draw:z-index="32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214">.</text:span></text:p>
      <text:p text:style-name="P34"/>
      <text:p text:style-name="P91"><text:span text:style-name="T206">Definition –</text:span><text:span text:style-name="T44"> </text:span><text:span text:style-name="T26">Let</text:span><text:span text:style-name="T26"><draw:frame draw:style-name="fr1" draw:name="Objet63" text:anchor-type="as-char" svg:width="0.524cm" svg:height="0.326cm" draw:z-index="33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27">a</text:span><text:span text:style-name="T28"> non-empty </text:span><text:span text:style-name="T37">open</text:span><text:span text:style-name="T28"> </text:span><text:span text:style-name="T35">subset </text:span><text:span text:style-name="T27">of</text:span><text:span text:style-name="T27"><draw:frame draw:style-name="fr1" draw:name="Objet64" text:anchor-type="as-char" svg:width="0.744cm" svg:height="0.527cm" draw:z-index="34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6">, </text:span><text:span text:style-name="T36"><draw:frame draw:style-name="fr1" draw:name="Objet65" text:anchor-type="as-char" svg:width="0.912cm" svg:height="0.531cm" draw:z-index="35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43">a</text:span><text:span text:style-name="T42"> </text:span><text:span text:style-name="T37">norm </text:span><text:span text:style-name="T39">on</text:span><text:span text:style-name="T38"><draw:frame draw:style-name="fr1" draw:name="Objet100" text:anchor-type="as-char" svg:width="0.744cm" svg:height="0.527cm" draw:z-index="36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38">, </text:span><text:span text:style-name="T38"><draw:frame draw:style-name="fr1" draw:name="Objet101" text:anchor-type="as-char" svg:width="1.007cm" svg:height="0.531cm" draw:z-index="37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2">a norm on</text:span><text:span text:style-name="T42"><draw:frame draw:style-name="fr1" draw:name="Objet113" text:anchor-type="as-char" svg:width="0.84cm" svg:height="0.527cm" draw:z-index="38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6">, </text:span><text:span text:style-name="T40">and</text:span><text:span text:style-name="T26"><draw:frame draw:style-name="fr1" draw:name="Objet114" text:anchor-type="as-char" svg:width="2.148cm" svg:height="0.527cm" draw:z-index="39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6">. Then</text:span><text:span text:style-name="T26"><draw:frame draw:style-name="fr1" draw:name="Objet66" text:anchor-type="as-char" svg:width="0.404cm" svg:height="0.467cm" draw:z-index="40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29">derivable </text:span><text:span text:style-name="T30">is equivalent to</text:span></text:p>
      <text:p text:style-name="P30"><draw:frame draw:style-name="fr1" draw:name="Objet75" text:anchor-type="as-char" svg:width="1.513cm" svg:height="0.467cm" draw:z-index="41"><draw:object xlink:href="./Object 112" xlink:type="simple" xlink:show="embed" xlink:actuate="onLoad"/><draw:image xlink:href="./ObjectReplacements/Object 112" xlink:type="simple" xlink:show="embed" xlink:actuate="onLoad"/><svg:desc>formule</svg:desc></draw:frame>,<draw:frame draw:style-name="fr1" draw:name="Objet76" text:anchor-type="as-char" svg:width="2.404cm" svg:height="0.557cm" draw:z-index="42"><draw:object xlink:href="./Object 113" xlink:type="simple" xlink:show="embed" xlink:actuate="onLoad"/><draw:image xlink:href="./ObjectReplacements/Object 113" xlink:type="simple" xlink:show="embed" xlink:actuate="onLoad"/><svg:desc>formule</svg:desc></draw:frame>,</text:p>
      <text:p text:style-name="P30"><draw:frame draw:style-name="fr1" draw:name="Objet70" text:anchor-type="as-char" svg:width="1.369cm" svg:height="0.467cm" draw:z-index="43"><draw:object xlink:href="./Object 114" xlink:type="simple" xlink:show="embed" xlink:actuate="onLoad"/><draw:image xlink:href="./ObjectReplacements/Object 114" xlink:type="simple" xlink:show="embed" xlink:actuate="onLoad"/><svg:desc>formule</svg:desc></draw:frame>,<draw:frame draw:style-name="fr1" draw:name="Objet71" text:anchor-type="as-char" svg:width="1.282cm" svg:height="0.483cm" draw:z-index="44"><draw:object xlink:href="./Object 117" xlink:type="simple" xlink:show="embed" xlink:actuate="onLoad"/><draw:image xlink:href="./ObjectReplacements/Object 117" xlink:type="simple" xlink:show="embed" xlink:actuate="onLoad"/><svg:desc>formule</svg:desc></draw:frame>,<draw:frame draw:style-name="fr1" draw:name="Objet72" text:anchor-type="as-char" svg:width="1.52cm" svg:height="0.467cm" draw:z-index="45"><draw:object xlink:href="./Object 118" xlink:type="simple" xlink:show="embed" xlink:actuate="onLoad"/><draw:image xlink:href="./ObjectReplacements/Object 118" xlink:type="simple" xlink:show="embed" xlink:actuate="onLoad"/><svg:desc>formule</svg:desc></draw:frame>,<draw:frame draw:style-name="fr1" draw:name="Objet73" text:anchor-type="as-char" svg:width="7.013cm" svg:height="1.085cm" draw:z-index="46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71"><text:soft-page-break/><text:span text:style-name="T227">The notation</text:span><text:span text:style-name="T227"><draw:frame draw:style-name="fr1" draw:name="Objet67" text:anchor-type="as-char" svg:width="2.053cm" svg:height="0.557cm" draw:z-index="47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227">means the </text:span><text:span text:style-name="T137">set of </text:span><text:span text:style-name="T138">derivable</text:span><text:span text:style-name="T227"> function</text:span><text:span text:style-name="T138">s</text:span><text:span text:style-name="T227"> from</text:span><text:span text:style-name="T227"><draw:frame draw:style-name="fr1" draw:name="Objet60" text:anchor-type="as-char" svg:width="0.524cm" svg:height="0.326cm" draw:z-index="48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227">to</text:span><text:span text:style-name="T227"><draw:frame draw:style-name="fr1" draw:name="Objet69" text:anchor-type="as-char" svg:width="0.84cm" svg:height="0.527cm" draw:z-index="49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227">.</text:span></text:p>
      <text:p text:style-name="P32"><text:span text:style-name="T281">The notation</text:span><text:span text:style-name="T281"><draw:frame draw:style-name="fr1" draw:name="Objet120" text:anchor-type="as-char" svg:width="1.438cm" svg:height="0.557cm" draw:z-index="50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13">means the set of </text:span><text:span text:style-name="T215">derivable</text:span><text:span text:style-name="T213"> functions from</text:span><text:span text:style-name="T213"><draw:frame draw:style-name="fr1" draw:name="Objet121" text:anchor-type="as-char" svg:width="0.744cm" svg:height="0.527cm" draw:z-index="51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214">to</text:span><text:span text:style-name="T214"><draw:frame draw:style-name="fr1" draw:name="Objet122" text:anchor-type="as-char" svg:width="0.744cm" svg:height="0.527cm" draw:z-index="52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14">.</text:span></text:p>
      <text:p text:style-name="P33"/>
      <text:p text:style-name="P90">Definition – <text:span text:style-name="T26">Let</text:span><text:span text:style-name="T26"><draw:frame draw:style-name="fr1" draw:name="Objet68" text:anchor-type="as-char" svg:width="0.524cm" svg:height="0.326cm" draw:z-index="54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7">a</text:span><text:span text:style-name="T28"> non-empty </text:span><text:span text:style-name="T37">open</text:span><text:span text:style-name="T28"> </text:span><text:span text:style-name="T35">subset </text:span><text:span text:style-name="T27">of</text:span><text:span text:style-name="T27"><draw:frame draw:style-name="fr1" draw:name="Objet81" text:anchor-type="as-char" svg:width="0.744cm" svg:height="0.527cm" draw:z-index="55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6">, </text:span><text:span text:style-name="T36"><draw:frame draw:style-name="fr1" draw:name="Objet82" text:anchor-type="as-char" svg:width="0.912cm" svg:height="0.531cm" draw:z-index="56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3">a</text:span><text:span text:style-name="T42"> </text:span><text:span text:style-name="T37">norm </text:span><text:span text:style-name="T39">on</text:span><text:span text:style-name="T38"><draw:frame draw:style-name="fr1" draw:name="Objet102" text:anchor-type="as-char" svg:width="0.744cm" svg:height="0.527cm" draw:z-index="57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38">, </text:span><text:span text:style-name="T38"><draw:frame draw:style-name="fr1" draw:name="Objet103" text:anchor-type="as-char" svg:width="1.007cm" svg:height="0.531cm" draw:z-index="58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2">a norm on</text:span><text:span text:style-name="T42"><draw:frame draw:style-name="fr1" draw:name="Objet115" text:anchor-type="as-char" svg:width="0.84cm" svg:height="0.527cm" draw:z-index="59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26">, </text:span><text:span text:style-name="T40">and</text:span><text:span text:style-name="T26"><draw:frame draw:style-name="fr1" draw:name="Objet116" text:anchor-type="as-char" svg:width="2.148cm" svg:height="0.527cm" draw:z-index="61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26">. Then</text:span><text:span text:style-name="T26"><draw:frame draw:style-name="fr1" draw:name="Objet83" text:anchor-type="as-char" svg:width="0.404cm" svg:height="0.467cm" draw:z-index="62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3">piece-wise </text:span><text:span text:style-name="T29">derivable </text:span><text:span text:style-name="T30">is equivalent to</text:span></text:p>
      <text:p text:style-name="P35"><draw:frame draw:style-name="fr1" draw:name="Objet84" text:anchor-type="as-char" svg:width="1.656cm" svg:height="0.467cm" draw:z-index="63"><draw:object xlink:href="./Object 84" xlink:type="simple" xlink:show="embed" xlink:actuate="onLoad"/><draw:image xlink:href="./ObjectReplacements/Object 84" xlink:type="simple" xlink:show="embed" xlink:actuate="onLoad"/></draw:frame><text:span text:style-name="T211">such as</text:span><text:span text:style-name="T211"><draw:frame draw:style-name="fr1" draw:name="Objet107" text:anchor-type="as-char" svg:width="0.549cm" svg:height="0.467cm" draw:z-index="64"><draw:object xlink:href="./Object 107" xlink:type="simple" xlink:show="embed" xlink:actuate="onLoad"/><draw:image xlink:href="./ObjectReplacements/Object 107" xlink:type="simple" xlink:show="embed" xlink:actuate="onLoad"/></draw:frame></text:span><text:span text:style-name="T209">compact and bounded</text:span>,</text:p>
      <text:p text:style-name="P35"><draw:frame draw:style-name="fr1" draw:name="Objet85" text:anchor-type="as-char" svg:width="2.078cm" svg:height="0.547cm" draw:z-index="65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225">non-empty </text:span><text:span text:style-name="T210">open subsets </text:span><text:span text:style-name="T207">such as</text:span><text:span text:style-name="T207"><draw:frame draw:style-name="fr1" draw:name="Objet106" text:anchor-type="as-char" svg:width="1.986cm" svg:height="0.982cm" draw:z-index="66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208">and</text:span><text:span text:style-name="T207"><draw:frame draw:style-name="fr1" draw:name="Objet104" text:anchor-type="as-char" svg:width="2.967cm" svg:height="0.557cm" draw:z-index="67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207">,</text:span><text:span text:style-name="T207"><draw:frame draw:style-name="fr1" draw:name="Objet105" text:anchor-type="as-char" svg:width="3.403cm" svg:height="0.531cm" draw:z-index="68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207">,</text:span></text:p>
      <text:p text:style-name="P35"><draw:frame draw:style-name="fr1" draw:name="Objet86" text:anchor-type="as-char" svg:width="2.067cm" svg:height="0.482cm" draw:z-index="69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70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72"><draw:object xlink:href="./Object 88" xlink:type="simple" xlink:show="embed" xlink:actuate="onLoad"/><draw:image xlink:href="./ObjectReplacements/Object 88" xlink:type="simple" xlink:show="embed" xlink:actuate="onLoad"/></draw:frame>,<text:span text:style-name="T226"><draw:frame draw:style-name="fr1" draw:name="Objet89" text:anchor-type="as-char" svg:width="2.18cm" svg:height="0.54cm" draw:z-index="74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36">The notation<draw:frame draw:style-name="fr1" draw:name="Objet90" text:anchor-type="as-char" svg:width="2.387cm" svg:height="0.591cm" draw:z-index="76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41">piece-wise </text:span><text:span text:style-name="T142">derivable</text:span> functions <text:span text:style-name="T143">from</text:span><text:span text:style-name="T143"><draw:frame draw:style-name="fr1" draw:name="Objet91" text:anchor-type="as-char" svg:width="0.524cm" svg:height="0.326cm" draw:z-index="117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44">to</text:span><text:span text:style-name="T144"><draw:frame draw:style-name="fr1" draw:name="Objet92" text:anchor-type="as-char" svg:width="0.84cm" svg:height="0.527cm" draw:z-index="118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44">.</text:span></text:p>
      <text:p text:style-name="P31">The notation<draw:frame draw:style-name="fr1" draw:name="Objet123" text:anchor-type="as-char" svg:width="1.771cm" svg:height="0.591cm" draw:z-index="119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213">means the set of </text:span><text:span text:style-name="T141">piece-wise </text:span><text:span text:style-name="T142">derivable</text:span><text:span text:style-name="T213"> functions from</text:span><text:span text:style-name="T213"><draw:frame draw:style-name="fr1" draw:name="Objet124" text:anchor-type="as-char" svg:width="0.744cm" svg:height="0.527cm" draw:z-index="120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214">to</text:span><text:span text:style-name="T214"><draw:frame draw:style-name="fr1" draw:name="Objet125" text:anchor-type="as-char" svg:width="0.744cm" svg:height="0.527cm" draw:z-index="121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214">.</text:span></text:p>
      <text:p text:style-name="P55"/>
      <text:p text:style-name="P72"><text:span text:style-name="T17">Proposition</text:span><text:span text:style-name="T10"> –</text:span><draw:frame draw:style-name="fr1" draw:name="Objet238" text:anchor-type="as-char" svg:width="4.852cm" svg:height="0.591cm" draw:z-index="128"><draw:object xlink:href="./Object 238" xlink:type="simple" xlink:show="embed" xlink:actuate="onLoad"/><draw:image xlink:href="./ObjectReplacements/Object 238" xlink:type="simple" xlink:show="embed" xlink:actuate="onLoad"/><svg:desc>formule</svg:desc></draw:frame></text:p>
      <text:p text:style-name="P55"/>
      <text:p text:style-name="P73"><text:span text:style-name="T203">Proof:</text:span> TO DO.</text:p>
      <text:p text:style-name="P55"/>
      <text:p text:style-name="P148"><text:span text:style-name="T10">Notation –</text:span> <text:span text:style-name="T338">Let</text:span><text:span text:style-name="T338"><draw:frame draw:style-name="fr1" draw:name="Objet291" text:anchor-type="as-char" svg:width="5.726cm" svg:height="1.281cm" draw:z-index="129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339">an application with</text:span><text:span text:style-name="T339"><draw:frame draw:style-name="fr1" draw:name="Objet295" text:anchor-type="as-char" svg:width="0.422cm" svg:height="0.467cm" draw:z-index="130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339">parameters </text:span><text:span text:style-name="T347">and</text:span><text:span text:style-name="T347"><draw:frame draw:style-name="fr1" draw:name="Objet300" text:anchor-type="as-char" svg:width="0.515cm" svg:height="0.467cm" draw:z-index="131"><draw:object xlink:href="./Object 298" xlink:type="simple" xlink:show="embed" xlink:actuate="onLoad"/><draw:image xlink:href="./ObjectReplacements/Object 298" xlink:type="simple" xlink:show="embed" xlink:actuate="onLoad"/><svg:desc>formule</svg:desc></draw:frame></text:span><text:span text:style-name="T347">outputs</text:span><text:span text:style-name="T339">. </text:span><text:span text:style-name="T340">Then for</text:span><text:span text:style-name="T340"><draw:frame draw:style-name="fr1" draw:name="Objet292" text:anchor-type="as-char" svg:width="1.722cm" svg:height="0.482cm" draw:z-index="132"><draw:object xlink:href="./Object 299" xlink:type="simple" xlink:show="embed" xlink:actuate="onLoad"/><draw:image xlink:href="./ObjectReplacements/Object 299" xlink:type="simple" xlink:show="embed" xlink:actuate="onLoad"/><svg:desc>formule</svg:desc></draw:frame></text:span><text:span text:style-name="T341">the notation</text:span><text:span text:style-name="T341"><draw:frame draw:style-name="fr1" draw:name="Objet294" text:anchor-type="as-char" svg:width="4.904cm" svg:height="0.54cm" draw:z-index="133"><draw:object xlink:href="./Object 300" xlink:type="simple" xlink:show="embed" xlink:actuate="onLoad"/><draw:image xlink:href="./ObjectReplacements/Object 300" xlink:type="simple" xlink:show="embed" xlink:actuate="onLoad"/><svg:desc>formule</svg:desc></draw:frame></text:span><text:span text:style-name="T342">means </text:span><text:span text:style-name="T348">the application</text:span><text:span text:style-name="T342"><draw:frame draw:style-name="fr1" draw:name="Objet293" text:anchor-type="as-char" svg:width="8.691cm" svg:height="1.281cm" draw:z-index="134"><draw:object xlink:href="./Object 301" xlink:type="simple" xlink:show="embed" xlink:actuate="onLoad"/><draw:image xlink:href="./ObjectReplacements/Object 301" xlink:type="simple" xlink:show="embed" xlink:actuate="onLoad"/><svg:desc>formule</svg:desc></draw:frame></text:span><text:span text:style-name="T340">.</text:span></text:p>
      <text:p text:style-name="P151"/>
      <text:p text:style-name="P149"><text:span text:style-name="T10">Notation –</text:span> <text:span text:style-name="T350">Let</text:span><text:span text:style-name="T350"><draw:frame draw:style-name="fr1" draw:name="Objet302" text:anchor-type="as-char" svg:width="1.991cm" svg:height="0.508cm" draw:z-index="135"><draw:object xlink:href="./Object 302" xlink:type="simple" xlink:show="embed" xlink:actuate="onLoad"/><draw:image xlink:href="./ObjectReplacements/Object 302" xlink:type="simple" xlink:show="embed" xlink:actuate="onLoad"/><svg:desc>formule</svg:desc></draw:frame></text:span><text:span text:style-name="T350">and</text:span><text:span text:style-name="T350"><draw:frame draw:style-name="fr1" draw:name="Objet303" text:anchor-type="as-char" svg:width="2.35cm" svg:height="0.508cm" draw:z-index="136"><draw:object xlink:href="./Object 303" xlink:type="simple" xlink:show="embed" xlink:actuate="onLoad"/><draw:image xlink:href="./ObjectReplacements/Object 303" xlink:type="simple" xlink:show="embed" xlink:actuate="onLoad"/><svg:desc>formule</svg:desc></draw:frame></text:span><text:span text:style-name="T350">. Then the notation</text:span><text:span text:style-name="T350"><draw:frame draw:style-name="fr1" draw:name="Objet304" text:anchor-type="as-char" svg:width="0.894cm" svg:height="0.467cm" draw:z-index="137"><draw:object xlink:href="./Object 304" xlink:type="simple" xlink:show="embed" xlink:actuate="onLoad"/><draw:image xlink:href="./ObjectReplacements/Object 304" xlink:type="simple" xlink:show="embed" xlink:actuate="onLoad"/><svg:desc>formule</svg:desc></draw:frame></text:span><text:span text:style-name="T351">means the application</text:span><text:span text:style-name="T351"><draw:frame draw:style-name="fr1" draw:name="Objet305" text:anchor-type="as-char" svg:width="3.468cm" svg:height="1.175cm" draw:z-index="144"><draw:object xlink:href="./Object 305" xlink:type="simple" xlink:show="embed" xlink:actuate="onLoad"/><draw:image xlink:href="./ObjectReplacements/Object 305" xlink:type="simple" xlink:show="embed" xlink:actuate="onLoad"/><svg:desc>formule</svg:desc></draw:frame></text:span><text:span text:style-name="T351">.</text:span></text:p>
      <text:p text:style-name="P155"/>
      <text:p text:style-name="P149"><text:span text:style-name="T343">Let</text:span><text:span text:style-name="T343"><draw:frame draw:style-name="fr1" draw:name="Objet296" text:anchor-type="as-char" svg:width="1.635cm" svg:height="0.547cm" draw:z-index="145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344">with</text:span><text:span text:style-name="T344"><draw:frame draw:style-name="fr1" draw:name="Objet297" text:anchor-type="as-char" svg:width="2.358cm" svg:height="0.572cm" draw:z-index="146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345">for</text:span><text:span text:style-name="T345"><draw:frame draw:style-name="fr1" draw:name="Objet298" text:anchor-type="as-char" svg:width="1.625cm" svg:height="0.482cm" draw:z-index="147"><draw:object xlink:href="./Object 293" xlink:type="simple" xlink:show="embed" xlink:actuate="onLoad"/><draw:image xlink:href="./ObjectReplacements/Object 293" xlink:type="simple" xlink:show="embed" xlink:actuate="onLoad"/><svg:desc>formule</svg:desc></draw:frame></text:span><text:span text:style-name="T345">. </text:span><text:span text:style-name="T346">Then the notation</text:span><text:span text:style-name="T346"><draw:frame draw:style-name="fr1" draw:name="Objet299" text:anchor-type="as-char" svg:width="0.981cm" svg:height="0.727cm" draw:z-index="148"><draw:object xlink:href="./Object 294" xlink:type="simple" xlink:show="embed" xlink:actuate="onLoad"/><draw:image xlink:href="./ObjectReplacements/Object 294" xlink:type="simple" xlink:show="embed" xlink:actuate="onLoad"/><svg:desc>formule</svg:desc></draw:frame></text:span><text:span text:style-name="T349">means the application</text:span><text:span text:style-name="T349"><draw:frame draw:style-name="fr1" draw:name="Objet301" text:anchor-type="as-char" svg:width="5.861cm" svg:height="1.281cm" draw:z-index="151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349">.</text:span></text:p>
      <text:p text:style-name="P55"><text:soft-page-break/></text:p>
      <text:p text:style-name="P181"><text:span text:style-name="T10">Notation –</text:span> <text:span text:style-name="T358">The notation</text:span><text:span text:style-name="T145"><draw:frame draw:style-name="fr1" draw:name="Objet314" text:anchor-type="as-char" svg:width="0.945cm" svg:height="0.614cm" draw:z-index="299"><draw:object xlink:href="./Object 314" xlink:type="simple" xlink:show="embed" xlink:actuate="onLoad"/><draw:image xlink:href="./ObjectReplacements/Object 314" xlink:type="simple" xlink:show="embed" xlink:actuate="onLoad"/><svg:desc>formule</svg:desc></draw:frame></text:span><text:span text:style-name="T358">means the</text:span><text:span text:style-name="T136"><draw:frame draw:style-name="fr1" draw:name="Objet315" text:anchor-type="as-char" svg:width="1.099cm" svg:height="0.603cm" draw:z-index="300"><draw:object xlink:href="./Object 315" xlink:type="simple" xlink:show="embed" xlink:actuate="onLoad"/><draw:image xlink:href="./ObjectReplacements/Object 315" xlink:type="simple" xlink:show="embed" xlink:actuate="onLoad"/><svg:desc>formule</svg:desc></draw:frame></text:span><text:span text:style-name="T136">indicator function </text:span><text:span text:style-name="T147">on</text:span><text:span text:style-name="T147"><draw:frame draw:style-name="fr1" draw:name="Objet316" text:anchor-type="as-char" svg:width="0.556cm" svg:height="0.385cm" draw:z-index="301"><draw:object xlink:href="./Object 316" xlink:type="simple" xlink:show="embed" xlink:actuate="onLoad"/><draw:image xlink:href="./ObjectReplacements/Object 316" xlink:type="simple" xlink:show="embed" xlink:actuate="onLoad"/><svg:desc>formule</svg:desc></draw:frame></text:span><text:span text:style-name="T147">.</text:span></text:p>
      <text:p text:style-name="P182"><draw:frame draw:style-name="fr1" draw:name="Objet318" text:anchor-type="as-char" svg:width="3.724cm" svg:height="1.803cm" draw:z-index="302"><draw:object xlink:href="./Object 318" xlink:type="simple" xlink:show="embed" xlink:actuate="onLoad"/><draw:image xlink:href="./ObjectReplacements/Object 318" xlink:type="simple" xlink:show="embed" xlink:actuate="onLoad"/><svg:desc>formule</svg:desc></draw:frame></text:p>
      <text:p text:style-name="P55"/>
      <text:p text:style-name="P92">Definition – <text:span text:style-name="T19">Let</text:span><text:span text:style-name="T19"><draw:frame draw:style-name="fr1" draw:name="Objet1" text:anchor-type="as-char" svg:width="1.42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8">for</text:span><text:span text:style-name="T78"><draw:frame draw:style-name="fr1" draw:name="Objet244" text:anchor-type="as-char" svg:width="1.625cm" svg:height="0.482cm" draw:z-index="152"><draw:object xlink:href="./Object 244" xlink:type="simple" xlink:show="embed" xlink:actuate="onLoad"/><draw:image xlink:href="./ObjectReplacements/Object 244" xlink:type="simple" xlink:show="embed" xlink:actuate="onLoad"/><svg:desc>formule</svg:desc></draw:frame></text:span><text:span text:style-name="T78">and</text:span><text:span text:style-name="T78"><draw:frame draw:style-name="fr1" draw:name="Objet245" text:anchor-type="as-char" svg:width="1.787cm" svg:height="0.482cm" draw:z-index="153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19">.</text:span><text:span text:style-name="T20"> Then the ordered rectangular array</text:span></text:p>
      <text:p text:style-name="P37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39">is a real matrix of dimension<draw:frame draw:style-name="fr1" draw:name="Objet4" text:anchor-type="as-char" svg:width="1.088cm" svg:height="0.467cm" draw:z-index="154"><draw:object xlink:href="./Object 4" xlink:type="simple" xlink:show="embed" xlink:actuate="onLoad"/><draw:image xlink:href="./ObjectReplacements/Object 4" xlink:type="simple" xlink:show="embed" xlink:actuate="onLoad"/></draw:frame>.</text:p>
      <text:p text:style-name="P39"/>
      <text:p text:style-name="P26"><text:span text:style-name="T228">T</text:span>he following notation<text:span text:style-name="T229">s</text:span> <text:span text:style-name="T229">are</text:span> considered</text:p>
      <text:p text:style-name="P21"><draw:frame draw:style-name="fr1" draw:name="Objet11" text:anchor-type="as-char" svg:width="2.057cm" svg:height="0.482cm" draw:z-index="156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157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158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2"><draw:frame draw:style-name="fr1" draw:name="Objet16" text:anchor-type="as-char" svg:width="2.221cm" svg:height="0.482cm" draw:z-index="159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160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2"><draw:frame draw:style-name="fr1" draw:name="Objet18" text:anchor-type="as-char" svg:width="2.057cm" svg:height="0.482cm" draw:z-index="161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162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38"/>
      <text:p text:style-name="P40"><text:span text:style-name="T228">The notation</text:span><text:span text:style-name="T228"><draw:frame draw:style-name="fr1" draw:name="Objet6" text:anchor-type="as-char" svg:width="1.055cm" svg:height="0.531cm" draw:z-index="16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230">means</text:span><text:span text:style-name="T228"> the matrix set of dimension</text:span><text:span text:style-name="T228"><draw:frame draw:style-name="fr1" draw:name="Objet7" text:anchor-type="as-char" svg:width="1.088cm" svg:height="0.467cm" draw:z-index="164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217">with coefficients </text:span><text:span text:style-name="T218">in</text:span><text:span text:style-name="T218"><draw:frame draw:style-name="fr1" draw:name="Objet19" text:anchor-type="as-char" svg:width="0.556cm" svg:height="0.385cm" draw:z-index="165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228">.</text:span></text:p>
      <text:p text:style-name="P40"><text:span text:style-name="T228">The notation</text:span><text:span text:style-name="T228"><draw:frame draw:style-name="fr1" draw:name="Objet2" text:anchor-type="as-char" svg:width="1.7cm" svg:height="0.54cm" draw:z-index="170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30">means</text:span><text:span text:style-name="T228"> the matrix set of dimension</text:span><text:span text:style-name="T228"><draw:frame draw:style-name="fr1" draw:name="Objet3" text:anchor-type="as-char" svg:width="1.088cm" svg:height="0.467cm" draw:z-index="17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17">with coefficients </text:span><text:span text:style-name="T218">in</text:span><text:span text:style-name="T218"><draw:frame draw:style-name="fr1" draw:name="Objet126" text:anchor-type="as-char" svg:width="1.208cm" svg:height="0.467cm" draw:z-index="176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18">.</text:span></text:p>
      <text:p text:style-name="P38"/>
      <text:p text:style-name="P92">Convention –<text:span text:style-name="T19"> A vector is a matrix with only one row. Thus, </text:span><text:span text:style-name="T21">the real vector set</text:span><text:span text:style-name="T21"><draw:frame draw:style-name="fr1" draw:name="Objet8" text:anchor-type="as-char" svg:width="0.744cm" svg:height="0.527cm" draw:z-index="2"><draw:object xlink:href="./Object 8" xlink:type="simple" xlink:show="embed" xlink:actuate="onLoad"/><draw:image xlink:href="./ObjectReplacements/Object 8" xlink:type="simple" xlink:show="embed" xlink:actuate="onLoad"/></draw:frame></text:span><text:span text:style-name="T19">is equivalent to</text:span><text:span text:style-name="T19"><draw:frame draw:style-name="fr1" draw:name="Objet9" text:anchor-type="as-char" svg:width="1.05cm" svg:height="0.531cm" draw:z-index="3"><draw:object xlink:href="./Object 9" xlink:type="simple" xlink:show="embed" xlink:actuate="onLoad"/><draw:image xlink:href="./ObjectReplacements/Object 9" xlink:type="simple" xlink:show="embed" xlink:actuate="onLoad"/></draw:frame></text:span><text:span text:style-name="T19">.</text:span></text:p>
      <text:p text:style-name="P45"/>
      <text:p text:style-name="P93">Notation – <text:span text:style-name="T19">The matrix transpose operation will be noted as</text:span><text:span text:style-name="T19"><draw:frame draw:style-name="fr1" draw:name="Objet13" text:anchor-type="as-char" svg:width="0.693cm" svg:height="0.527cm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9">.</text:span></text:p>
      <text:p text:style-name="P41"/>
      <text:p text:style-name="P94"><text:span text:style-name="T352">Definition</text:span> –<text:span text:style-name="T19"> Let</text:span><text:span text:style-name="T19"><draw:frame draw:style-name="fr1" draw:name="Objet28" text:anchor-type="as-char" svg:width="1.713cm" svg:height="0.531cm" draw:z-index="10"><draw:object xlink:href="./Object 28" xlink:type="simple" xlink:show="embed" xlink:actuate="onLoad"/><draw:image xlink:href="./ObjectReplacements/Object 28" xlink:type="simple" xlink:show="embed" xlink:actuate="onLoad"/></draw:frame></text:span><text:span text:style-name="T19">, and</text:span><text:span text:style-name="T19"><draw:frame draw:style-name="fr1" draw:name="Objet29" text:anchor-type="as-char" svg:width="1.702cm" svg:height="0.531cm" draw:z-index="11"><draw:object xlink:href="./Object 29" xlink:type="simple" xlink:show="embed" xlink:actuate="onLoad"/><draw:image xlink:href="./ObjectReplacements/Object 29" xlink:type="simple" xlink:show="embed" xlink:actuate="onLoad"/></draw:frame></text:span><text:span text:style-name="T19">, and let the product noted</text:span><text:span text:style-name="T19"><draw:frame draw:style-name="fr1" draw:name="Objet30" text:anchor-type="as-char" svg:width="1.164cm" svg:height="0.467cm" draw:z-index="12"><draw:object xlink:href="./Object 30" xlink:type="simple" xlink:show="embed" xlink:actuate="onLoad"/><draw:image xlink:href="./ObjectReplacements/Object 30" xlink:type="simple" xlink:show="embed" xlink:actuate="onLoad"/></draw:frame></text:span><text:span text:style-name="T19">or</text:span><text:span text:style-name="T19"><draw:frame draw:style-name="fr1" draw:name="Objet31" text:anchor-type="as-char" svg:width="0.773cm" svg:height="0.467cm" draw:z-index="13"><draw:object xlink:href="./Object 31" xlink:type="simple" xlink:show="embed" xlink:actuate="onLoad"/><draw:image xlink:href="./ObjectReplacements/Object 31" xlink:type="simple" xlink:show="embed" xlink:actuate="onLoad"/></draw:frame></text:span><text:span text:style-name="T19">be</text:span></text:p>
      <text:p text:style-name="P44"><draw:frame draw:style-name="fr1" draw:name="Objet34" text:anchor-type="as-char" svg:width="2.746cm" svg:height="0.467cm" draw:z-index="14"><draw:object xlink:href="./Object 34" xlink:type="simple" xlink:show="embed" xlink:actuate="onLoad"/><draw:image xlink:href="./ObjectReplacements/Object 34" xlink:type="simple" xlink:show="embed" xlink:actuate="onLoad"/></draw:frame></text:p>
      <text:p text:style-name="P41"><text:soft-page-break/><text:span text:style-name="T231">where</text:span><draw:frame draw:style-name="fr1" draw:name="Objet32" text:anchor-type="as-char" svg:width="0.506cm" svg:height="0.467cm" draw:z-index="15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16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43"><text:span text:style-name="T128"><draw:frame draw:style-name="fr1" draw:name="Objet40" text:anchor-type="as-char" svg:width="2.057cm" svg:height="0.482cm" draw:z-index="71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28">,</text:span><text:span text:style-name="T128"><draw:frame draw:style-name="fr1" draw:name="Objet79" text:anchor-type="as-char" svg:width="2.171cm" svg:height="0.482cm" draw:z-index="73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28">,</text:span><draw:frame draw:style-name="fr1" draw:name="Objet27" text:anchor-type="as-char" svg:width="3.381cm" svg:height="1.139cm" draw:z-index="75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42"/>
      <text:p text:style-name="P50"><text:span text:style-name="T18">Definition</text:span><text:span text:style-name="T10"> –</text:span> Let<draw:frame draw:style-name="fr1" draw:name="Objet171" text:anchor-type="as-char" svg:width="1.115cm" svg:height="0.467cm" draw:z-index="77"><draw:object xlink:href="./Object 171" xlink:type="simple" xlink:show="embed" xlink:actuate="onLoad"/><draw:image xlink:href="./ObjectReplacements/Object 171" xlink:type="simple" xlink:show="embed" xlink:actuate="onLoad"/></draw:frame>and<draw:frame draw:style-name="fr1" draw:name="Objet172" text:anchor-type="as-char" svg:width="1.676cm" svg:height="0.531cm" draw:z-index="78"><draw:object xlink:href="./Object 172" xlink:type="simple" xlink:show="embed" xlink:actuate="onLoad"/><draw:image xlink:href="./ObjectReplacements/Object 172" xlink:type="simple" xlink:show="embed" xlink:actuate="onLoad"/></draw:frame>. Let the <text:span text:style-name="T280">scalar</text:span> wise product noted as<draw:frame draw:style-name="fr1" draw:name="Objet173" text:anchor-type="as-char" svg:width="1.064cm" svg:height="0.467cm" draw:z-index="79"><draw:object xlink:href="./Object 173" xlink:type="simple" xlink:show="embed" xlink:actuate="onLoad"/><draw:image xlink:href="./ObjectReplacements/Object 173" xlink:type="simple" xlink:show="embed" xlink:actuate="onLoad"/></draw:frame>be</text:p>
      <text:p text:style-name="P51"><draw:frame draw:style-name="fr1" draw:name="Objet174" text:anchor-type="as-char" svg:width="2.939cm" svg:height="0.467cm" draw:z-index="80"><draw:object xlink:href="./Object 174" xlink:type="simple" xlink:show="embed" xlink:actuate="onLoad"/><draw:image xlink:href="./ObjectReplacements/Object 174" xlink:type="simple" xlink:show="embed" xlink:actuate="onLoad"/></draw:frame></text:p>
      <text:p text:style-name="P50">where<draw:frame draw:style-name="fr1" draw:name="Objet175" text:anchor-type="as-char" svg:width="0.506cm" svg:height="0.467cm" draw:z-index="116"><draw:object xlink:href="./Object 175" xlink:type="simple" xlink:show="embed" xlink:actuate="onLoad"/><draw:image xlink:href="./ObjectReplacements/Object 175" xlink:type="simple" xlink:show="embed" xlink:actuate="onLoad"/></draw:frame>is in<draw:frame draw:style-name="fr1" draw:name="Objet176" text:anchor-type="as-char" svg:width="1.055cm" svg:height="0.531cm" draw:z-index="175"><draw:object xlink:href="./Object 176" xlink:type="simple" xlink:show="embed" xlink:actuate="onLoad"/><draw:image xlink:href="./ObjectReplacements/Object 176" xlink:type="simple" xlink:show="embed" xlink:actuate="onLoad"/></draw:frame>with</text:p>
      <text:p text:style-name="P51"><draw:frame draw:style-name="fr1" draw:name="Objet169" text:anchor-type="as-char" svg:width="2.057cm" svg:height="0.482cm" draw:z-index="177"><draw:object xlink:href="./Object 169" xlink:type="simple" xlink:show="embed" xlink:actuate="onLoad"/><draw:image xlink:href="./ObjectReplacements/Object 169" xlink:type="simple" xlink:show="embed" xlink:actuate="onLoad"/><svg:desc>formule</svg:desc></draw:frame>,<draw:frame draw:style-name="fr1" draw:name="Objet207" text:anchor-type="as-char" svg:width="2.221cm" svg:height="0.482cm" draw:z-index="178"><draw:object xlink:href="./Object 207" xlink:type="simple" xlink:show="embed" xlink:actuate="onLoad"/><draw:image xlink:href="./ObjectReplacements/Object 207" xlink:type="simple" xlink:show="embed" xlink:actuate="onLoad"/><svg:desc>formule</svg:desc></draw:frame>,<draw:frame draw:style-name="fr1" draw:name="Objet170" text:anchor-type="as-char" svg:width="2.339cm" svg:height="0.531cm" draw:z-index="179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<text:p text:style-name="P150"/>
      <text:p text:style-name="P139"><text:span text:style-name="T10">Theorem –</text:span> <text:span text:style-name="T281">Let</text:span><text:span text:style-name="T281"><draw:frame draw:style-name="fr1" draw:name="Objet227" text:anchor-type="as-char" svg:width="0.549cm" svg:height="0.467cm" draw:z-index="180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86">and</text:span><text:span text:style-name="T286"><draw:frame draw:style-name="fr1" draw:name="Objet234" text:anchor-type="as-char" svg:width="0.52cm" svg:height="0.467cm" draw:z-index="181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283">non-empty </text:span><text:span text:style-name="T284">open</text:span><text:span text:style-name="T283"> </text:span><text:span text:style-name="T285">subset</text:span><text:span text:style-name="T286">s</text:span><text:span text:style-name="T285"> </text:span><text:span text:style-name="T282">of</text:span><text:span text:style-name="T282"><draw:frame draw:style-name="fr1" draw:name="Objet228" text:anchor-type="as-char" svg:width="0.688cm" svg:height="0.527cm" draw:z-index="183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286">and</text:span><text:span text:style-name="T286"><draw:frame draw:style-name="fr1" draw:name="Objet235" text:anchor-type="as-char" svg:width="0.744cm" svg:height="0.527cm" draw:z-index="184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286">. Let</text:span><text:span text:style-name="T281"><draw:frame draw:style-name="fr1" draw:name="Objet233" text:anchor-type="as-char" svg:width="2.401cm" svg:height="1.175cm" draw:z-index="186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286">and</text:span><text:span text:style-name="T286"><draw:frame draw:style-name="fr1" draw:name="Objet229" text:anchor-type="as-char" svg:width="2.545cm" svg:height="1.198cm" draw:z-index="187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287">such as</text:span><text:span text:style-name="T287"><draw:frame draw:style-name="fr1" draw:name="Objet230" text:anchor-type="as-char" svg:width="2.297cm" svg:height="0.506cm" draw:z-index="188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288">and</text:span><text:span text:style-name="T288"><draw:frame draw:style-name="fr1" draw:name="Objet231" text:anchor-type="as-char" svg:width="2.499cm" svg:height="0.557cm" draw:z-index="189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288">. </text:span><text:span text:style-name="T289">Then</text:span><text:span text:style-name="T289"><draw:frame draw:style-name="fr1" draw:name="Objet232" text:anchor-type="as-char" svg:width="3.468cm" svg:height="1.198cm" draw:z-index="190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290">is </text:span><text:span text:style-name="T291">in</text:span><text:span text:style-name="T291"><draw:frame draw:style-name="fr1" draw:name="Objet236" text:anchor-type="as-char" svg:width="1.954cm" svg:height="0.557cm" draw:z-index="191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92">and </text:span><text:span text:style-name="T293">its Jacobian is</text:span></text:p>
      <text:p text:style-name="P144"><draw:frame draw:style-name="fr1" draw:name="Objet237" text:anchor-type="as-char" svg:width="6.038cm" svg:height="1.75cm" draw:z-index="193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<text:p text:style-name="P131"/>
      <text:p text:style-name="P145"><text:span text:style-name="T203">Proof:</text:span> TO DO.</text:p>
      <text:p text:style-name="P131"/>
      <text:h text:style-name="P161" text:outline-level="1"><text:span text:style-name="T130">3</text:span> – <text:span text:style-name="T114">Activation functions</text:span></text:h>
      <text:p text:style-name="P89"/>
      <text:p text:style-name="P89">Definition –<text:span text:style-name="T19"> </text:span><text:span text:style-name="T22">Let</text:span><text:span text:style-name="T31"><draw:frame draw:style-name="fr1" draw:name="Objet78" text:anchor-type="as-char" svg:width="2.408cm" svg:height="0.591cm" draw:z-index="194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31">.</text:span><text:span text:style-name="T22"> </text:span><text:span text:style-name="T32">T</text:span><text:span text:style-name="T23">hen the </text:span><text:span text:style-name="T34">vector</text:span><text:span text:style-name="T24"> wise </text:span><text:span text:style-name="T25">application</text:span></text:p>
      <text:p text:style-name="P56"><draw:frame draw:style-name="fr1" draw:name="Objet38" text:anchor-type="as-char" svg:width="2.912cm" svg:height="1.198cm" draw:z-index="195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7">is an activation function.</text:p>
      <text:p text:style-name="P7"/>
      <text:p text:style-name="P8"><text:span text:style-name="T11">Definition</text:span><text:span text:style-name="T10"> –</text:span> <draw:frame draw:style-name="fr1" draw:name="Objet143" text:anchor-type="as-char" svg:width="1.252cm" svg:height="0.467cm" draw:z-index="196"><draw:object xlink:href="./Object 143" xlink:type="simple" xlink:show="embed" xlink:actuate="onLoad"/><draw:image xlink:href="./ObjectReplacements/Object 143" xlink:type="simple" xlink:show="embed" xlink:actuate="onLoad"/></draw:frame><text:span text:style-name="T264">is</text:span><text:span text:style-name="T131"> </text:span><text:span text:style-name="T264">the following </text:span><text:span text:style-name="T216">vector</text:span><text:span text:style-name="T132"> wise </text:span><text:span text:style-name="T128">application</text:span></text:p>
      <text:p text:style-name="P11"><draw:frame draw:style-name="fr1" draw:name="Objet41" text:anchor-type="as-char" svg:width="4.464cm" svg:height="1.272cm" draw:z-index="53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10"><text:soft-page-break/><text:span text:style-name="T146">with</text:span><text:span text:style-name="T146"><draw:frame draw:style-name="fr1" draw:name="Objet47" text:anchor-type="as-char" svg:width="0.928cm" svg:height="0.467cm" draw:z-index="81"><draw:object xlink:href="./Object 47" xlink:type="simple" xlink:show="embed" xlink:actuate="onLoad"/><draw:image xlink:href="./ObjectReplacements/Object 47" xlink:type="simple" xlink:show="embed" xlink:actuate="onLoad"/></draw:frame></text:span><text:span text:style-name="T146">the </text:span><text:span text:style-name="T148">element-wise </text:span><text:span text:style-name="T146">maximum </text:span><text:span text:style-name="T150">operation</text:span><text:span text:style-name="T146"> </text:span><text:span text:style-name="T149">between two vectors</text:span><text:span text:style-name="T146">.</text:span></text:p>
      <text:p text:style-name="P10"/>
      <text:p text:style-name="P63"><text:span text:style-name="T12">Hypothesis –</text:span><text:span text:style-name="T263"> </text:span><text:span text:style-name="T267">The notation</text:span><text:span text:style-name="T267"><draw:frame draw:style-name="fr1" draw:name="Objet141" text:anchor-type="as-char" svg:width="1.369cm" svg:height="0.531cm" draw:z-index="82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53">means</text:span><text:span text:style-name="T250"> the application </text:span><text:span text:style-name="T252">corresponding to </text:span><text:span text:style-name="T254">the </text:span><text:span text:style-name="T255">coefficient</text:span><text:span text:style-name="T254"><draw:frame draw:style-name="fr1" draw:name="Objet147" text:anchor-type="as-char" svg:width="0.395cm" svg:height="0.467cm" draw:z-index="83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56">of</text:span><text:span text:style-name="T252"> </text:span><text:span text:style-name="T250">the </text:span><text:span text:style-name="T268">function</text:span><text:span text:style-name="T268"><draw:frame draw:style-name="fr1" draw:name="Objet148" text:anchor-type="as-char" svg:width="1.252cm" svg:height="0.467cm" draw:z-index="84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67">. </text:span><text:span text:style-name="T259">Let</text:span><text:span text:style-name="T259"><draw:frame draw:style-name="fr1" draw:name="Objet149" text:anchor-type="as-char" svg:width="1.282cm" svg:height="0.527cm" draw:z-index="85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259">then</text:span></text:p>
      <text:p text:style-name="P60"><draw:frame draw:style-name="fr1" draw:name="Objet153" text:anchor-type="as-char" svg:width="2.221cm" svg:height="0.482cm" draw:z-index="86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87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64"/>
      <text:p text:style-name="P64"><draw:frame draw:style-name="fr1" draw:name="Objet133" text:anchor-type="as-char" svg:width="1.252cm" svg:height="0.467cm" draw:z-index="88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61">on </text:span><text:span text:style-name="T262">every </text:span><text:span text:style-name="T261">coefficients at</text:span><text:span text:style-name="T261"><draw:frame draw:style-name="fr1" draw:name="Objet140" text:anchor-type="as-char" svg:width="0.422cm" svg:height="0.467cm" draw:z-index="95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61"><draw:frame draw:style-name="fr1" draw:name="Objet150" text:anchor-type="as-char" svg:width="2.221cm" svg:height="0.482cm" draw:z-index="127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658cm" svg:height="0.54cm" draw:z-index="174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10"/>
      <text:p text:style-name="P49"><text:span text:style-name="T13">Proposition –</text:span><text:span text:style-name="T265"> </text:span><text:span text:style-name="T265"><draw:frame draw:style-name="fr1" draw:name="Objet145" text:anchor-type="as-char" svg:width="1.252cm" svg:height="0.467cm" draw:z-index="197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66">is an activation function. </text:span><text:span text:style-name="T237">Its </text:span>Jacobian matrix is</text:p>
      <text:p text:style-name="P16"><draw:frame draw:style-name="fr1" draw:name="Objet26" text:anchor-type="as-char" svg:width="8.931cm" svg:height="3.63cm" draw:z-index="198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183"/>
      <text:p text:style-name="P19"><text:span text:style-name="T203">Proof:</text:span><text:span text:style-name="T156"> </text:span><text:span text:style-name="T157">TO DO.</text:span></text:p>
      <text:p text:style-name="P108"/>
      <text:p text:style-name="P9"><text:span text:style-name="T10">Proposition –</text:span> <text:span text:style-name="T248">T</text:span><text:span text:style-name="T131">he </text:span><text:span text:style-name="T133">following</text:span><text:span text:style-name="T131"> </text:span><text:span text:style-name="T216">vector</text:span><text:span text:style-name="T132"> wise </text:span><text:span text:style-name="T128">application</text:span><text:span text:style-name="T134"> </text:span><text:span text:style-name="T237">is an</text:span><text:span text:style-name="T135"> activation function</text:span></text:p>
      <text:p text:style-name="P12"><draw:frame draw:style-name="fr1" draw:name="Objet45" text:anchor-type="as-char" svg:width="4.382cm" svg:height="2.514cm" draw:z-index="60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4">with<draw:frame draw:style-name="fr1" draw:name="Objet48" text:anchor-type="as-char" svg:width="0.407cm" svg:height="0.467cm" draw:z-index="89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51">element-wise </text:span><text:span text:style-name="T129">exponential </text:span><text:span text:style-name="T140">operation</text:span>.</text:p>
      <text:p text:style-name="P15">The<draw:frame draw:style-name="fr1" draw:name="Objet94" text:anchor-type="as-char" svg:width="1.64cm" svg:height="0.467cm" draw:z-index="90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52">function will be denoted as</text:span><text:span text:style-name="T152"><draw:frame draw:style-name="fr1" draw:name="Objet97" text:anchor-type="as-char" svg:width="0.443cm" svg:height="0.467cm" draw:z-index="91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52">for simplicity.</text:span></text:p>
      <text:p text:style-name="P14"/>
      <text:p text:style-name="P70">Its Jacobian matrix is</text:p>
      <text:p text:style-name="P13"><draw:frame draw:style-name="fr1" draw:name="Objet95" text:anchor-type="as-char" svg:width="3.253cm" svg:height="1.773cm" draw:z-index="92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68"><text:soft-page-break/>where<draw:frame draw:style-name="fr1" draw:name="Objet37" text:anchor-type="as-char" svg:width="1.716cm" svg:height="0.527cm" draw:z-index="93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201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69"><draw:frame draw:style-name="fr1" draw:name="Objet99" text:anchor-type="as-char" svg:width="5.743cm" svg:height="0.998cm" draw:z-index="94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7"><text:span text:style-name="T153">w</text:span>ith<draw:frame draw:style-name="fr1" draw:name="Objet77" text:anchor-type="as-char" svg:width="0.907cm" svg:height="0.473cm" draw:z-index="96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54">the Kronecker </text:span><text:span text:style-name="T155">delta</text:span><text:span text:style-name="T154">.</text:span></text:p>
      <text:p text:style-name="P17"/>
      <text:p text:style-name="P18"><text:span text:style-name="T203">Proof:</text:span><text:span text:style-name="T156"> </text:span><text:span text:style-name="T157">TO DO.</text:span></text:p>
      <text:p text:style-name="P127"/>
      <text:h text:style-name="P165" text:outline-level="1"><text:span text:style-name="T212">3</text:span> – <text:span text:style-name="T117">L</text:span><text:span text:style-name="T116">oss</text:span></text:h>
      <text:p text:style-name="P113"/>
      <text:p text:style-name="P153">Definition –<text:span text:style-name="T19"> </text:span><text:span text:style-name="T26">Let</text:span><text:span text:style-name="T26"><draw:frame draw:style-name="fr1" draw:name="Objet130" text:anchor-type="as-char" svg:width="1.713cm" svg:height="0.582cm" draw:z-index="97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6">and</text:span><text:span text:style-name="T66"><draw:frame draw:style-name="fr1" draw:name="Objet49" text:anchor-type="as-char" svg:width="1.732cm" svg:height="0.531cm" draw:z-index="98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51">non empty subset</text:span><text:span text:style-name="T58">s</text:span><text:span text:style-name="T51">. </text:span><text:span text:style-name="T19">Let</text:span><text:span text:style-name="T19"><draw:frame draw:style-name="fr1" draw:name="Objet109" text:anchor-type="as-char" svg:width="1.122cm" svg:height="0.519cm" draw:z-index="99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58">and</text:span><text:span text:style-name="T41"><draw:frame draw:style-name="fr1" draw:name="Objet110" text:anchor-type="as-char" svg:width="2.806cm" svg:height="0.591cm" draw:z-index="100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41">. </text:span><text:span text:style-name="T45">Then</text:span><text:span text:style-name="T47"><draw:frame draw:style-name="fr1" draw:name="Objet131" text:anchor-type="as-char" svg:width="0.905cm" svg:height="0.591cm" draw:z-index="101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6">is </text:span><text:span text:style-name="T47">a loss function </text:span><text:span text:style-name="T49">is equivalent to </text:span><text:span text:style-name="T50">the application</text:span></text:p>
      <text:p text:style-name="P129"><draw:frame draw:style-name="fr1" draw:name="Objet138" text:anchor-type="as-char" svg:width="6.83cm" svg:height="1.235cm" draw:z-index="102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30"><text:span text:style-name="T245">is </text:span><text:span text:style-name="T220">a</text:span><text:span text:style-name="T224">n increasing</text:span><text:span text:style-name="T220"> </text:span><text:span text:style-name="T222">function</text:span><text:span text:style-name="T220"> according </text:span><text:span text:style-name="T223">each </text:span><text:span text:style-name="T255">coefficient </text:span><text:span text:style-name="T269">with</text:span><text:span text:style-name="T257"><draw:frame draw:style-name="fr1" draw:name="Objet93" text:anchor-type="as-char" svg:width="1.707cm" svg:height="0.531cm" draw:z-index="103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70">such as</text:span><text:span text:style-name="T270"><draw:frame draw:style-name="fr1" draw:name="Objet178" text:anchor-type="as-char" svg:width="1.395cm" svg:height="0.591cm" draw:z-index="104"><draw:object xlink:href="./Object 178" xlink:type="simple" xlink:show="embed" xlink:actuate="onLoad"/><draw:image xlink:href="./ObjectReplacements/Object 178" xlink:type="simple" xlink:show="embed" xlink:actuate="onLoad"/></draw:frame></text:span><text:span text:style-name="T271">is always defined</text:span><text:span text:style-name="T221">.</text:span></text:p>
      <text:p text:style-name="P130"><text:span text:style-name="T258">The</text:span><text:span text:style-name="T258"><draw:frame draw:style-name="fr1" draw:name="Objet96" text:anchor-type="as-char" svg:width="0.466cm" svg:height="0.467cm" draw:z-index="105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58">matrix is named the ground truth.</text:span></text:p>
      <text:p text:style-name="P107"/>
      <text:p text:style-name="P152"><text:span text:style-name="T219">Proposition</text:span> – <text:span text:style-name="T19">Let</text:span><text:span text:style-name="T19"><draw:frame draw:style-name="fr1" draw:name="Objet128" text:anchor-type="as-char" svg:width="1.856cm" svg:height="0.552cm" draw:z-index="106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6">a ground truth matrix</text:span><text:span text:style-name="T41">. </text:span><text:span text:style-name="T48">Then the application</text:span></text:p>
      <text:p text:style-name="P114"><draw:frame draw:style-name="fr1" draw:name="Objet129" text:anchor-type="as-char" svg:width="4.477cm" svg:height="1.875cm" draw:z-index="107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126"><text:span text:style-name="T249">is</text:span><text:span text:style-name="T247"> a loss function. </text:span><text:span text:style-name="T279">The application is named Categorical cross-entropy loss.</text:span></text:p>
      <text:p text:style-name="P53"/>
      <text:p text:style-name="P53">Its Gradient matrix is</text:p>
      <text:p text:style-name="P116"><draw:frame draw:style-name="fr1" draw:name="Objet136" text:anchor-type="as-char" svg:width="5.055cm" svg:height="1.977cm" draw:z-index="108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109"/>
      <text:p text:style-name="P110"><text:span text:style-name="T204">P</text:span><text:span text:style-name="T203">roof:</text:span> TO DO.</text:p>
      <text:p text:style-name="P112"/>
      <text:p text:style-name="P154"><text:soft-page-break/><text:span text:style-name="T272">Proposition –</text:span> <text:span text:style-name="T69">Let</text:span><text:span text:style-name="T69"><draw:frame draw:style-name="fr1" draw:name="Objet182" text:anchor-type="as-char" svg:width="1.856cm" svg:height="0.552cm" draw:z-index="202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5">a</text:span><text:span text:style-name="T70"> ground truth matrix</text:span><text:span text:style-name="T41">. </text:span><text:span text:style-name="T59">Let</text:span><text:span text:style-name="T59"><draw:frame draw:style-name="fr1" draw:name="Objet165" text:anchor-type="as-char" svg:width="2.805cm" svg:height="0.542cm" draw:z-index="203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60">and</text:span><text:span text:style-name="T60"><draw:frame draw:style-name="fr1" draw:name="Objet166" text:anchor-type="as-char" svg:width="2.815cm" svg:height="0.542cm" draw:z-index="204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61">the</text:span><text:span text:style-name="T67"><draw:frame draw:style-name="fr1" draw:name="Objet180" text:anchor-type="as-char" svg:width="1.64cm" svg:height="0.467cm" draw:z-index="205"><draw:object xlink:href="./Object 180" xlink:type="simple" xlink:show="embed" xlink:actuate="onLoad"/><draw:image xlink:href="./ObjectReplacements/Object 180" xlink:type="simple" xlink:show="embed" xlink:actuate="onLoad"/></draw:frame></text:span><text:span text:style-name="T61">activation and </text:span><text:span text:style-name="T67">Categorical cross-entropy </text:span><text:span text:style-name="T61">loss functions</text:span><text:span text:style-name="T62">. </text:span><text:span text:style-name="T63">The</text:span><text:span text:style-name="T73">n</text:span><text:span text:style-name="T63"><draw:frame draw:style-name="fr1" draw:name="Objet177" text:anchor-type="as-char" svg:width="2.813cm" svg:height="0.534cm" draw:z-index="206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4">is </text:span><text:span text:style-name="T65">derivable </text:span><text:span text:style-name="T72">on</text:span><text:span text:style-name="T73"><draw:frame draw:style-name="fr1" draw:name="Objet183" text:anchor-type="as-char" svg:width="0.744cm" svg:height="0.527cm" draw:z-index="207"><draw:object xlink:href="./Object 183" xlink:type="simple" xlink:show="embed" xlink:actuate="onLoad"/><draw:image xlink:href="./ObjectReplacements/Object 183" xlink:type="simple" xlink:show="embed" xlink:actuate="onLoad"/></draw:frame></text:span><text:span text:style-name="T73">and</text:span><text:span text:style-name="T72"> </text:span><text:span text:style-name="T74">i</text:span><text:span text:style-name="T68">ts </text:span><text:span text:style-name="T71">G</text:span><text:span text:style-name="T68">radient </text:span><text:span text:style-name="T77">matrix</text:span><text:span text:style-name="T68"> is</text:span></text:p>
      <text:p text:style-name="P133"><draw:frame draw:style-name="fr1" draw:name="Objet181" text:anchor-type="as-char" svg:width="4.385cm" svg:height="1.249cm" draw:z-index="208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112"/>
      <text:p text:style-name="P128"><text:span text:style-name="T203">Proof:</text:span> TO DO.</text:p>
      <text:p text:style-name="P112"/>
      <text:h text:style-name="P162" text:outline-level="1"><text:span text:style-name="T127">4</text:span> – <text:span text:style-name="T115">Dense layers</text:span></text:h>
      <text:p text:style-name="P46"/>
      <text:p text:style-name="P95">Definition –<text:span text:style-name="T19"> </text:span><text:span text:style-name="T55">T</text:span><text:span text:style-name="T52">he </text:span><text:span text:style-name="T54">application</text:span></text:p>
      <text:p text:style-name="P115"><draw:frame draw:style-name="fr1" draw:name="Objet179" text:anchor-type="as-char" svg:width="4.987cm" svg:height="1.289cm" draw:z-index="109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52">defines a dense layer <text:span text:style-name="T244">with</text:span><text:span text:style-name="T238"><draw:frame draw:style-name="fr1" draw:name="Objet108" text:anchor-type="as-char" svg:width="0.466cm" svg:height="0.467cm" draw:z-index="110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46">named </text:span><text:span text:style-name="T239">the input vector, </text:span><text:span text:style-name="T239"><draw:frame draw:style-name="fr1" draw:name="Objet144" text:anchor-type="as-char" svg:width="0.605cm" svg:height="0.467cm" draw:z-index="111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46">named </text:span><text:span text:style-name="T240">the weight matri</text:span><text:span text:style-name="T241">x </text:span><text:span text:style-name="T242">and</text:span><text:span text:style-name="T242"><draw:frame draw:style-name="fr1" draw:name="Objet146" text:anchor-type="as-char" svg:width="0.425cm" svg:height="0.467cm" draw:z-index="112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46">named </text:span><text:span text:style-name="T243">the bias matrix.</text:span></text:p>
      <text:p text:style-name="P52"/>
      <text:p text:style-name="P57">The notation<draw:frame draw:style-name="fr1" draw:name="Objet25" text:anchor-type="as-char" svg:width="0.579cm" svg:height="0.531cm" draw:z-index="113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53">means</text:span><text:span text:style-name="T250"> the application</text:span><text:span text:style-name="T250"><draw:frame draw:style-name="fr1" draw:name="Objet272" text:anchor-type="as-char" svg:width="3.865cm" svg:height="0.591cm" draw:z-index="209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252">corresponding to </text:span><text:span text:style-name="T254">the </text:span><text:span text:style-name="T355">row</text:span><text:span text:style-name="T254"><draw:frame draw:style-name="fr1" draw:name="Objet36" text:anchor-type="as-char" svg:width="0.395cm" svg:height="0.467cm" draw:z-index="114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56">of </text:span><text:span text:style-name="T355">the second </text:span><text:span text:style-name="T357">matrix </text:span><text:span text:style-name="T355">component </text:span><text:span text:style-name="T356">of</text:span><text:span text:style-name="T252"> </text:span><text:span text:style-name="T250">the </text:span><text:span text:style-name="T251">dense layer</text:span><draw:frame draw:style-name="fr1" draw:name="Objet35" text:anchor-type="as-char" svg:width="0.462cm" svg:height="0.467cm" draw:z-index="115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59">Let</text:span><text:span text:style-name="T259"><draw:frame draw:style-name="fr1" draw:name="Objet135" text:anchor-type="as-char" svg:width="1.342cm" svg:height="0.527cm" draw:z-index="210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73">an input vector</text:span><text:span text:style-name="T259">, </text:span><text:span text:style-name="T259"><draw:frame draw:style-name="fr1" draw:name="Objet134" text:anchor-type="as-char" svg:width="1.946cm" svg:height="0.531cm" draw:z-index="211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74">a weight matrix </text:span><text:span text:style-name="T260">and</text:span><text:span text:style-name="T259"><draw:frame draw:style-name="fr1" draw:name="Objet127" text:anchor-type="as-char" svg:width="1.399cm" svg:height="0.527cm" draw:z-index="212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75">a</text:span><text:span text:style-name="T274"> bias matrix </text:span><text:span text:style-name="T259">then</text:span></text:p>
      <text:p text:style-name="P59"><draw:frame draw:style-name="fr1" draw:name="Objet132" text:anchor-type="as-char" svg:width="2.379cm" svg:height="0.482cm" draw:z-index="213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7.745cm" svg:height="0.591cm" draw:z-index="214"><draw:object xlink:href="./Object 135" xlink:type="simple" xlink:show="embed" xlink:actuate="onLoad"/><draw:image xlink:href="./ObjectReplacements/Object 135" xlink:type="simple" xlink:show="embed" xlink:actuate="onLoad"/></draw:frame></text:p>
      <text:p text:style-name="P52"/>
      <text:p text:style-name="P97"><text:span text:style-name="T235">P</text:span>roposition –<text:span text:style-name="T19"> </text:span><text:span text:style-name="T160">Let</text:span><text:span text:style-name="T160"><draw:frame draw:style-name="fr1" draw:name="Objet184" text:anchor-type="as-char" svg:width="4.78cm" svg:height="0.591cm" draw:z-index="215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89">a</text:span><text:span text:style-name="T163"> </text:span><text:span text:style-name="T165">dense layer </text:span><text:span text:style-name="T183">function. </text:span><text:span text:style-name="T185">Then</text:span><text:span text:style-name="T185"><draw:frame draw:style-name="fr1" draw:name="Objet188" text:anchor-type="as-char" svg:width="0.462cm" svg:height="0.467cm" draw:z-index="216"><draw:object xlink:href="./Object 188" xlink:type="simple" xlink:show="embed" xlink:actuate="onLoad"/><draw:image xlink:href="./ObjectReplacements/Object 188" xlink:type="simple" xlink:show="embed" xlink:actuate="onLoad"/></draw:frame></text:span><text:span text:style-name="T170">is </text:span><text:span text:style-name="T171">derivable </text:span><text:span text:style-name="T173">according </text:span><text:span text:style-name="T175">the first and third variables</text:span><text:span text:style-name="T171"> </text:span><text:span text:style-name="T172">on</text:span><text:span text:style-name="T169"><draw:frame draw:style-name="fr1" draw:name="Objet186" text:anchor-type="as-char" svg:width="0.744cm" svg:height="0.527cm" draw:z-index="217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74">and</text:span><text:span text:style-name="T174"><draw:frame draw:style-name="fr1" draw:name="Objet187" text:anchor-type="as-char" svg:width="0.84cm" svg:height="0.527cm" draw:z-index="218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74">respectively</text:span><text:span text:style-name="T169">.</text:span></text:p>
      <text:p text:style-name="P134"/>
      <text:p text:style-name="P98"><text:span text:style-name="T179">Let</text:span><text:span text:style-name="T179"><draw:frame draw:style-name="fr1" draw:name="Objet189" text:anchor-type="as-char" svg:width="1.342cm" svg:height="0.527cm" draw:z-index="219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80">an input vector </text:span><text:span text:style-name="T182">and</text:span><text:span text:style-name="T179"><draw:frame draw:style-name="fr1" draw:name="Objet190" text:anchor-type="as-char" svg:width="1.399cm" svg:height="0.527cm" draw:z-index="222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82">a</text:span><text:span text:style-name="T181"> bias matrix. </text:span><text:span text:style-name="T184">T</text:span><text:span text:style-name="T179">hen</text:span><text:span text:style-name="T176"><draw:frame draw:style-name="fr1" draw:name="Objet191" text:anchor-type="as-char" svg:width="3.962cm" svg:height="0.591cm" draw:z-index="223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77">is also derivable </text:span><text:span text:style-name="T188">according the second variable </text:span><text:span text:style-name="T178">for all</text:span><text:span text:style-name="T178"><draw:frame draw:style-name="fr1" draw:name="Objet192" text:anchor-type="as-char" svg:width="1.947cm" svg:height="0.482cm" draw:z-index="224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78">.</text:span></text:p>
      <text:p text:style-name="P134"/>
      <text:p text:style-name="P97"><text:span text:style-name="T56">Its </text:span><text:span text:style-name="T111">Gradient or </text:span><text:span text:style-name="T56">Jacobian matri</text:span><text:span text:style-name="T57">ces are</text:span></text:p>
      <text:p text:style-name="P66"><draw:frame draw:style-name="fr1" draw:name="Objet194" text:anchor-type="as-char" svg:width="3.366cm" svg:height="1.235cm" draw:z-index="225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23"><text:soft-page-break/><text:span text:style-name="T159"><draw:frame draw:style-name="fr1" draw:name="Objet42" text:anchor-type="as-char" svg:width="2.379cm" svg:height="0.482cm" draw:z-index="122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59">,</text:span><text:span text:style-name="T158"><draw:frame draw:style-name="fr1" draw:name="Objet39" text:anchor-type="as-char" svg:width="3.014cm" svg:height="1.189cm" draw:z-index="123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17"><draw:frame draw:style-name="fr1" draw:name="Objet154" text:anchor-type="as-char" svg:width="3.554cm" svg:height="1.304cm" draw:z-index="124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54">with<draw:frame draw:style-name="fr1" draw:name="Objet162" text:anchor-type="as-char" svg:width="0.686cm" svg:height="0.531cm" draw:z-index="125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126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47"/>
      <text:p text:style-name="P111"><text:span text:style-name="T204">P</text:span><text:span text:style-name="T203">roof:</text:span> TO DO.</text:p>
      <text:p text:style-name="P47"/>
      <text:p text:style-name="P100"><text:span text:style-name="T235">P</text:span><text:span text:style-name="T236">roposition –</text:span><text:span text:style-name="T53"> </text:span><text:span text:style-name="T160">Let</text:span><text:span text:style-name="T160"><draw:frame draw:style-name="fr1" draw:name="Objet155" text:anchor-type="as-char" svg:width="4.78cm" svg:height="0.591cm" draw:z-index="138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61">and</text:span><text:span text:style-name="T161"><draw:frame draw:style-name="fr1" draw:name="Objet156" text:anchor-type="as-char" svg:width="3.314cm" svg:height="0.527cm" draw:z-index="139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62">the</text:span><text:span text:style-name="T163"> </text:span><text:span text:style-name="T165">dense layer </text:span><text:span text:style-name="T166">and</text:span><text:span text:style-name="T167"><draw:frame draw:style-name="fr1" draw:name="Objet157" text:anchor-type="as-char" svg:width="1.252cm" svg:height="0.467cm" draw:z-index="140"><draw:object xlink:href="./Object 157" xlink:type="simple" xlink:show="embed" xlink:actuate="onLoad"/><draw:image xlink:href="./ObjectReplacements/Object 157" xlink:type="simple" xlink:show="embed" xlink:actuate="onLoad"/></draw:frame></text:span><text:span text:style-name="T162">activation functions</text:span><text:span text:style-name="T164">. </text:span><text:span text:style-name="T186">Let</text:span><text:span text:style-name="T186"><draw:frame draw:style-name="fr1" draw:name="Objet210" text:anchor-type="as-char" svg:width="4.865cm" svg:height="1.221cm" draw:z-index="228"><draw:object xlink:href="./Object 210" xlink:type="simple" xlink:show="embed" xlink:actuate="onLoad"/><draw:image xlink:href="./ObjectReplacements/Object 210" xlink:type="simple" xlink:show="embed" xlink:actuate="onLoad"/></draw:frame></text:span><text:span text:style-name="T187">such as</text:span><text:span text:style-name="T187"><draw:frame draw:style-name="fr1" draw:name="Objet211" text:anchor-type="as-char" svg:width="3.662cm" svg:height="0.557cm" draw:z-index="229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86">. </text:span><text:span text:style-name="T168">The</text:span><text:span text:style-name="T169">n</text:span><text:span text:style-name="T168"><draw:frame draw:style-name="fr1" draw:name="Objet158" text:anchor-type="as-char" svg:width="8.784cm" svg:height="0.591cm" draw:z-index="141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70">is </text:span><text:span text:style-name="T171">derivable </text:span><text:span text:style-name="T173">according </text:span><text:span text:style-name="T175">the first and third variables</text:span><text:span text:style-name="T171"> </text:span><text:span text:style-name="T172">on</text:span><text:span text:style-name="T169"><draw:frame draw:style-name="fr1" draw:name="Objet159" text:anchor-type="as-char" svg:width="0.744cm" svg:height="0.527cm" draw:z-index="142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74">and</text:span><text:span text:style-name="T174"><draw:frame draw:style-name="fr1" draw:name="Objet163" text:anchor-type="as-char" svg:width="0.84cm" svg:height="0.527cm" draw:z-index="143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74">respectively</text:span><text:span text:style-name="T169">.</text:span></text:p>
      <text:p text:style-name="P101"/>
      <text:p text:style-name="P58">The notation<draw:frame draw:style-name="fr1" draw:name="Objet214" text:anchor-type="as-char" svg:width="1.443cm" svg:height="0.591cm" draw:z-index="220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53">means</text:span><text:span text:style-name="T250"> the application </text:span><text:span text:style-name="T252">corresponding to </text:span><text:span text:style-name="T254">the </text:span><text:span text:style-name="T255">coefficient</text:span><text:span text:style-name="T254"><draw:frame draw:style-name="fr1" draw:name="Objet215" text:anchor-type="as-char" svg:width="0.556cm" svg:height="0.467cm" draw:z-index="221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56">of</text:span><text:span text:style-name="T256"><draw:frame draw:style-name="fr1" draw:name="Objet216" text:anchor-type="as-char" svg:width="1.443cm" svg:height="0.527cm" draw:z-index="231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59">Let</text:span><text:span text:style-name="T259"><draw:frame draw:style-name="fr1" draw:name="Objet217" text:anchor-type="as-char" svg:width="1.6cm" svg:height="0.527cm" draw:z-index="237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59">then</text:span></text:p>
      <text:p text:style-name="P62"><draw:frame draw:style-name="fr1" draw:name="Objet212" text:anchor-type="as-char" svg:width="2.54cm" svg:height="0.482cm" draw:z-index="238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1" draw:name="Objet213" text:anchor-type="as-char" svg:width="4.884cm" svg:height="0.591cm" draw:z-index="239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101"/>
      <text:p text:style-name="P96"><text:span text:style-name="T179">Let</text:span><text:span text:style-name="T179"><draw:frame draw:style-name="fr1" draw:name="Objet167" text:anchor-type="as-char" svg:width="1.342cm" svg:height="0.527cm" draw:z-index="240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80">an input vector </text:span><text:span text:style-name="T182">and</text:span><text:span text:style-name="T179"><draw:frame draw:style-name="fr1" draw:name="Objet185" text:anchor-type="as-char" svg:width="1.399cm" svg:height="0.527cm" draw:z-index="241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82">a</text:span><text:span text:style-name="T181"> bias matrix. </text:span><text:span text:style-name="T184">T</text:span><text:span text:style-name="T179">hen</text:span><text:span text:style-name="T176"><draw:frame draw:style-name="fr1" draw:name="Objet160" text:anchor-type="as-char" svg:width="6.787cm" svg:height="0.591cm" draw:z-index="149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77">is also derivable </text:span><text:span text:style-name="T178">for all</text:span><text:span text:style-name="T178"><draw:frame draw:style-name="fr1" draw:name="Objet164" text:anchor-type="as-char" svg:width="2.108cm" svg:height="0.482cm" draw:z-index="150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78">.</text:span></text:p>
      <text:p text:style-name="P132"/>
      <text:p text:style-name="P99"><text:span text:style-name="T56">Its </text:span><text:span text:style-name="T110">Gradient</text:span><text:span text:style-name="T56"> matri</text:span><text:span text:style-name="T57">ces are</text:span></text:p>
      <text:p text:style-name="P67"/>
      <text:p text:style-name="P118"><draw:frame draw:style-name="fr1" draw:name="Objet152" text:anchor-type="as-char" svg:width="12.467cm" svg:height="1.799cm" draw:z-index="166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22"><text:span text:style-name="T278">where</text:span><text:span text:style-name="T278"><draw:frame draw:style-name="fr1" draw:name="Objet218" text:anchor-type="as-char" svg:width="1.776cm" svg:height="0.527cm" draw:z-index="242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78">,</text:span><text:span text:style-name="T278"><draw:frame draw:style-name="fr1" draw:name="Objet219" text:anchor-type="as-char" svg:width="2.221cm" svg:height="0.482cm" draw:z-index="243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78">,</text:span></text:p>
      <text:p text:style-name="P140"><draw:frame draw:style-name="fr1" draw:name="Objet220" text:anchor-type="as-char" svg:width="17.254cm" svg:height="1.139cm" draw:z-index="261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<text:p text:style-name="P120"><text:span text:style-name="T276">with</text:span><text:span text:style-name="T276"><draw:frame draw:style-name="fr1" draw:name="Objet197" text:anchor-type="as-char" svg:width="1.946cm" svg:height="0.531cm" draw:z-index="167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77">a weight matrix, </text:span><text:span text:style-name="T259"><draw:frame draw:style-name="fr1" draw:name="Objet198" text:anchor-type="as-char" svg:width="1.399cm" svg:height="0.527cm" draw:z-index="267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75">a</text:span><text:span text:style-name="T274"> bias matrix.</text:span></text:p>
      <text:p text:style-name="P135"/>
      <text:p text:style-name="P24"><text:soft-page-break/><text:span text:style-name="T159"><draw:frame draw:style-name="fr1" draw:name="Objet195" text:anchor-type="as-char" svg:width="2.54cm" svg:height="0.482cm" draw:z-index="168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59">,</text:span><text:span text:style-name="T158"><draw:frame draw:style-name="fr1" draw:name="Objet196" text:anchor-type="as-char" svg:width="13.64cm" svg:height="1.838cm" draw:z-index="169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22"><text:span text:style-name="T278">where</text:span><text:span text:style-name="T278"><draw:frame draw:style-name="fr1" draw:name="Objet221" text:anchor-type="as-char" svg:width="1.82cm" svg:height="0.527cm" draw:z-index="269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78">,</text:span><text:span text:style-name="T278"><draw:frame draw:style-name="fr1" draw:name="Objet222" text:anchor-type="as-char" svg:width="2.221cm" svg:height="0.482cm" draw:z-index="271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78">,</text:span></text:p>
      <text:p text:style-name="P140"><draw:frame draw:style-name="fr1" draw:name="Objet223" text:anchor-type="as-char" svg:width="16.986cm" svg:height="1.122cm" draw:z-index="272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<text:p text:style-name="P27"><text:span text:style-name="T190">with</text:span><text:span text:style-name="T190"><draw:frame draw:style-name="fr1" draw:name="Objet202" text:anchor-type="as-char" svg:width="1.342cm" svg:height="0.527cm" draw:z-index="182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91">a</text:span><text:span text:style-name="T197">n input</text:span><text:span text:style-name="T191"> matrix, </text:span><text:span text:style-name="T192"><draw:frame draw:style-name="fr1" draw:name="Objet203" text:anchor-type="as-char" svg:width="1.399cm" svg:height="0.527cm" draw:z-index="185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93">a</text:span><text:span text:style-name="T194"> bias matrix</text:span><text:span text:style-name="T195">.</text:span></text:p>
      <text:p text:style-name="P121"/>
      <text:p text:style-name="P138"><draw:frame draw:style-name="fr1" draw:name="Objet193" text:anchor-type="as-char" svg:width="12.384cm" svg:height="1.799cm" draw:z-index="155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23"><text:span text:style-name="T278">where</text:span><text:span text:style-name="T278"><draw:frame draw:style-name="fr1" draw:name="Objet225" text:anchor-type="as-char" svg:width="1.831cm" svg:height="0.527cm" draw:z-index="199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78">,</text:span><text:span text:style-name="T278"><draw:frame draw:style-name="fr1" draw:name="Objet226" text:anchor-type="as-char" svg:width="2.54cm" svg:height="0.482cm" draw:z-index="200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78">,</text:span></text:p>
      <text:p text:style-name="P141"><draw:frame draw:style-name="fr1" draw:name="Objet224" text:anchor-type="as-char" svg:width="15.485cm" svg:height="1.088cm" draw:z-index="192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P28"><text:span text:style-name="T190">with</text:span><text:span text:style-name="T190"><draw:frame draw:style-name="fr1" draw:name="Objet208" text:anchor-type="as-char" svg:width="1.342cm" svg:height="0.527cm" draw:z-index="171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91">a weight matrix </text:span><text:span text:style-name="T196">and</text:span><text:span text:style-name="T190"><draw:frame draw:style-name="fr1" draw:name="Objet209" text:anchor-type="as-char" svg:width="1.946cm" svg:height="0.531cm" draw:z-index="172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91">a weight matrix.</text:span></text:p>
      <text:p text:style-name="P136"/>
      <text:p text:style-name="P65"><text:span text:style-name="T203">Proof:</text:span> TO DO.</text:p>
      <text:p text:style-name="P48"/>
      <text:h text:style-name="P163" text:outline-level="1"><text:span text:style-name="T127">5</text:span> – <text:span text:style-name="T113">Neural Network</text:span><text:span text:style-name="T119">s</text:span></text:h>
      <text:p text:style-name="P20"/>
      <text:p text:style-name="P74"><text:span text:style-name="T14">Definition –</text:span><text:span text:style-name="T305"> </text:span><text:span text:style-name="T294">A training data set is defined as </text:span><text:span text:style-name="T295">couples </text:span><text:span text:style-name="T296">of </text:span><text:span text:style-name="T297">vectors</text:span><text:span text:style-name="T296"><draw:frame draw:style-name="fr1" draw:name="Objet242" text:anchor-type="as-char" svg:width="3.141cm" svg:height="0.637cm" draw:z-index="226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299">for</text:span><text:span text:style-name="T298"><draw:frame draw:style-name="fr1" draw:name="Objet243" text:anchor-type="as-char" svg:width="1.625cm" svg:height="0.482cm" draw:z-index="227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298">. </text:span><text:span text:style-name="T303">The</text:span><text:span text:style-name="T298"><draw:frame draw:style-name="fr1" draw:name="Objet247" text:anchor-type="as-char" svg:width="0.603cm" svg:height="0.527cm" draw:z-index="275"><draw:object xlink:href="./Object 247" xlink:type="simple" xlink:show="embed" xlink:actuate="onLoad"/><draw:image xlink:href="./ObjectReplacements/Object 247" xlink:type="simple" xlink:show="embed" xlink:actuate="onLoad"/></draw:frame></text:span><text:span text:style-name="T303">are</text:span><text:span text:style-name="T300"> named input or feature matri</text:span><text:span text:style-name="T303">ces</text:span><text:span text:style-name="T300"> </text:span><text:span text:style-name="T301">and </text:span><text:span text:style-name="T304">the</text:span><text:span text:style-name="T301"><draw:frame draw:style-name="fr1" draw:name="Objet246" text:anchor-type="as-char" svg:width="0.57cm" svg:height="0.607cm" draw:z-index="230"><draw:object xlink:href="./Object 246" xlink:type="simple" xlink:show="embed" xlink:actuate="onLoad"/><draw:image xlink:href="./ObjectReplacements/Object 246" xlink:type="simple" xlink:show="embed" xlink:actuate="onLoad"/></draw:frame></text:span><text:span text:style-name="T302">target or label matri</text:span><text:span text:style-name="T304">ces</text:span><text:span text:style-name="T302">.</text:span></text:p>
      <text:p text:style-name="P76"/>
      <text:p text:style-name="P103">Definition –<text:span text:style-name="T19"> </text:span><text:span text:style-name="T81">Let</text:span><text:span text:style-name="T82"><draw:frame draw:style-name="fr1" draw:name="Objet20" text:anchor-type="as-char" svg:width="0.466cm" svg:height="0.467cm" draw:z-index="232"><draw:object xlink:href="./Object 20" xlink:type="simple" xlink:show="embed" xlink:actuate="onLoad"/><draw:image xlink:href="./ObjectReplacements/Object 20" xlink:type="simple" xlink:show="embed" xlink:actuate="onLoad"/></draw:frame></text:span><text:span text:style-name="T86">dense </text:span><text:span text:style-name="T83">layers </text:span><text:span text:style-name="T86">with activation functions</text:span><text:span text:style-name="T83"><draw:frame draw:style-name="fr1" draw:name="Objet21" text:anchor-type="as-char" svg:width="5.456cm" svg:height="0.598cm" draw:z-index="233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5">for</text:span><text:span text:style-name="T85"><draw:frame draw:style-name="fr1" draw:name="Objet22" text:anchor-type="as-char" svg:width="1.767cm" svg:height="0.482cm" draw:z-index="259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9">with</text:span><text:span text:style-name="T99"><draw:frame draw:style-name="fr1" draw:name="Objet249" text:anchor-type="as-char" svg:width="2.321cm" svg:height="0.628cm" draw:z-index="260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99">and</text:span><text:span text:style-name="T99"><draw:frame draw:style-name="fr1" draw:name="Objet252" text:anchor-type="as-char" svg:width="1.693cm" svg:height="0.534cm" draw:z-index="276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99">the</text:span><text:span text:style-name="T99"><draw:frame draw:style-name="fr1" draw:name="Objet253" text:anchor-type="as-char" svg:width="0.596cm" svg:height="0.527cm" draw:z-index="277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100">weight and </text:span><text:span text:style-name="T99">bias matri</text:span><text:span text:style-name="T100">ces</text:span><text:span text:style-name="T84">. </text:span><text:span text:style-name="T79">Let </text:span><text:span text:style-name="T80">a training data set</text:span><text:span text:style-name="T80"><draw:frame draw:style-name="fr2" draw:name="Objet15" text:anchor-type="as-char" svg:y="-0.524cm" svg:width="3.6cm" svg:height="0.637cm" draw:z-index="234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87">for</text:span><text:span text:style-name="T87"><draw:frame draw:style-name="fr1" draw:name="Objet23" text:anchor-type="as-char" svg:width="1.625cm" svg:height="0.482cm" draw:z-index="235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80">. </text:span><text:span text:style-name="T89">Let</text:span><text:span text:style-name="T89"><draw:frame draw:style-name="fr1" draw:name="Objet24" text:anchor-type="as-char" svg:width="2.859cm" svg:height="0.672cm" draw:z-index="258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9">loss function</text:span><text:span text:style-name="T101">s </text:span><text:span text:style-name="T102">for</text:span><draw:frame draw:style-name="fr1" draw:name="Objet250" text:anchor-type="as-char" svg:width="1.625cm" svg:height="0.482cm" draw:z-index="278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93">with</text:span><text:span text:style-name="T93"><draw:frame draw:style-name="fr2" draw:name="Objet241" text:anchor-type="as-char" svg:y="-0.524cm" svg:width="1.725cm" svg:height="0.676cm" draw:z-index="236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95">as</text:span><text:span text:style-name="T94"> ground truth matrices </text:span><text:span text:style-name="T103">respectively</text:span><text:span text:style-name="T89">.</text:span></text:p>
      <text:p text:style-name="P77"/>
      <text:p text:style-name="P104"><text:soft-page-break/><text:span text:style-name="T88">Then </text:span><text:span text:style-name="T96">a </text:span><text:span text:style-name="T92">neural network is defined as the</text:span><text:span text:style-name="T90"> application</text:span><text:span text:style-name="T90"><draw:frame draw:style-name="fr1" draw:name="Objet306" text:anchor-type="as-char" svg:width="6.304cm" svg:height="1.413cm" draw:z-index="279"><draw:object xlink:href="./Object 306" xlink:type="simple" xlink:show="embed" xlink:actuate="onLoad"/><draw:image xlink:href="./ObjectReplacements/Object 306" xlink:type="simple" xlink:show="embed" xlink:actuate="onLoad"/><svg:desc>formule</svg:desc></draw:frame></text:span><text:span text:style-name="T97">.</text:span></text:p>
      <text:p text:style-name="P83"/>
      <text:p text:style-name="P104"><text:span text:style-name="T98">The optimization problem </text:span><text:span text:style-name="T106">is</text:span><text:span text:style-name="T91"><draw:frame draw:style-name="fr1" draw:name="Objet271" text:anchor-type="as-char" svg:width="5.47cm" svg:height="1.178cm" draw:z-index="286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07">and </text:span><text:span text:style-name="T107"><draw:frame draw:style-name="fr1" draw:name="Objet248" text:anchor-type="as-char" svg:width="9.174cm" svg:height="1.139cm" draw:z-index="287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108">is named the objective function or global loss.</text:span></text:p>
      <text:p text:style-name="P75"/>
      <text:p text:style-name="P79"><text:span text:style-name="T16">Theorem</text:span><text:span text:style-name="T10"> –</text:span> <text:span text:style-name="T307">Let</text:span><text:span text:style-name="T308"><draw:frame draw:style-name="fr1" draw:name="Objet251" text:anchor-type="as-char" svg:width="0.466cm" svg:height="0.467cm" draw:z-index="244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309">dense </text:span><text:span text:style-name="T310">layers </text:span><text:span text:style-name="T309">with activation functions –</text:span><text:span text:style-name="T310"><draw:frame draw:style-name="fr1" draw:name="Objet254" text:anchor-type="as-char" svg:width="6.004cm" svg:height="0.564cm" draw:z-index="245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311">for</text:span><text:span text:style-name="T311"><draw:frame draw:style-name="fr1" draw:name="Objet255" text:anchor-type="as-char" svg:width="2.33cm" svg:height="0.482cm" draw:z-index="246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325">and</text:span><draw:frame draw:style-name="fr1" draw:name="Objet267" text:anchor-type="as-char" svg:width="5.165cm" svg:height="0.564cm" draw:z-index="288"><draw:object xlink:href="./Object 267" xlink:type="simple" xlink:show="embed" xlink:actuate="onLoad"/><draw:image xlink:href="./ObjectReplacements/Object 267" xlink:type="simple" xlink:show="embed" xlink:actuate="onLoad"/><svg:desc>formule</svg:desc></draw:frame>. <text:span text:style-name="T312"><draw:frame draw:style-name="fr1" draw:name="Objet256" text:anchor-type="as-char" svg:width="2.321cm" svg:height="0.628cm" draw:z-index="247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312">and</text:span><text:span text:style-name="T312"><draw:frame draw:style-name="fr1" draw:name="Objet257" text:anchor-type="as-char" svg:width="1.693cm" svg:height="0.534cm" draw:z-index="248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326">are defined as </text:span><text:span text:style-name="T312">the</text:span><text:span text:style-name="T312"><draw:frame draw:style-name="fr1" draw:name="Objet258" text:anchor-type="as-char" svg:width="0.596cm" svg:height="0.527cm" draw:z-index="249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313">weight and </text:span><text:span text:style-name="T312">bias matri</text:span><text:span text:style-name="T313">ces</text:span><text:span text:style-name="T314">. </text:span><text:span text:style-name="T315">Let </text:span><text:span text:style-name="T316">a training data set</text:span><text:span text:style-name="T316"><draw:frame draw:style-name="fr2" draw:name="Objet259" text:anchor-type="as-char" svg:y="-0.524cm" svg:width="3.6cm" svg:height="0.637cm" draw:z-index="250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317">for</text:span><text:span text:style-name="T317"><draw:frame draw:style-name="fr1" draw:name="Objet260" text:anchor-type="as-char" svg:width="1.625cm" svg:height="0.482cm" draw:z-index="251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316">. </text:span><text:span text:style-name="T318">Let</text:span><text:span text:style-name="T318"><draw:frame draw:style-name="fr1" draw:name="Objet261" text:anchor-type="as-char" svg:width="2.658cm" svg:height="0.616cm" draw:z-index="252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336">Categorical cross-entropy </text:span><text:span text:style-name="T318">loss</text:span><text:span text:style-name="T336">es</text:span><text:span text:style-name="T319"> </text:span><text:span text:style-name="T320">for</text:span><text:span text:style-name="T15"><draw:frame draw:style-name="fr1" draw:name="Objet262" text:anchor-type="as-char" svg:width="1.625cm" svg:height="0.482cm" draw:z-index="253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321">with</text:span><text:span text:style-name="T321"><draw:frame draw:style-name="fr2" draw:name="Objet263" text:anchor-type="as-char" svg:y="-0.524cm" svg:width="1.725cm" svg:height="0.676cm" draw:z-index="254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322">as</text:span><text:span text:style-name="T323"> ground truth matrices </text:span><text:span text:style-name="T324">respectively</text:span><text:span text:style-name="T318">.</text:span></text:p>
      <text:p text:style-name="P78"/>
      <text:p text:style-name="P105"><text:span text:style-name="T88">Then</text:span><text:span text:style-name="T92"> the</text:span><text:span text:style-name="T90"> </text:span><text:span text:style-name="T105">following </text:span><text:span text:style-name="T90">application</text:span><text:span text:style-name="T90"><draw:frame draw:style-name="fr1" draw:name="Objet264" text:anchor-type="as-char" svg:width="2.766cm" svg:height="0.534cm" draw:z-index="255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104">with</text:span></text:p>
      <text:p text:style-name="P84"/>
      <text:p text:style-name="P80"><draw:frame draw:style-name="fr3" draw:name="Objet265" text:anchor-type="as-char" svg:width="8.359cm" svg:height="0.727cm" draw:z-index="256"><draw:object xlink:href="./Object 265" xlink:type="simple" xlink:show="embed" xlink:actuate="onLoad"/><draw:image xlink:href="./ObjectReplacements/Object 265" xlink:type="simple" xlink:show="embed" xlink:actuate="onLoad"/><svg:desc>formule</svg:desc></draw:frame></text:p>
      <text:p text:style-name="P85"/>
      <text:p text:style-name="P106"><text:span text:style-name="T104">is a neural network</text:span><text:span text:style-name="T91"> </text:span><text:span text:style-name="T109">and its objective function is</text:span></text:p>
      <text:p text:style-name="P86"/>
      <text:p text:style-name="P87"><draw:frame draw:style-name="fr1" draw:name="Objet266" text:anchor-type="as-char" svg:width="9.119cm" svg:height="1.139cm" draw:z-index="289"><draw:object xlink:href="./Object 266" xlink:type="simple" xlink:show="embed" xlink:actuate="onLoad"/><draw:image xlink:href="./ObjectReplacements/Object 266" xlink:type="simple" xlink:show="embed" xlink:actuate="onLoad"/><svg:desc>formule</svg:desc></draw:frame></text:p>
      <text:p text:style-name="P75"/>
      <text:p text:style-name="P81">Let<draw:frame draw:style-name="fr1" draw:name="Objet268" text:anchor-type="as-char" svg:width="1.767cm" svg:height="0.482cm" draw:z-index="266"><draw:object xlink:href="./Object 268" xlink:type="simple" xlink:show="embed" xlink:actuate="onLoad"/><draw:image xlink:href="./ObjectReplacements/Object 268" xlink:type="simple" xlink:show="embed" xlink:actuate="onLoad"/><svg:desc>formule</svg:desc></draw:frame>. <text:span text:style-name="T360">For all</text:span><text:span text:style-name="T337"><draw:frame draw:style-name="fr1" draw:name="Objet51" text:anchor-type="as-char" svg:width="1.625cm" svg:height="0.482cm" draw:z-index="305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337">, </text:span><text:span text:style-name="T360">let</text:span></text:p>
      <text:p text:style-name="P88"><draw:frame draw:style-name="fr1" draw:name="Objet277" text:anchor-type="as-char" svg:width="9.079cm" svg:height="1.42cm" draw:z-index="270"><draw:object xlink:href="./Object 240" xlink:type="simple" xlink:show="embed" xlink:actuate="onLoad"/><draw:image xlink:href="./ObjectReplacements/Object 240" xlink:type="simple" xlink:show="embed" xlink:actuate="onLoad"/></draw:frame></text:p>
      <text:p text:style-name="P166"><text:soft-page-break/><draw:frame draw:style-name="fr1" draw:name="Objet269" text:anchor-type="as-char" svg:width="14.155cm" svg:height="3.164cm" draw:z-index="257"><draw:object xlink:href="./Object 269" xlink:type="simple" xlink:show="embed" xlink:actuate="onLoad"/><draw:image xlink:href="./ObjectReplacements/Object 269" xlink:type="simple" xlink:show="embed" xlink:actuate="onLoad"/><svg:desc>formule</svg:desc></draw:frame></text:p>
      <text:p text:style-name="P168"><text:span text:style-name="T353">then</text:span><draw:frame draw:style-name="fr1" draw:name="Objet239" text:anchor-type="as-char" svg:width="13.369cm" svg:height="3.651cm" draw:z-index="290"><draw:object xlink:href="./Object 239" xlink:type="simple" xlink:show="embed" xlink:actuate="onLoad"/><draw:image xlink:href="./ObjectReplacements/Object 239" xlink:type="simple" xlink:show="embed" xlink:actuate="onLoad"/><svg:desc>formule</svg:desc></draw:frame><text:span text:style-name="T354">where</text:span><text:span text:style-name="T354"><draw:frame draw:style-name="fr1" draw:name="Objet312" text:anchor-type="as-char" svg:width="2.766cm" svg:height="0.482cm" draw:z-index="297"><draw:object xlink:href="./Object 312" xlink:type="simple" xlink:show="embed" xlink:actuate="onLoad"/><draw:image xlink:href="./ObjectReplacements/Object 312" xlink:type="simple" xlink:show="embed" xlink:actuate="onLoad"/><svg:desc>formule</svg:desc></draw:frame></text:span><text:span text:style-name="T354">,</text:span><text:span text:style-name="T278"><draw:frame draw:style-name="fr1" draw:name="Objet240" text:anchor-type="as-char" svg:width="2.034cm" svg:height="0.534cm" draw:z-index="291"><draw:object xlink:href="./Object 270" xlink:type="simple" xlink:show="embed" xlink:actuate="onLoad"/><draw:image xlink:href="./ObjectReplacements/Object 270" xlink:type="simple" xlink:show="embed" xlink:actuate="onLoad"/><svg:desc>formule</svg:desc></draw:frame></text:span><text:span text:style-name="T278">,</text:span><text:span text:style-name="T278"><draw:frame draw:style-name="fr1" draw:name="Objet270" text:anchor-type="as-char" svg:width="2.221cm" svg:height="0.482cm" draw:z-index="292"><draw:object xlink:href="./Object 277" xlink:type="simple" xlink:show="embed" xlink:actuate="onLoad"/><draw:image xlink:href="./ObjectReplacements/Object 277" xlink:type="simple" xlink:show="embed" xlink:actuate="onLoad"/><svg:desc>formule</svg:desc></draw:frame></text:span><text:span text:style-name="T278">,</text:span></text:p>
      <text:p text:style-name="P173"><draw:frame draw:style-name="fr1" draw:name="Objet311" text:anchor-type="as-char" svg:width="8.819cm" svg:height="1.169cm" draw:z-index="296"><draw:object xlink:href="./Object 311" xlink:type="simple" xlink:show="embed" xlink:actuate="onLoad"/><draw:image xlink:href="./ObjectReplacements/Object 311" xlink:type="simple" xlink:show="embed" xlink:actuate="onLoad"/><svg:desc>formule</svg:desc></draw:frame><draw:frame draw:style-name="fr1" draw:name="Objet313" text:anchor-type="as-char" svg:width="15.335cm" svg:height="1.189cm" draw:z-index="298"><draw:object xlink:href="./Object 313" xlink:type="simple" xlink:show="embed" xlink:actuate="onLoad"/><draw:image xlink:href="./ObjectReplacements/Object 313" xlink:type="simple" xlink:show="embed" xlink:actuate="onLoad"/><svg:desc>formule</svg:desc></draw:frame></text:p>
      <text:p text:style-name="P169"><text:span text:style-name="T276">with</text:span><text:span text:style-name="T276"><draw:frame draw:style-name="fr1" draw:name="Objet283" text:anchor-type="as-char" svg:width="2.378cm" svg:height="0.591cm" draw:z-index="294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277">a weight matrix, </text:span><text:span text:style-name="T259"><draw:frame draw:style-name="fr1" draw:name="Objet307" text:anchor-type="as-char" svg:width="1.831cm" svg:height="0.527cm" draw:z-index="295"><draw:object xlink:href="./Object 307" xlink:type="simple" xlink:show="embed" xlink:actuate="onLoad"/><draw:image xlink:href="./ObjectReplacements/Object 307" xlink:type="simple" xlink:show="embed" xlink:actuate="onLoad"/><svg:desc>formule</svg:desc></draw:frame></text:span><text:span text:style-name="T275">a</text:span><text:span text:style-name="T274"> bias matrix.</text:span></text:p>
      <text:p text:style-name="P167"/>
      <text:p text:style-name="P185"><text:span text:style-name="T201">Let</text:span><text:span text:style-name="T201"><draw:frame draw:style-name="fr1" draw:name="Objet201" text:anchor-type="as-char" svg:width="1.042cm" svg:height="0.467cm" draw:z-index="308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201"> &lt;</text:span><text:span text:style-name="T202">TODO for this part, and the k &lt; p is already done below&gt;</text:span><text:span text:style-name="T201">. </text:span><text:span text:style-name="T198">T</text:span><text:span text:style-name="T156">h</text:span><text:span text:style-name="T199">en</text:span><text:span text:style-name="T199"><draw:frame draw:style-name="fr1" draw:name="Objet204" text:anchor-type="as-char" svg:width="1.15cm" svg:height="0.591cm" draw:z-index="309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200">Gradient matrices are</text:span></text:p>
      <text:p text:style-name="P176"/>
      <text:p text:style-name="P186"><text:span text:style-name="T159"><draw:frame draw:style-name="fr1" draw:name="Objet205" text:anchor-type="as-char" svg:width="2.813cm" svg:height="0.531cm" draw:z-index="310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59">,</text:span><text:span text:style-name="T158"><draw:frame draw:style-name="fr1" draw:name="Objet206" text:anchor-type="as-char" svg:width="8.915cm" svg:height="1.99cm" draw:z-index="311"><draw:object xlink:href="./Object 206" xlink:type="simple" xlink:show="embed" xlink:actuate="onLoad"/><draw:image xlink:href="./ObjectReplacements/Object 206" xlink:type="simple" xlink:show="embed" xlink:actuate="onLoad"/><svg:desc>formule</svg:desc></draw:frame></text:span></text:p>
      <text:p text:style-name="P171"><text:span text:style-name="T278">where</text:span><text:span text:style-name="T278"><draw:frame draw:style-name="fr1" draw:name="Objet284" text:anchor-type="as-char" svg:width="2.057cm" svg:height="0.482cm" draw:z-index="312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278">,</text:span><text:span text:style-name="T278"><draw:frame draw:style-name="fr1" draw:name="Objet285" text:anchor-type="as-char" svg:width="1.901cm" svg:height="0.534cm" draw:z-index="313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278">,</text:span><text:span text:style-name="T278"><draw:frame draw:style-name="fr1" draw:name="Objet308" text:anchor-type="as-char" svg:width="2.355cm" svg:height="0.531cm" draw:z-index="314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278">,</text:span></text:p>
      <text:p text:style-name="P174"><draw:frame draw:style-name="fr2" draw:name="Objet309" text:anchor-type="as-char" svg:y="-0.755cm" svg:width="5.863cm" svg:height="1.201cm" draw:z-index="315"><draw:object xlink:href="./Object 309" xlink:type="simple" xlink:show="embed" xlink:actuate="onLoad"/><draw:image xlink:href="./ObjectReplacements/Object 309" xlink:type="simple" xlink:show="embed" xlink:actuate="onLoad"/><svg:desc>formule</svg:desc></draw:frame></text:p>
      <text:p text:style-name="P179"><draw:frame draw:style-name="fr1" draw:name="Objet310" text:anchor-type="as-char" svg:width="11.245cm" svg:height="0.672cm" draw:z-index="316"><draw:object xlink:href="./Object 310" xlink:type="simple" xlink:show="embed" xlink:actuate="onLoad"/><draw:image xlink:href="./ObjectReplacements/Object 310" xlink:type="simple" xlink:show="embed" xlink:actuate="onLoad"/><svg:desc>formule</svg:desc></draw:frame>with<text:span text:style-name="T259"><draw:frame draw:style-name="fr1" draw:name="Objet317" text:anchor-type="as-char" svg:width="1.693cm" svg:height="0.534cm" draw:z-index="317"><draw:object xlink:href="./Object 317" xlink:type="simple" xlink:show="embed" xlink:actuate="onLoad"/><draw:image xlink:href="./ObjectReplacements/Object 317" xlink:type="simple" xlink:show="embed" xlink:actuate="onLoad"/><svg:desc>formule</svg:desc></draw:frame></text:span><text:span text:style-name="T275">a</text:span><text:span text:style-name="T274"> bias matrix.</text:span></text:p>
      <text:p text:style-name="P176"/>
      <text:p text:style-name="P172"><draw:frame draw:style-name="fr1" draw:name="Objet319" text:anchor-type="as-char" svg:width="10.516cm" svg:height="1.965cm" draw:z-index="318"><draw:object xlink:href="./Object 319" xlink:type="simple" xlink:show="embed" xlink:actuate="onLoad"/><draw:image xlink:href="./ObjectReplacements/Object 319" xlink:type="simple" xlink:show="embed" xlink:actuate="onLoad"/><svg:desc>formule</svg:desc></draw:frame></text:p>
      <text:p text:style-name="P171"><text:soft-page-break/><text:span text:style-name="T278">where</text:span><text:span text:style-name="T278"><draw:frame draw:style-name="fr1" draw:name="Objet320" text:anchor-type="as-char" svg:width="2.057cm" svg:height="0.482cm" draw:z-index="319"><draw:object xlink:href="./Object 320" xlink:type="simple" xlink:show="embed" xlink:actuate="onLoad"/><draw:image xlink:href="./ObjectReplacements/Object 320" xlink:type="simple" xlink:show="embed" xlink:actuate="onLoad"/><svg:desc>formule</svg:desc></draw:frame></text:span><text:span text:style-name="T278">,</text:span><text:span text:style-name="T278"><draw:frame draw:style-name="fr1" draw:name="Objet321" text:anchor-type="as-char" svg:width="1.949cm" svg:height="0.534cm" draw:z-index="320"><draw:object xlink:href="./Object 321" xlink:type="simple" xlink:show="embed" xlink:actuate="onLoad"/><draw:image xlink:href="./ObjectReplacements/Object 321" xlink:type="simple" xlink:show="embed" xlink:actuate="onLoad"/><svg:desc>formule</svg:desc></draw:frame></text:span><text:span text:style-name="T278">,</text:span><text:span text:style-name="T278"><draw:frame draw:style-name="fr1" draw:name="Objet322" text:anchor-type="as-char" svg:width="2.813cm" svg:height="0.531cm" draw:z-index="321"><draw:object xlink:href="./Object 322" xlink:type="simple" xlink:show="embed" xlink:actuate="onLoad"/><draw:image xlink:href="./ObjectReplacements/Object 322" xlink:type="simple" xlink:show="embed" xlink:actuate="onLoad"/><svg:desc>formule</svg:desc></draw:frame></text:span><text:span text:style-name="T278">,</text:span></text:p>
      <text:p text:style-name="P174"><draw:frame draw:style-name="fr1" draw:name="Objet323" text:anchor-type="as-char" svg:width="7.514cm" svg:height="1.229cm" draw:z-index="322"><draw:object xlink:href="./Object 323" xlink:type="simple" xlink:show="embed" xlink:actuate="onLoad"/><draw:image xlink:href="./ObjectReplacements/Object 323" xlink:type="simple" xlink:show="embed" xlink:actuate="onLoad"/><svg:desc>formule</svg:desc></draw:frame></text:p>
      <text:p text:style-name="P177"><draw:frame draw:style-name="fr1" draw:name="Objet324" text:anchor-type="as-char" svg:width="14.974cm" svg:height="1.139cm" draw:z-index="323"><draw:object xlink:href="./Object 324" xlink:type="simple" xlink:show="embed" xlink:actuate="onLoad"/><draw:image xlink:href="./ObjectReplacements/Object 324" xlink:type="simple" xlink:show="embed" xlink:actuate="onLoad"/><svg:desc>formule</svg:desc></draw:frame></text:p>
      <text:p text:style-name="P171"><text:span text:style-name="T276">with</text:span><text:span text:style-name="T276"><draw:frame draw:style-name="fr1" draw:name="Objet200" text:anchor-type="as-char" svg:width="2.321cm" svg:height="0.628cm" draw:z-index="307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277">a weight matrix</text:span><text:span text:style-name="T274">.</text:span></text:p>
      <text:p text:style-name="P167"/>
      <text:p text:style-name="P184"><text:span text:style-name="T201">Let</text:span><text:span text:style-name="T201"><draw:frame draw:style-name="fr1" draw:name="Objet199" text:anchor-type="as-char" svg:width="2.33cm" svg:height="0.482cm" draw:z-index="306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201">. </text:span><text:span text:style-name="T198">T</text:span><text:span text:style-name="T156">h</text:span><text:span text:style-name="T199">en</text:span><text:span text:style-name="T199"><draw:frame draw:style-name="fr1" draw:name="Objet276" text:anchor-type="as-char" svg:width="1.15cm" svg:height="0.591cm" draw:z-index="262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200">Gradient matrices are</text:span></text:p>
      <text:p text:style-name="P146"/>
      <text:p text:style-name="P25"><text:span text:style-name="T159"><draw:frame draw:style-name="fr1" draw:name="Objet286" text:anchor-type="as-char" svg:width="2.813cm" svg:height="0.531cm" draw:z-index="280"><draw:object xlink:href="./Object 286" xlink:type="simple" xlink:show="embed" xlink:actuate="onLoad"/><draw:image xlink:href="./ObjectReplacements/Object 286" xlink:type="simple" xlink:show="embed" xlink:actuate="onLoad"/><svg:desc>formule</svg:desc></draw:frame></text:span><text:span text:style-name="T159">,</text:span><text:span text:style-name="T158"><draw:frame draw:style-name="fr1" draw:name="Objet287" text:anchor-type="as-char" svg:width="10.426cm" svg:height="1.99cm" draw:z-index="281"><draw:object xlink:href="./Object 287" xlink:type="simple" xlink:show="embed" xlink:actuate="onLoad"/><draw:image xlink:href="./ObjectReplacements/Object 287" xlink:type="simple" xlink:show="embed" xlink:actuate="onLoad"/><svg:desc>formule</svg:desc></draw:frame></text:span></text:p>
      <text:p text:style-name="P125"><text:span text:style-name="T278">where</text:span><text:span text:style-name="T278"><draw:frame draw:style-name="fr1" draw:name="Objet274" text:anchor-type="as-char" svg:width="2.057cm" svg:height="0.482cm" draw:z-index="282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278">,</text:span><text:span text:style-name="T278"><draw:frame draw:style-name="fr1" draw:name="Objet288" text:anchor-type="as-char" svg:width="1.901cm" svg:height="0.534cm" draw:z-index="283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278">,</text:span><text:span text:style-name="T278"><draw:frame draw:style-name="fr1" draw:name="Objet289" text:anchor-type="as-char" svg:width="2.355cm" svg:height="0.531cm" draw:z-index="284"><draw:object xlink:href="./Object 289" xlink:type="simple" xlink:show="embed" xlink:actuate="onLoad"/><draw:image xlink:href="./ObjectReplacements/Object 289" xlink:type="simple" xlink:show="embed" xlink:actuate="onLoad"/><svg:desc>formule</svg:desc></draw:frame></text:span><text:span text:style-name="T278">,</text:span></text:p>
      <text:p text:style-name="P143"><draw:frame draw:style-name="fr2" draw:name="Objet290" text:anchor-type="as-char" svg:y="-0.755cm" svg:width="7.377cm" svg:height="1.201cm" draw:z-index="285"><draw:object xlink:href="./Object 290" xlink:type="simple" xlink:show="embed" xlink:actuate="onLoad"/><draw:image xlink:href="./ObjectReplacements/Object 290" xlink:type="simple" xlink:show="embed" xlink:actuate="onLoad"/><svg:desc>formule</svg:desc></draw:frame></text:p>
      <text:p text:style-name="P178"><draw:frame draw:style-name="fr1" draw:name="Objet282" text:anchor-type="as-char" svg:width="16.806cm" svg:height="0.753cm" draw:z-index="293"><draw:object xlink:href="./Object 282" xlink:type="simple" xlink:show="embed" xlink:actuate="onLoad"/><draw:image xlink:href="./ObjectReplacements/Object 282" xlink:type="simple" xlink:show="embed" xlink:actuate="onLoad"/><svg:desc>formule</svg:desc></draw:frame>with<text:span text:style-name="T259"><draw:frame draw:style-name="fr1" draw:name="Objet50" text:anchor-type="as-char" svg:width="1.693cm" svg:height="0.534cm" draw:z-index="303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275">a</text:span><text:span text:style-name="T274"> bias matrix.</text:span></text:p>
      <text:p text:style-name="P175"/>
      <text:p text:style-name="P119"><draw:frame draw:style-name="fr1" draw:name="Objet273" text:anchor-type="as-char" svg:width="10.516cm" svg:height="1.965cm" draw:z-index="263"><draw:object xlink:href="./Object 273" xlink:type="simple" xlink:show="embed" xlink:actuate="onLoad"/><draw:image xlink:href="./ObjectReplacements/Object 273" xlink:type="simple" xlink:show="embed" xlink:actuate="onLoad"/><svg:desc>formule</svg:desc></draw:frame></text:p>
      <text:p text:style-name="P124"><text:span text:style-name="T278">where</text:span><text:span text:style-name="T278"><draw:frame draw:style-name="fr1" draw:name="Objet280" text:anchor-type="as-char" svg:width="2.057cm" svg:height="0.482cm" draw:z-index="273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278">,</text:span><text:span text:style-name="T278"><draw:frame draw:style-name="fr1" draw:name="Objet275" text:anchor-type="as-char" svg:width="1.949cm" svg:height="0.534cm" draw:z-index="274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278">,</text:span><text:span text:style-name="T278"><draw:frame draw:style-name="fr1" draw:name="Objet278" text:anchor-type="as-char" svg:width="2.813cm" svg:height="0.531cm" draw:z-index="264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278">,</text:span></text:p>
      <text:p text:style-name="P142"><draw:frame draw:style-name="fr1" draw:name="Objet279" text:anchor-type="as-char" svg:width="7.514cm" svg:height="1.229cm" draw:z-index="265"><draw:object xlink:href="./Object 279" xlink:type="simple" xlink:show="embed" xlink:actuate="onLoad"/><draw:image xlink:href="./ObjectReplacements/Object 279" xlink:type="simple" xlink:show="embed" xlink:actuate="onLoad"/><svg:desc>formule</svg:desc></draw:frame></text:p>
      <text:p text:style-name="P147"><draw:frame draw:style-name="fr1" draw:name="Objet281" text:anchor-type="as-char" svg:width="14.974cm" svg:height="1.139cm" draw:z-index="268"><draw:object xlink:href="./Object 281" xlink:type="simple" xlink:show="embed" xlink:actuate="onLoad"/><draw:image xlink:href="./ObjectReplacements/Object 281" xlink:type="simple" xlink:show="embed" xlink:actuate="onLoad"/></draw:frame></text:p>
      <text:p text:style-name="P170"><text:span text:style-name="T276">with</text:span><text:span text:style-name="T276"><draw:frame draw:style-name="fr1" draw:name="Objet44" text:anchor-type="as-char" svg:width="2.321cm" svg:height="0.628cm" draw:z-index="304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77">a weight matrix</text:span><text:span text:style-name="T274">.</text:span></text:p>
      <text:p text:style-name="P137"/>
      <text:p text:style-name="P82"><text:span text:style-name="T205">P</text:span><text:span text:style-name="T203">roof:</text:span><text:span text:style-name="T156"> TO DO.</text:span></text:p>
      <text:p text:style-name="P137"><text:soft-page-break/></text:p>
      <text:h text:style-name="P164" text:outline-level="1"><text:span text:style-name="T306">6</text:span> – <text:span text:style-name="T118">Optimizations</text:span></text:h>
      <text:p text:style-name="P75"/>
      <text:h text:style-name="P158" text:outline-level="1"><text:span text:style-name="T306">7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2-01T08:06:00.103000000</dc:date>
    <meta:editing-duration>P2DT2H43M42S</meta:editing-duration>
    <meta:editing-cycles>1427</meta:editing-cycles>
    <meta:document-statistic meta:table-count="0" meta:image-count="0" meta:object-count="324" meta:page-count="13" meta:paragraph-count="165" meta:word-count="888" meta:character-count="6081" meta:non-whitespace-character-count="5285"/>
  </office:meta>
</office:document-meta>
</file>

<file path=Object 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a_{i,j} in Re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01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i>f</mi>
    <annotation encoding="StarMath 5.0"> f </annotation>
  </semantics>
</math>
</file>

<file path=Object 112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113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114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118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119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12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12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2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i mathvariant="normal">ℜ</mi>
    <annotation encoding="StarMath 5.0">Re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^{hat y}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subsup>
          <mi>F</mi>
          <mi mathvariant="italic">loss</mi>
          <mover accent="true">
            <mi>y</mi>
            <mo stretchy="false">^</mo>
          </mover>
        </msubsup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_loss^{hat y} i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row>
              <mi>y</mi>
              <mi>,</mi>
              <msub>
                <mi>W</mi>
                <mrow>
                  <mi>j</mi>
                  <mi>,</mi>
                  <mi mathvariant="normal">:</mi>
                </mrow>
              </msub>
              <mi>,</mi>
              <msub>
                <mi>b</mi>
                <mi>j</mi>
              </msub>
            </mrow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y,W_{j,:},b_j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sup>
            <mi>ξ</mi>
            <mover accent="true">
              <mi>y</mi>
              <mo stretchy="false">^</mo>
            </mover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^{hat y}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subsup>
      <mi>F</mi>
      <mi mathvariant="italic">loss</mi>
      <mover accent="true">
        <mi>y</mi>
        <mo stretchy="false">^</mo>
      </mover>
    </msubsup>
    <annotation encoding="StarMath 5.0">F_loss^{hat y}</annotation>
  </semantics>
</math>
</file>

<file path=Object 141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loss</mi>
                          <mover accent="true">
                            <mi>y</mi>
                            <mo stretchy="false">^</mo>
                          </mover>
                        </msubsup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subsup>
                      <mi>F</mi>
                      <mi mathvariant="italic">loss</mi>
                      <mover accent="true">
                        <mi>y</mi>
                        <mo stretchy="false">^</mo>
                      </mover>
                    </msubsup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loss^{hat y} circ g : left lbrace
  stack {
    E %toward Re #
    %epsilon  %as (F_loss^{hat y} circ g)(%epsilon) = F_loss^{hat y}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i>b</mi>
          </mrow>
        </mrow>
        <mo fence="true" form="postfix" stretchy="false">)</mo>
      </mrow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({} cdot {},W,b)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sub>
              <mi>b</mi>
              <mrow>
                <mi>j</mi>
                <mi>'</mi>
              </mrow>
            </msub>
          </mrow>
        </mrow>
        <mo fence="true" form="postfix" stretchy="false">)</mo>
      </mrow>
      <mi mathvariant="normal">:</mi>
      <mi mathvariant="normal">ℜ</mi>
      <mi>↔</mi>
      <mi mathvariant="normal">ℜ</mi>
    </mrow>
    <annotation encoding="StarMath 5.0">F^upstream_{j'} circ ReLU_{j'} circ L_{j'}({} cdot {},w,b_{j'})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^{hat y}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70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171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2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3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175/content.xml><?xml version="1.0" encoding="utf-8"?>
<math xmlns="http://www.w3.org/1998/Math/MathML" display="block">
  <semantics>
    <mi>C</mi>
    <annotation encoding="StarMath 5.0">C</annotation>
  </semantics>
</math>
</file>

<file path=Object 17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177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^{hat y} circ S: Re^m %toward Re</annotation>
  </semantics>
</math>
</file>

<file path=Object 178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</mrow>
    <annotation encoding="StarMath 5.0">F_loss^{hat y}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p>
                  <mi>ξ</mi>
                  <mover accent="true">
                    <mi>y</mi>
                    <mo stretchy="false">^</mo>
                  </mover>
                </msup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^{hat y}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'} : Re^m times Re^m times Re %toward Re</annotation>
  </semantics>
</math>
</file>

<file path=Object 192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j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b</mi>
                    </mrow>
                  </mfrac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b} : left lbrace
  stack {
    Re^{m'} %toward Re^{m'} #
    b %as {partial (F^upstream circ ReLU circ L({} cdot {},W,b))} over {partial b} (b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sub>
                                    <mi>b</mi>
                                    <mrow>
                                      <mi>j</mi>
                                      <mi>'</mi>
                                    </mrow>
                                  </msub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_{j'} circ ReLU_{j'} circ L_{j'}({} cdot {},w,b_{j'}))} over {partial w} : left lbrace
  stack {
    Re^m %toward Re^m #
    w %as {partial (F^upstream_{j'} circ ReLU_{j'} circ L_{j'}({} cdot {},w,b_{j'}))} over {partial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199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00/content.xml><?xml version="1.0" encoding="utf-8"?>
<math xmlns="http://www.w3.org/1998/Math/MathML" display="block">
  <semantics>
    <mrow>
      <mi>k</mi>
      <mo stretchy="false">=</mo>
      <mi>p</mi>
    </mrow>
    <annotation encoding="StarMath 5.0">k = p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y} : left lbrace
  stack {
    Re^{m} %toward Re^{m} #
    y %as {partial (F^upstream circ ReLU circ L({} cdot {},W,b)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0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06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 L^k_{j'}({} cdot {},w,b^k_{j'}))} over {partial w} ( w )}
  }
right none

</annotation>
  </semantics>
</math>
</file>

<file path=Object 20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row>
      <msubsup>
        <mi>F</mi>
        <mi mathvariant="italic">act</mi>
        <mi>k</mi>
      </msub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F_act^k circ L^k( {} cdot {} ,W^k,b^k) : Re^{m_k} %toward Re^{m_{k+1}}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row>
          <mi>j</mi>
          <mi>'</mi>
        </mrow>
      </msub>
    </mrow>
    <annotation encoding="StarMath 5.0">F^upstream_{j'}(y'_j) = F^upstream(y')_{ j' }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({} cdot {},W,b)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row>
                          <mi>y</mi>
                          <mi>,</mi>
                          <mi>w</mi>
                          <mi>,</mi>
                          <msub>
                            <mi>b</mi>
                            <mrow>
                              <mi>j</mi>
                              <mi>'</mi>
                            </mrow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sub>
                      <mi>b</mi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({} cdot {},w,b_{j'}))} over {d w} (w)_j = F^upstream_{j'}'(ReLU_{j'}(L_{j'}(y,w,b_{j'}))) times 1_{ Re_{ "" bslash \{0\} }^"+" }(L_{j'}(y,w,b_{j'})) times y_j</annotation>
  </semantics>
</math>
</file>

<file path=Object 22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partial (F^upstream circ ReLU circ L({} cdot {},W,b))} over {partial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27/content.xml><?xml version="1.0" encoding="utf-8"?>
<math xmlns="http://www.w3.org/1998/Math/MathML" display="block">
  <semantics>
    <mi>U</mi>
    <annotation encoding="StarMath 5.0">U</annotation>
  </semantics>
</math>
</file>

<file path=Object 22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229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2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30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 f in D(U,V)</annotation>
  </semantics>
</math>
</file>

<file path=Object 231/content.xml><?xml version="1.0" encoding="utf-8"?>
<math xmlns="http://www.w3.org/1998/Math/MathML" display="block">
  <semantics>
    <mrow>
      <mrow>
        <mi>g</mi>
        <mo stretchy="false">∈</mo>
        <mi>D</mi>
      </mrow>
      <mrow>
        <mo fence="true" form="prefix" stretchy="false">(</mo>
        <mrow>
          <mrow>
            <mi>V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g in D(V,Re^p)</annotation>
  </semantics>
</math>
</file>

<file path=Object 232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233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234/content.xml><?xml version="1.0" encoding="utf-8"?>
<math xmlns="http://www.w3.org/1998/Math/MathML" display="block">
  <semantics>
    <mi>V</mi>
    <annotation encoding="StarMath 5.0">V</annotation>
  </semantics>
</math>
</file>

<file path=Object 23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236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D(U,Re^p)</annotation>
  </semantics>
</math>
</file>

<file path=Object 237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g</mi>
                <mo stretchy="false">∘</mo>
                <mi>f</mi>
              </mrow>
            </mrow>
            <mo fence="true" form="postfix" stretchy="false">)</mo>
          </mrow>
        </mrow>
        <mrow>
          <mi>d</mi>
          <mi>x</mi>
        </mrow>
      </mfrac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b>
                    <mi>M</mi>
                    <mrow>
                      <mi>p</mi>
                      <mi>,</mi>
                      <mi>n</mi>
                    </mrow>
                  </msub>
                </mrow>
              </mtd>
            </mtr>
            <mtr>
              <mtd>
                <mrow>
                  <mi>x</mi>
                  <mi>→</mi>
                  <mrow>
                    <mrow>
                      <mfrac>
                        <mrow>
                          <mi>d</mi>
                          <mi>g</mi>
                        </mrow>
                        <mrow>
                          <mi>d</mi>
                          <mi>y</mi>
                        </mrow>
                      </mfrac>
                      <mrow>
                        <mo fence="true" form="prefix" stretchy="false">(</mo>
                        <mrow>
                          <mrow>
                            <mi>f</mi>
                            <mrow>
                              <mo fence="true" form="prefix" stretchy="false">(</mo>
                              <mrow>
                                <mi>x</mi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o stretchy="false">×</mo>
                    <mrow>
                      <mfrac>
                        <mrow>
                          <mi>d</mi>
                          <mi>f</mi>
                        </mrow>
                        <mrow>
                          <mi>d</mi>
                          <mi>x</mi>
                        </mrow>
                      </mfrac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d (g circ f)} over {d x} : left lbrace
  stack {
    U %toward M_{p,n} #
    x %as {{d g} over {d y} ( f(x) )} times {{d f} over {d x} ( x )}
  }
right none

</annotation>
  </semantics>
</math>
</file>

<file path=Object 238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⊂</mo>
        <msub>
          <mi>D</mi>
          <mi mathvariant="italic">pw</mi>
        </msub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⊂</mo>
        <mi>ζ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 D ( Re^{m} ) subset D_pw ( Re^{m} )subset %zeta ( Re^{m} )</annotation>
  </semantics>
</math>
</file>

<file path=Object 239/content.xml><?xml version="1.0" encoding="utf-8"?>
<math xmlns="http://www.w3.org/1998/Math/MathML" display="block">
  <semantics>
    <mrow>
      <mfrac>
        <mrow>
          <mi>d</mi>
          <msup>
            <mi>F</mi>
            <mrow>
              <mi mathvariant="italic">upstream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  <mi>,</mi>
              <mover accent="true">
                <msup>
                  <mi>Y</mi>
                  <mi>i</mi>
                </msup>
                <mo stretchy="false">^</mo>
              </mover>
            </mrow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i>S</mi>
                              <mrow>
                                <mrow>
                                  <mo fence="true" form="prefix" stretchy="false">(</mo>
                                  <mrow>
                                    <mi>y</mi>
                                  </mrow>
                                  <mo fence="true" form="postfix" stretchy="false">)</mo>
                                </mrow>
                                <mo stretchy="false">−</mo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row>
                                <mo fence="true" form="prefix" stretchy="false">(</mo>
                                <mrow>
                                  <mrow>
                                    <mi>S</mi>
                                    <mrow>
                                      <mrow>
                                        <mo fence="true" form="prefix" stretchy="false">(</mo>
                                        <mrow>
                                          <mi>y</mi>
                                        </mrow>
                                        <mo fence="true" form="postfix" stretchy="false">)</mo>
                                      </mrow>
                                      <mo stretchy="false">−</mo>
                                      <mover accent="true">
                                        <msup>
                                          <mi>Y</mi>
                                          <mi>i</mi>
                                        </msup>
                                        <mo stretchy="false">^</mo>
                                      </mover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o stretchy="false">×</mo>
                              <msup>
                                <mi>W</mi>
                                <mi>p</mi>
                              </msup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frac>
                                <mrow>
                                  <mo stretchy="false">∂</mo>
                                  <mrow>
                                    <mo fence="true" form="prefix" stretchy="false">(</mo>
                                    <mrow>
                                      <mrow>
                                        <msup>
                                          <mi>F</mi>
                                          <mrow>
                                            <mi mathvariant="italic">upstream</mi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k</mi>
                                                  <mo stretchy="false">+</mo>
                                                  <mn>1</mn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  <mi>,</mi>
                                            <mover accent="true">
                                              <msup>
                                                <mi>Y</mi>
                                                <mi>i</mi>
                                              </msup>
                                              <mo stretchy="false">^</mo>
                                            </mover>
                                          </mrow>
                                        </msup>
                                        <mo stretchy="false">∘</mo>
                                        <msup>
                                          <mi mathvariant="italic">ReLU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o stretchy="false">∘</mo>
                                        <msup>
                                          <mi>L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row>
                                                <mrow/>
                                                <mo stretchy="false">⋅</mo>
                                                <mrow/>
                                              </mrow>
                                              <mi>,</mi>
                                              <mi>W</mi>
                                              <mi>,</mi>
                                              <mi>b</mi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</mrow>
                                    </mrow>
                                    <mo fence="true" form="postfix" stretchy="false">)</mo>
                                  </mrow>
                                </mrow>
                                <mrow>
                                  <mo stretchy="false">∂</mo>
                                  <mi>y</mi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{ d F^{upstream(k),{hat {Y^i}}} } over {d y} : left lbrace stack {
  Re^{m_{k+1}} %toward Re #
  y %as { left lbrace
    matrix {
      S(y) - {hat {Y^i}} # k=p ##
      (S(y) - {hat {Y^i}}) times W^p # k=p-1 ##
      {partial (F^{upstream(k+1),{hat {Y^i}}} circ ReLU^{k+1} circ L^{k+1}({} cdot {},W,b))} over {partial y} ( y ) # k&lt;=p-2
    }
  right none }
} right none


</annotation>
  </semantics>
</math>
</file>

<file path=Object 24/content.xml><?xml version="1.0" encoding="utf-8"?>
<math xmlns="http://www.w3.org/1998/Math/MathML" display="block">
  <semantics>
    <mrow>
      <msubsup>
        <mi>F</mi>
        <mi mathvariant="italic">loss</mi>
        <mover accent="true">
          <msup>
            <mi>Y</mi>
            <mi>i</mi>
          </msup>
          <mo stretchy="false">^</mo>
        </mover>
      </msub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F_loss^{hat {Y^i}} : Re^{m_{p+1}} %toward Re</annotation>
  </semantics>
</math>
</file>

<file path=Object 240/content.xml><?xml version="1.0" encoding="utf-8"?>
<math xmlns="http://www.w3.org/1998/Math/MathML" display="block">
  <semantics>
    <mrow>
      <msup>
        <mi>y</mi>
        <mrow>
          <mi mathvariant="italic">downstream</mi>
          <mrow>
            <mo fence="true" form="prefix" stretchy="false">(</mo>
            <mrow>
              <mi>k</mi>
            </mrow>
            <mo fence="true" form="postfix" stretchy="false">)</mo>
          </mrow>
          <mi>,</mi>
          <msup>
            <mi>X</mi>
            <mi>i</mi>
          </msup>
        </mrow>
      </msup>
      <mo stretchy="false">=</mo>
      <mrow>
        <mo fence="true" form="prefix" stretchy="true">{</mo>
        <mrow>
          <mtable>
            <mtr>
              <mtd>
                <mrow>
                  <mrow/>
                  <munderover>
                    <mo stretchy="false">∘</mo>
                    <mrow>
                      <mi>l</mi>
                      <mo stretchy="false">=</mo>
                      <mn>1</mn>
                    </mrow>
                    <mrow>
                      <mi>k</mi>
                      <mo stretchy="false">−</mo>
                      <mn>1</mn>
                    </mrow>
                  </munderover>
                  <mrow>
                    <mo fence="true" form="prefix" stretchy="false">(</mo>
                    <mrow>
                      <mrow>
                        <msup>
                          <mi mathvariant="italic">ReLU</mi>
                          <mi>l</mi>
                        </msup>
                        <mo stretchy="false">∘</mo>
                        <msup>
                          <mi>L</mi>
                          <mi>l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l</mi>
                              </msup>
                              <mi>,</mi>
                              <msup>
                                <mi>b</mi>
                                <mi>l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sup>
                        <mi>X</mi>
                        <mi>i</mi>
                      </msup>
                    </mrow>
                    <mo fence="true" form="postfix" stretchy="false">)</mo>
                  </mrow>
                </mrow>
              </mtd>
              <mtd>
                <mrow>
                  <mi>k</mi>
                  <mo stretchy="false">≥</mo>
                  <mn>2</mn>
                </mrow>
              </mtd>
            </mtr>
            <mtr>
              <mtd>
                <msup>
                  <mi>X</mi>
                  <mi>i</mi>
                </msup>
              </mtd>
              <mtd>
                <mrow>
                  <mi>k</mi>
                  <mo stretchy="false">=</mo>
                  <mn>1</mn>
                </mrow>
              </mtd>
            </mtr>
          </mtable>
        </mrow>
      </mrow>
    </mrow>
    <annotation encoding="StarMath 5.0">y^{downstream(k), X^i} = left lbrace
  matrix {
    {} circ csup{k-1}  csub{l=1} ({ReLU^l circ L^l( {} cdot {} ,W^l,b^l)})( X^i ) # k &gt;= 2 ##
    X^i # k=1
  }
right none</annotation>
  </semantics>
</math>
</file>

<file path=Object 241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i>m</mi>
        </msup>
        <mo stretchy="false">×</mo>
        <msup>
          <mi mathvariant="normal">ℜ</mi>
          <mi>l</mi>
        </msup>
      </mrow>
    </mrow>
    <annotation encoding="StarMath 5.0">(X^i,hat {Y^i}) in Re^m times Re^l </annotation>
  </semantics>
</math>
</file>

<file path=Object 24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4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5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j in ldbracket 1,m rdbracket</annotation>
  </semantics>
</math>
</file>

<file path=Object 246/content.xml><?xml version="1.0" encoding="utf-8"?>
<math xmlns="http://www.w3.org/1998/Math/MathML" display="block">
  <semantics>
    <mover accent="true">
      <msup>
        <mi>Y</mi>
        <mi>i</mi>
      </msup>
      <mo stretchy="false">^</mo>
    </mover>
    <annotation encoding="StarMath 5.0">hat {Y^i} </annotation>
  </semantics>
</math>
</file>

<file path=Object 247/content.xml><?xml version="1.0" encoding="utf-8"?>
<math xmlns="http://www.w3.org/1998/Math/MathML" display="block">
  <semantics>
    <msup>
      <mi>X</mi>
      <mi>i</mi>
    </msup>
    <annotation encoding="StarMath 5.0">X^i </annotation>
  </semantics>
</math>
</file>

<file path=Object 248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49/content.xml><?xml version="1.0" encoding="utf-8"?>
<math xmlns="http://www.w3.org/1998/Math/MathML" display="block">
  <semantics>
    <mrow>
      <msubsup>
        <mi>F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F_loss^global : ((W^k_{1,:}, dotslow , W^k_{m_{k+1,:}},b^k)_{k in ldbracket 1,p rdbracket}) %as sum from{i=1} to{n} F_loss^{hat {Y^i}}( N(X^i) )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51/content.xml><?xml version="1.0" encoding="utf-8"?>
<math xmlns="http://www.w3.org/1998/Math/MathML" display="block">
  <semantics>
    <mi>p</mi>
    <annotation encoding="StarMath 5.0">p</annotation>
  </semantics>
</math>
</file>

<file path=Object 252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3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4/content.xml><?xml version="1.0" encoding="utf-8"?>
<math xmlns="http://www.w3.org/1998/Math/MathML" display="block">
  <semantics>
    <mrow>
      <msup>
        <mi mathvariant="italic">ReLU</mi>
        <mi>k</mi>
      </m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ReLU^k circ L^k( {} cdot {} ,W^k,b^k) : Re^{m_k} %toward Re^{m_{k+1}}</annotation>
  </semantics>
</math>
</file>

<file path=Object 255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25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5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8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9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2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6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1/content.xml><?xml version="1.0" encoding="utf-8"?>
<math xmlns="http://www.w3.org/1998/Math/MathML" display="block">
  <semantics>
    <mrow>
      <msup>
        <mi>ξ</mi>
        <mover accent="true">
          <msup>
            <mi>Y</mi>
            <mi>i</mi>
          </msup>
          <mo stretchy="false">^</mo>
        </mover>
      </m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%xi^{hat {Y^i}} : Re^{m_{p+1}} %toward Re</annotation>
  </semantics>
</math>
</file>

<file path=Object 262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3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64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N : Re^{m_1} %toward Re^{m_{p+1}}</annotation>
  </semantics>
</math>
</file>

<file path=Object 265/content.xml><?xml version="1.0" encoding="utf-8"?>
<math xmlns="http://www.w3.org/1998/Math/MathML" display="block">
  <semantics>
    <mrow>
      <mrow>
        <mi>N</mi>
        <mo stretchy="false">=</mo>
        <mi>S</mi>
      </mrow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row/>
      <munderover>
        <mo stretchy="false">∘</mo>
        <mrow>
          <mi>k</mi>
          <mo stretchy="false">=</mo>
          <mn>1</mn>
        </mrow>
        <mrow>
          <mi>p</mi>
          <mo stretchy="false">−</mo>
          <mn>1</mn>
        </mrow>
      </munderover>
      <mrow>
        <mo fence="true" form="prefix" stretchy="false">(</mo>
        <mrow>
          <mrow>
            <msup>
              <mi mathvariant="italic">ReLU</mi>
              <mi>k</mi>
            </msup>
            <mo stretchy="false">∘</mo>
            <msup>
              <mi>L</mi>
              <mi>k</mi>
            </msup>
            <mrow>
              <mo fence="true" form="prefix" stretchy="false">(</mo>
              <mrow>
                <mrow>
                  <mrow>
                    <mrow/>
                    <mo stretchy="false">⋅</mo>
                    <mrow/>
                  </mrow>
                  <mi>,</mi>
                  <msup>
                    <mi>W</mi>
                    <mi>k</mi>
                  </m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N =  S circ L^p( {} cdot {} ,W^p,b^p) circ {} circ csup{p-1}  csub{k=1} ({ReLU^k circ L^k( {} cdot {} ,W^k,b^k)})</annotation>
  </semantics>
</math>
</file>

<file path=Object 266/content.xml><?xml version="1.0" encoding="utf-8"?>
<math xmlns="http://www.w3.org/1998/Math/MathML" display="block">
  <semantics>
    <mrow>
      <msubsup>
        <mi>ξ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ξ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%xi_loss^global : ((W^k_{1,:}, dotslow , W^k_{m_{k+1,:}},b^k)_{k in ldbracket 1,p rdbracket}) %as sum from{i=1} to{n} %xi_loss^{hat {Y^i}}( N(X^i) )</annotation>
  </semantics>
</math>
</file>

<file path=Object 267/content.xml><?xml version="1.0" encoding="utf-8"?>
<math xmlns="http://www.w3.org/1998/Math/MathML" display="block">
  <semantics>
    <mrow>
      <mi>S</mi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p</mi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S circ L^p( {} cdot {} ,W^p,b^p) : Re^{m_p} %toward Re^{m_{p+1}}</annotation>
  </semantics>
</math>
</file>

<file path=Object 26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69/content.xml><?xml version="1.0" encoding="utf-8"?>
<math xmlns="http://www.w3.org/1998/Math/MathML" display="block">
  <semantics>
    <mrow>
      <msup>
        <mi>F</mi>
        <mrow>
          <mi mathvariant="italic">upstream</mi>
          <mrow>
            <mo fence="true" form="prefix" stretchy="false">(</mo>
            <mrow>
              <mi>k</mi>
            </mrow>
            <mo fence="true" form="postfix" stretchy="false">)</mo>
          </mrow>
          <mi>,</mi>
          <mover accent="true">
            <msup>
              <mi>Y</mi>
              <mi>i</mi>
            </msup>
            <mo stretchy="false">^</mo>
          </mover>
        </mrow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o stretchy="false">∘</mo>
                              <mrow/>
                              <munderover>
                                <mo stretchy="false">∘</mo>
                                <mrow>
                                  <mi>l</mi>
                                  <mo stretchy="false">=</mo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row>
                                  <mi>p</mi>
                                  <mo stretchy="false">−</mo>
                                  <mn>1</mn>
                                </mrow>
                              </munderover>
                              <mrow>
                                <mo fence="true" form="prefix" stretchy="false">(</mo>
                                <mrow>
                                  <mrow>
                                    <msup>
                                      <mi mathvariant="italic">ReLU</mi>
                                      <mi>l</mi>
                                    </msup>
                                    <mo stretchy="false">∘</mo>
                                    <msup>
                                      <mi>L</mi>
                                      <mi>l</mi>
                                    </msup>
                                    <mrow>
                                      <mo fence="true" form="prefix" stretchy="false">(</mo>
                                      <mrow>
                                        <mrow>
                                          <mrow>
                                            <mrow/>
                                            <mo stretchy="false">⋅</mo>
                                            <mrow/>
                                          </mrow>
                                          <mi>,</mi>
                                          <msup>
                                            <mi>W</mi>
                                            <mi>l</mi>
                                          </msup>
                                          <mi>,</mi>
                                          <msup>
                                            <mi>b</mi>
                                            <mi>l</mi>
                                          </msup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^{upstream(k),{hat {Y^i}}} : left lbrace stack {
  Re^{m_{k+1}} %toward Re #
  y %as { left lbrace
    matrix {
      %xi^{hat {Y^i}} circ S (y) # k=p ##
      %xi^{hat {Y^i}} circ S circ L^p( {} cdot {} ,W^p,b^p) (y) # k=p-1 ##
      %xi^{hat {Y^i}} circ S circ L^p( {} cdot {} ,W^p,b^p) circ {} circ csup{p-1}  csub{l=k+1} ({ReLU^l circ L^l( {} cdot {} ,W^l,b^l)})( y ) # k&lt;=p-2
    }
  right none }
} right none


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70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sub>
            <mi>m</mi>
            <mrow>
              <mi>k</mi>
              <mo stretchy="false">+</mo>
              <mn>1</mn>
            </mrow>
          </msub>
        </msup>
      </mrow>
    </mrow>
    <annotation encoding="StarMath 5.0">forall y in Re^{m_{k+1}}</annotation>
  </semantics>
</math>
</file>

<file path=Object 271/content.xml><?xml version="1.0" encoding="utf-8"?>
<math xmlns="http://www.w3.org/1998/Math/MathML" display="block">
  <semantics>
    <mrow>
      <munder>
        <mi mathvariant="italic">min</mi>
        <msub>
          <mrow>
            <mo fence="true" form="prefix" stretchy="false">(</mo>
            <mrow>
              <mrow>
                <msubsup>
                  <mi>W</mi>
                  <mrow>
                    <mn>1</mn>
                    <mi>,</mi>
                    <mi mathvariant="normal">:</mi>
                  </mrow>
                  <mi>k</mi>
                </msubsup>
                <mi>,</mi>
                <mo stretchy="false">…</mo>
                <mi>,</mi>
                <msubsup>
                  <mi>W</mi>
                  <msub>
                    <mi>m</mi>
                    <mrow>
                      <mrow>
                        <mi>k</mi>
                        <mo stretchy="false">+</mo>
                        <mn>1</mn>
                      </mrow>
                      <mi>,</mi>
                      <mi mathvariant="normal">:</mi>
                    </mrow>
                  </msub>
                  <mi>k</mi>
                </msubsup>
                <mi>,</mi>
                <msup>
                  <mi>b</mi>
                  <mi>k</mi>
                </msup>
              </mrow>
            </mrow>
            <mo fence="true" form="postfix" stretchy="false">)</mo>
          </mrow>
          <mrow>
            <mi>k</mi>
            <mo stretchy="false">∈</mo>
            <mrow>
              <mo fence="true" form="prefix" stretchy="false">⟦</mo>
              <mrow>
                <mrow>
                  <mn>1</mn>
                  <mi>,</mi>
                  <mi>p</mi>
                </mrow>
              </mrow>
              <mo fence="true" form="postfix" stretchy="false">⟧</mo>
            </mrow>
          </mrow>
        </msub>
      </munder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csub{(W^k_{1,:}, dotslow , W^k_{m_{k+1,:}},b^k)_{k in ldbracket 1,p rdbracket}} sum from{i=1} to{n} F_loss^{hat {Y^i}}( N(X^i) )</annotation>
  </semantics>
</math>
</file>

<file path=Object 272/content.xml><?xml version="1.0" encoding="utf-8"?>
<math xmlns="http://www.w3.org/1998/Math/MathML" display="block">
  <semantics>
    <mrow>
      <msub>
        <mi>L</mi>
        <mi>j</mi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} : Re^m times Re^m times Re %toward Re</annotation>
  </semantics>
</math>
</file>

<file path=Object 273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 mathvariant="italic">ReLU</mi>
                                <mi>k</mi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ReLU^k circ L^k({} cdot {},W^k,b^k) )} over {partial b^k}} ( b^k )
  }
right none

</annotation>
  </semantics>
</math>
</file>

<file path=Object 27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75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276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7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78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7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i>k</mi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ReLU^k circ L^k({} cdot {},W^k,b^k) )} over {partial b^k}} ( b^k )_{j'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8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1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 mathvariant="italic">ReLU</mi>
                  <mi>k</mi>
                </msup>
                <mrow>
                  <mo fence="true" form="prefix" stretchy="false">(</mo>
                  <mrow>
                    <mrow>
                      <msup>
                        <mi>L</mi>
                        <mi>k</mi>
                      </msup>
                      <mrow>
                        <mo fence="true" form="prefix" stretchy="false">(</mo>
                        <mrow>
                          <mrow>
                            <msup>
                              <mi>y</mi>
                              <mrow>
                                <mi mathvariant="italic">downstream</mi>
                                <mrow>
                                  <mo fence="true" form="prefix" stretchy="false">(</mo>
                                  <mrow>
                                    <mi>k</mi>
                                  </mrow>
                                  <mo fence="true" form="postfix" stretchy="false">)</mo>
                                </mrow>
                                <mi>,</mi>
                                <msup>
                                  <mi>X</mi>
                                  <mi>i</mi>
                                </msup>
                              </mrow>
                            </msup>
                            <mi>,</mi>
                            <msup>
                              <mi>W</mi>
                              <mi>k</mi>
                            </msup>
                            <mi>,</mi>
                            <msup>
                              <mi>b</mi>
                              <mi>k</mi>
                            </m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ReLU^k(L^k(y^{downstream(k), X^i},W^k,b^k)))_{j'} times 1_{ Re_{ "" bslash \{0\} }^"+" }(L^k(y^{downstream(k), X^i},W^k,b^k)_{j'})</annotation>
  </semantics>
</math>
</file>

<file path=Object 282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 mathvariant="italic">ReLU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bsup>
                      <mi>L</mi>
                      <mrow>
                        <mi>j</mi>
                        <mi>'</mi>
                      </mrow>
                      <mi>k</mi>
                    </msubsup>
                    <mrow>
                      <mo fence="true" form="prefix" stretchy="false">(</mo>
                      <mrow>
                        <mrow>
                          <msup>
                            <mi>y</mi>
                            <mrow>
                              <mi mathvariant="italic">downstream</mi>
                              <mrow>
                                <mo fence="true" form="prefix" stretchy="false">(</mo>
                                <mrow>
                                  <mi>k</mi>
                                </mrow>
                                <mo fence="true" form="postfix" stretchy="false">)</mo>
                              </mrow>
                              <mi>,</mi>
                              <msup>
                                <mi>X</mi>
                                <mi>i</mi>
                              </msup>
                            </mrow>
                          </msup>
                          <mi>,</mi>
                          <mi>w</mi>
                          <mi>,</mi>
                          <msubsup>
                            <mi>b</mi>
                            <mrow>
                              <mi>j</mi>
                              <mi>'</mi>
                            </mrow>
                            <mi>k</mi>
                          </msub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ReLU^k_{j'}(L^k_{j'}(y^{downstream(k), X^i},w,b^k_{j'}))) times 1_{ Re_{ "" bslash \{0\} }^"+" }(L^k_{j'}(y^{downstream(k), X^i},w,b^k_{j'})) times y^{downstream(k), X^i}_j</annotation>
  </semantics>
</math>
</file>

<file path=Object 283/content.xml><?xml version="1.0" encoding="utf-8"?>
<math xmlns="http://www.w3.org/1998/Math/MathML" display="block">
  <semantics>
    <mrow>
      <msup>
        <mi>W</mi>
        <mrow>
          <mi>k</mi>
          <mo stretchy="false">+</mo>
          <mn>1</mn>
        </mrow>
      </msup>
      <mo stretchy="false">∈</mo>
      <msub>
        <mi>M</mi>
        <mrow>
          <mi>m</mi>
          <mi>'</mi>
          <mi>,</mi>
          <mi>m</mi>
        </mrow>
      </msub>
    </mrow>
    <annotation encoding="StarMath 5.0">W^{k+1} in M_{m',m}</annotation>
  </semantics>
</math>
</file>

<file path=Object 28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5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87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 mathvariant="italic">ReLU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ReLU^k_{j'} circ L^k_{j'}({} cdot {},w,b^k_{j'}))} over {partial w} ( w )}
  }
right none

</annotation>
  </semantics>
</math>
</file>

<file path=Object 288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29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 mathvariant="italic">ReLU</mi>
                  <mrow>
                    <mi>j</mi>
                    <mi>'</mi>
                  </mrow>
                  <mi>k</mi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ReLU^k_{j'} circ L^k_{j'}({} cdot {},w,b^k_{j'}))} over {partial w} (w)_j</annotation>
  </semantics>
</math>
</file>

<file path=Object 291/content.xml><?xml version="1.0" encoding="utf-8"?>
<math xmlns="http://www.w3.org/1998/Math/MathML" display="block">
  <semantics>
    <msub>
      <mrow>
        <mo fence="true" form="prefix" stretchy="false">(</mo>
        <mrow>
          <msub>
            <mi>f</mi>
            <mi>i</mi>
          </msub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f_i)_{ i in ldbracket 1,n rdbracket }</annotation>
  </semantics>
</math>
</file>

<file path=Object 292/content.xml><?xml version="1.0" encoding="utf-8"?>
<math xmlns="http://www.w3.org/1998/Math/MathML" display="block">
  <semantics>
    <mrow>
      <msub>
        <mi>f</mi>
        <mi>i</mi>
      </msub>
      <mi mathvariant="normal">:</mi>
      <msub>
        <mi mathvariant="normal">Ω</mi>
        <mi>i</mi>
      </msub>
      <mi>↔</mi>
      <msub>
        <mi mathvariant="normal">Ω</mi>
        <mrow>
          <mi>i</mi>
          <mo stretchy="false">+</mo>
          <mn>1</mn>
        </mrow>
      </msub>
    </mrow>
    <annotation encoding="StarMath 5.0">f_i : %OMEGA_i %toward %OMEGA_{i+1}</annotation>
  </semantics>
</math>
</file>

<file path=Object 29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94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</mrow>
    <annotation encoding="StarMath 5.0">{} circ csup{n}  csub{i=1} f_i</annotation>
  </semantics>
</math>
</file>

<file path=Object 295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n>1</mn>
                  </msub>
                  <mi>↔</mi>
                  <msub>
                    <mi mathvariant="normal">Ω</mi>
                    <mrow>
                      <mi>n</mi>
                      <mo stretchy="false">+</mo>
                      <mn>1</mn>
                    </mrow>
                  </msub>
                </mrow>
              </mtd>
            </mtr>
            <mtr>
              <mtd>
                <mrow>
                  <mi>x</mi>
                  <mi>→</mi>
                  <msub>
                    <mi>f</mi>
                    <mi>n</mi>
                  </msub>
                  <mrow>
                    <mo fence="true" form="prefix" stretchy="false">(</mo>
                    <mrow>
                      <mrow>
                        <msub>
                          <mi>f</mi>
                          <mrow>
                            <mi>n</mi>
                            <mo stretchy="false">−</mo>
                            <mn>1</mn>
                          </mrow>
                        </msub>
                        <mrow>
                          <mo fence="true" form="prefix" stretchy="false">(</mo>
                          <mrow>
                            <mrow>
                              <mo stretchy="false">…</mo>
                              <msub>
                                <mi>f</mi>
                                <mn>2</mn>
                              </msub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f</mi>
                                      <mn>1</mn>
                                    </msub>
                                    <mrow>
                                      <mo fence="true" form="prefix" stretchy="false">(</mo>
                                      <mrow>
                                        <mi>x</mi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} circ csup{n}  csub{i=1} f_i : left lbrace
  stack {
    %OMEGA_1 %toward %OMEGA_{n+1} #
    x %as f_n(f_{n-1}( dotslow  f_2(f_1(x))) )
  }
right none

</annotation>
  </semantics>
</math>
</file>

<file path=Object 296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row>
                    <msub>
                      <mi mathvariant="normal">Ω</mi>
                      <mn>1</mn>
                    </msub>
                    <mo stretchy="false">×</mo>
                    <mo stretchy="false">…</mo>
                    <mo stretchy="false">×</mo>
                    <msub>
                      <mi mathvariant="normal">Ω</mi>
                      <mi>n</mi>
                    </msub>
                  </mrow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%OMEGA_1 times dotslow times %OMEGA_n %toward {%OMEGA'}_1 times dotslow times {%OMEGA'}_m #
    (x_1, dotslow ,x_n) %as f(x_1, dotslow ,x_n)
  }
right none

</annotation>
  </semantics>
</math>
</file>

<file path=Object 297/content.xml><?xml version="1.0" encoding="utf-8"?>
<math xmlns="http://www.w3.org/1998/Math/MathML" display="block">
  <semantics>
    <mi>n</mi>
    <annotation encoding="StarMath 5.0"> n </annotation>
  </semantics>
</math>
</file>

<file path=Object 298/content.xml><?xml version="1.0" encoding="utf-8"?>
<math xmlns="http://www.w3.org/1998/Math/MathML" display="block">
  <semantics>
    <mi>m</mi>
    <annotation encoding="StarMath 5.0"> m </annotation>
  </semantics>
</math>
</file>

<file path=Object 299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k in ldbracket 1,n rdbracket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00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</mrow>
    <annotation encoding="StarMath 5.0">f(x_1, dotslow ,x_{k-1}, {} cdot {}, x_{k+1},dotslow ,x_n)</annotation>
  </semantics>
</math>
</file>

<file path=Object 301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i>k</mi>
                  </msub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sub>
                    <mi>x</mi>
                    <mi>k</mi>
                  </msub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(x_1, dotslow ,x_{k-1}, {} cdot {}, x_{k+1},dotslow ,x_n) : left lbrace
  stack {
    %OMEGA_k %toward {%OMEGA'}_1 times dotslow times {%OMEGA'}_m #
    x_k %as f(x_1, dotslow ,x_n)
  }
right none

</annotation>
  </semantics>
</math>
</file>

<file path=Object 302/content.xml><?xml version="1.0" encoding="utf-8"?>
<math xmlns="http://www.w3.org/1998/Math/MathML" display="block">
  <semantics>
    <mrow>
      <mi>f</mi>
      <mi mathvariant="normal">:</mi>
      <mi mathvariant="normal">Ω</mi>
      <mi>↔</mi>
      <mi mathvariant="normal">Ω</mi>
      <mi>'</mi>
    </mrow>
    <annotation encoding="StarMath 5.0">f : %OMEGA %toward %OMEGA'</annotation>
  </semantics>
</math>
</file>

<file path=Object 303/content.xml><?xml version="1.0" encoding="utf-8"?>
<math xmlns="http://www.w3.org/1998/Math/MathML" display="block">
  <semantics>
    <mrow>
      <mi>g</mi>
      <mi mathvariant="normal">:</mi>
      <mi mathvariant="normal">Ω</mi>
      <mi>'</mi>
      <mi>↔</mi>
      <mi mathvariant="normal">Ω</mi>
      <mi>'</mi>
      <mi>'</mi>
    </mrow>
    <annotation encoding="StarMath 5.0">g : %OMEGA' %toward %OMEGA''</annotation>
  </semantics>
</math>
</file>

<file path=Object 304/content.xml><?xml version="1.0" encoding="utf-8"?>
<math xmlns="http://www.w3.org/1998/Math/MathML" display="block">
  <semantics>
    <mrow>
      <mi>g</mi>
      <mo stretchy="false">∘</mo>
      <mi>f</mi>
    </mrow>
    <annotation encoding="StarMath 5.0">g circ f</annotation>
  </semantics>
</math>
</file>

<file path=Object 305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i mathvariant="normal">Ω</mi>
                  <mi>'</mi>
                  <mi>'</mi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%OMEGA %toward %OMEGA'' #
    x %as g( f(x) )
  }
right none

</annotation>
  </semantics>
</math>
</file>

<file path=Object 306/content.xml><?xml version="1.0" encoding="utf-8"?>
<math xmlns="http://www.w3.org/1998/Math/MathML" display="block">
  <semantics>
    <mrow>
      <mi>N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n>1</mn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p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i>y</mi>
                  <mi>→</mi>
                  <mrow/>
                  <munderover>
                    <mo stretchy="false">∘</mo>
                    <mrow>
                      <mi>k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act</mi>
                          <mi>k</mi>
                        </msubsup>
                        <mo stretchy="false">∘</mo>
                        <msup>
                          <mi>L</mi>
                          <mi>k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k</mi>
                              </msup>
                              <mi>,</mi>
                              <msup>
                                <mi>b</mi>
                                <mi>k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N : left lbrace
  stack {
    Re^{m_1} %toward Re^{m_{p+1}} #
    y %as {} circ csup{n}  csub{k=1} ({F_act^k circ L^k( {} cdot {} ,W^k,b^k)})( y )
  }
right none
</annotation>
  </semantics>
</math>
</file>

<file path=Object 307/content.xml><?xml version="1.0" encoding="utf-8"?>
<math xmlns="http://www.w3.org/1998/Math/MathML" display="block">
  <semantics>
    <mrow>
      <msup>
        <mi>b</mi>
        <mrow>
          <mi>k</mi>
          <mo stretchy="false">+</mo>
          <mn>1</mn>
        </mrow>
      </msup>
      <mo stretchy="false">∈</mo>
      <msup>
        <mi mathvariant="normal">ℜ</mi>
        <mrow>
          <mi>m</mi>
          <mi>'</mi>
        </mrow>
      </msup>
    </mrow>
    <annotation encoding="StarMath 5.0">b^{k+1} in Re^{m'}</annotation>
  </semantics>
</math>
</file>

<file path=Object 308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30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 L^k_{j'}({} cdot {},w,b^k_{j'}))} over {partial w} (w)_j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10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 mathvariant="italic">ReLU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bsup>
                      <mi>L</mi>
                      <mrow>
                        <mi>j</mi>
                        <mi>'</mi>
                      </mrow>
                      <mi>k</mi>
                    </msubsup>
                    <mrow>
                      <mo fence="true" form="prefix" stretchy="false">(</mo>
                      <mrow>
                        <mrow>
                          <msup>
                            <mi>y</mi>
                            <mrow>
                              <mi mathvariant="italic">downstream</mi>
                              <mrow>
                                <mo fence="true" form="prefix" stretchy="false">(</mo>
                                <mrow>
                                  <mi>k</mi>
                                </mrow>
                                <mo fence="true" form="postfix" stretchy="false">)</mo>
                              </mrow>
                              <mi>,</mi>
                              <msup>
                                <mi>X</mi>
                                <mi>i</mi>
                              </msup>
                            </mrow>
                          </msup>
                          <mi>,</mi>
                          <mi>w</mi>
                          <mi>,</mi>
                          <msubsup>
                            <mi>b</mi>
                            <mrow>
                              <mi>j</mi>
                              <mi>'</mi>
                            </mrow>
                            <mi>k</mi>
                          </msub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ReLU^k_{j'}(L^k_{j'}(y^{downstream(k), X^i},w,b^k_{j'}))) times  y^{downstream(k), X^i}_j</annotation>
  </semantics>
</math>
</file>

<file path=Object 31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row>
                    <mi>k</mi>
                    <mo stretchy="false">+</mo>
                    <mn>1</mn>
                  </mrow>
                </msup>
                <mo stretchy="false">∘</mo>
                <msup>
                  <mi>L</mi>
                  <mrow>
                    <mi>k</mi>
                    <mo stretchy="false">+</mo>
                    <mn>1</mn>
                  </mrow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row>
                          <mi>k</mi>
                          <mo stretchy="false">+</mo>
                          <mn>1</mn>
                        </mrow>
                      </msup>
                      <mi>,</mi>
                      <msup>
                        <mi>b</mi>
                        <mrow>
                          <mi>k</mi>
                          <mo stretchy="false">+</mo>
                          <mn>1</mn>
                        </mrow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sub>
        <mrow>
          <mo fence="true" form="prefix" stretchy="false">(</mo>
          <mrow>
            <mi>y</mi>
          </mrow>
          <mo fence="true" form="postfix" stretchy="false">)</mo>
        </mrow>
        <mi>j</mi>
      </msub>
    </mrow>
    <annotation encoding="StarMath 5.0">{partial (F^{upstream(k+1),{hat {Y^i}}} circ ReLU^{k+1} circ L^{k+1}({} cdot {},W^{k+1},b^{k+1}))} over {partial y} ( y )_j</annotation>
  </semantics>
</math>
</file>

<file path=Object 312/content.xml><?xml version="1.0" encoding="utf-8"?>
<math xmlns="http://www.w3.org/1998/Math/MathML" display="block">
  <semantics>
    <mrow>
      <mo stretchy="false">∀</mo>
      <mrow>
        <mi>k</mi>
        <mo stretchy="false">∈</mo>
        <mrow>
          <mo fence="true" form="prefix" stretchy="false">⟦</mo>
          <mrow>
            <mrow>
              <mn>1</mn>
              <mi>,</mi>
              <mrow>
                <mi>p</mi>
                <mo stretchy="false">−</mo>
                <mn>2</mn>
              </mrow>
            </mrow>
          </mrow>
          <mo fence="true" form="postfix" stretchy="false">⟧</mo>
        </mrow>
      </mrow>
    </mrow>
    <annotation encoding="StarMath 5.0">forall k in ldbracket 1,p-2 rdbracket</annotation>
  </semantics>
</math>
</file>

<file path=Object 313/content.xml><?xml version="1.0" encoding="utf-8"?>
<math xmlns="http://www.w3.org/1998/Math/MathML" display="block">
  <semantics>
    <mrow>
      <mrow/>
      <mo stretchy="false">=</mo>
      <mrow>
        <munderover>
          <mo stretchy="false">∑</mo>
          <mrow>
            <mi>j</mi>
            <mrow>
              <mi>'</mi>
              <mo stretchy="false">=</mo>
              <mn>1</mn>
            </mrow>
          </mrow>
          <mrow>
            <mi>m</mi>
            <mi>'</mi>
          </mrow>
        </munderover>
        <mrow>
          <mfrac>
            <mrow>
              <mi>d</mi>
              <msup>
                <mi>F</mi>
                <mrow>
                  <mi mathvariant="italic">upstream</mi>
                  <mrow>
                    <mo fence="true" form="prefix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form="postfix" stretchy="false">)</mo>
                  </mrow>
                  <mi>,</mi>
                  <mover accent="true">
                    <msup>
                      <mi>Y</mi>
                      <mi>i</mi>
                    </msup>
                    <mo stretchy="false">^</mo>
                  </mover>
                </mrow>
              </msup>
            </mrow>
            <mrow>
              <mi>d</mi>
              <mi>y</mi>
              <mi>'</mi>
            </mrow>
          </mfrac>
          <mrow>
            <msub>
              <mrow>
                <mo fence="true" form="prefix" stretchy="false">(</mo>
                <mrow>
                  <mrow>
                    <msup>
                      <mi mathvariant="italic">ReLU</mi>
                      <mrow>
                        <mi>k</mi>
                        <mo stretchy="false">+</mo>
                        <mn>1</mn>
                      </mrow>
                    </msup>
                    <mrow>
                      <mo fence="true" form="prefix" stretchy="false">(</mo>
                      <mrow>
                        <mrow>
                          <msup>
                            <mi>L</mi>
                            <mrow>
                              <mi>k</mi>
                              <mo stretchy="false">+</mo>
                              <mn>1</mn>
                            </mrow>
                          </msup>
                          <mrow>
                            <mo fence="true" form="prefix" stretchy="false">(</mo>
                            <mrow>
                              <mrow>
                                <mi>y</mi>
                                <mi>,</mi>
                                <msup>
                                  <mi>W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  <mi>,</mi>
                                <msup>
                                  <mi>b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row>
                <mi>j</mi>
                <mi>'</mi>
              </mrow>
            </msub>
            <mo stretchy="false">×</mo>
            <msub>
              <mn>1</mn>
              <msubsup>
                <mi mathvariant="normal">ℜ</mi>
                <mrow>
                  <mrow>
                    <mtext/>
                    <mo stretchy="false">∖</mo>
                    <mo stretchy="false">{</mo>
                  </mrow>
                  <mn>0</mn>
                  <mo stretchy="false">}</mo>
                </mrow>
                <mtext>+</mtext>
              </msubsup>
            </msub>
          </mrow>
          <mrow>
            <mrow>
              <mo fence="true" form="prefix" stretchy="false">(</mo>
              <mrow>
                <mrow>
                  <msup>
                    <mi>L</mi>
                    <mrow>
                      <mi>k</mi>
                      <mo stretchy="false">+</mo>
                      <mn>1</mn>
                    </mrow>
                  </msup>
                  <msub>
                    <mrow>
                      <mo fence="true" form="prefix" stretchy="false">(</mo>
                      <mrow>
                        <mrow>
                          <mi>y</mi>
                          <mi>,</mi>
                          <msup>
                            <mi>W</mi>
                            <mrow>
                              <mi>k</mi>
                              <mo stretchy="false">+</mo>
                              <mn>1</mn>
                            </mrow>
                          </msup>
                          <mi>,</mi>
                          <msup>
                            <mi>b</mi>
                            <mrow>
                              <mi>k</mi>
                              <mo stretchy="false">+</mo>
                              <mn>1</mn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j</mi>
                      <mi>'</mi>
                    </mrow>
                  </msub>
                </mrow>
              </mrow>
              <mo fence="true" form="postfix" stretchy="false">)</mo>
            </mrow>
            <mo stretchy="false">×</mo>
            <msubsup>
              <mi>W</mi>
              <mrow>
                <mi>j</mi>
                <mi>'</mi>
                <mi>,</mi>
                <mi>j</mi>
              </mrow>
              <mrow>
                <mi>k</mi>
                <mo stretchy="false">+</mo>
                <mn>1</mn>
              </mrow>
            </msubsup>
          </mrow>
        </mrow>
      </mrow>
    </mrow>
    <annotation encoding="StarMath 5.0">{} = sum from{j'=1} to{m'} {{d F^{upstream(k+1),{hat {Y^i}}}} over {d y'} (ReLU^{k+1}(L^{k+1}(y,W^{k+1},b^{k+1})))_{j'} times 1_{ Re_{ "" bslash \{0\} }^"+" }(L^{k+1}(y,W^{k+1},b^{k+1})_{j'}) times W^{k+1}_{j',j}}</annotation>
  </semantics>
</math>
</file>

<file path=Object 314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315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316/content.xml><?xml version="1.0" encoding="utf-8"?>
<math xmlns="http://www.w3.org/1998/Math/MathML" display="block">
  <semantics>
    <mi mathvariant="normal">ℜ</mi>
    <annotation encoding="StarMath 5.0">Re</annotation>
  </semantics>
</math>
</file>

<file path=Object 31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318/content.xml><?xml version="1.0" encoding="utf-8"?>
<math xmlns="http://www.w3.org/1998/Math/MathML" display="block">
  <semantics>
    <mrow>
      <msub>
        <mn>1</mn>
        <msubsup>
          <mi mathvariant="normal">ℜ</mi>
          <mrow>
            <mrow>
              <mtext/>
              <mo stretchy="false">∖</mo>
              <mo stretchy="false">{</mo>
            </mrow>
            <mn>0</mn>
            <mo stretchy="false">}</mo>
          </mrow>
          <mtext>+</mtext>
        </msubsup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1_{ Re_{ "" bslash \{0\} }^"+" } : left lbrace
  matrix {
    Re^m %toward Re^m #
    z %as f( z )
  }
right none

</annotation>
  </semantics>
</math>
</file>

<file path=Object 319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 mathvariant="italic">ReLU</mi>
                                <mi>k</mi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ReLU^k circ L^k({} cdot {},W^k,b^k) )} over {partial b^k}} ( b^k )
  }
right none

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2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321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32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32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i>k</mi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ReLU^k circ L^k({} cdot {},W^k,b^k) )} over {partial b^k}} ( b^k )_{j'}</annotation>
  </semantics>
</math>
</file>

<file path=Object 324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 mathvariant="italic">ReLU</mi>
                  <mi>k</mi>
                </msup>
                <mrow>
                  <mo fence="true" form="prefix" stretchy="false">(</mo>
                  <mrow>
                    <mrow>
                      <msup>
                        <mi>L</mi>
                        <mi>k</mi>
                      </msup>
                      <mrow>
                        <mo fence="true" form="prefix" stretchy="false">(</mo>
                        <mrow>
                          <mrow>
                            <msup>
                              <mi>y</mi>
                              <mrow>
                                <mi mathvariant="italic">downstream</mi>
                                <mrow>
                                  <mo fence="true" form="prefix" stretchy="false">(</mo>
                                  <mrow>
                                    <mi>k</mi>
                                  </mrow>
                                  <mo fence="true" form="postfix" stretchy="false">)</mo>
                                </mrow>
                                <mi>,</mi>
                                <msup>
                                  <mi>X</mi>
                                  <mi>i</mi>
                                </msup>
                              </mrow>
                            </msup>
                            <mi>,</mi>
                            <msup>
                              <mi>W</mi>
                              <mi>k</mi>
                            </msup>
                            <mi>,</mi>
                            <msup>
                              <mi>b</mi>
                              <mi>k</mi>
                            </m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ReLU^k(L^k(y^{downstream(k), X^i},W^k,b^k)))_{j'} times 1_{ Re_{ "" bslash \{0\} }^"+" }(L^k(y^{downstream(k), X^i},W^k,b^k)_{j'})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8/content.xml><?xml version="1.0" encoding="utf-8"?>
<math xmlns="http://www.w3.org/1998/Math/MathML" display="block">
  <semantics>
    <mrow>
      <msub>
        <mi>F</mi>
        <mi mathvariant="italic">act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act : left lbrace
  stack {
    Re^m %toward Re^m #
    z %as f( z )
  }
right none

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sub>
            <mi>L</mi>
            <mi>j</mi>
          </msub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partial L_{j}} over {partial w} : left lbrace
  stack {
    Re^m %toward Re^m #
    w %as y
  }
right none

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44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5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5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5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7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58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59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60/content.xml><?xml version="1.0" encoding="utf-8"?>
<math xmlns="http://www.w3.org/1998/Math/MathML" display="block">
  <semantics>
    <mi>f</mi>
    <annotation encoding="StarMath 5.0"> f </annotation>
  </semantics>
</math>
</file>

<file path=Object 61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6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63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64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65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66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70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7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7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sub>
          <mi>F</mi>
          <mi mathvariant="italic">act</mi>
        </msub>
        <mo stretchy="false">∈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F_act in D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